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7.325cm"/>
    </style:style>
    <style:style style:name="co3" style:family="table-column">
      <style:table-column-properties fo:break-before="auto" style:column-width="1.229cm"/>
    </style:style>
    <style:style style:name="co4" style:family="table-column">
      <style:table-column-properties fo:break-before="auto" style:column-width="1.132cm"/>
    </style:style>
    <style:style style:name="co5" style:family="table-column">
      <style:table-column-properties fo:break-before="auto" style:column-width="2.10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7"/>
  </office:automatic-styles>
  <office:body>
    <office:spreadsheet>
      <table:calculation-settings table:automatic-find-labels="false" table:use-regular-expressions="false" table:use-wildcards="true"/>
      <table:table table:name="autor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1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ome</text:p>
          </table:table-cell>
          <table:table-cell office:value-type="string" calcext:value-type="string">
            <text:p>pub</text:p>
          </table:table-cell>
          <table:table-cell office:value-type="string" calcext:value-type="string">
            <text:p>grau</text:p>
          </table:table-cell>
          <table:table-cell table:style-name="Default" office:value-type="string" calcext:value-type="string">
            <text:p>CI</text:p>
          </table:table-cell>
          <table:table-cell table:style-name="Default" office:value-type="string" calcext:value-type="string">
            <text:p>Pagerank</text:p>
          </table:table-cell>
          <table:table-cell office:value-type="string" calcext:value-type="string">
            <text:p>Co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rancisco Regis Vieira Alves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0.000405517266388232" calcext:value-type="float">
            <text:p>0,000406</text:p>
          </table:table-cell>
          <table:table-cell office:value-type="float" office:value="0.00367263514512753" calcext:value-type="float">
            <text:p>0,003673</text:p>
          </table:table-cell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line Silva de Bona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0.0000930981170469975" calcext:value-type="float">
            <text:p>0,000093</text:p>
          </table:table-cell>
          <table:table-cell office:value-type="float" office:value="0.00335669141052654" calcext:value-type="float">
            <text:p>0,00335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aulo Antonio de Souza Goncalves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0.000037372908285221" calcext:value-type="float">
            <text:p>0,000037</text:p>
          </table:table-cell>
          <table:table-cell office:value-type="float" office:value="0.002016060577512" calcext:value-type="float">
            <text:p>0,002016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rancisco Olmar Gervini de Menezes Junior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0.0000323518862422369" calcext:value-type="float">
            <text:p>0,000032</text:p>
          </table:table-cell>
          <table:table-cell office:value-type="float" office:value="0.00163996322392837" calcext:value-type="float">
            <text:p>0,00164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odrigo Sychocki da Silva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0.000241288003732293" calcext:value-type="float">
            <text:p>0,000241</text:p>
          </table:table-cell>
          <table:table-cell office:value-type="float" office:value="0.00257315820159833" calcext:value-type="float">
            <text:p>0,002573</text:p>
          </table:table-cell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Luana Nunes Centeno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0.0000226643356106923" calcext:value-type="float">
            <text:p>0,000023</text:p>
          </table:table-cell>
          <table:table-cell office:value-type="float" office:value="0.00160958862828927" calcext:value-type="float">
            <text:p>0,001610</text:p>
          </table:table-cell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amanta Tolentino Cecconello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0.0000226643356106923" calcext:value-type="float">
            <text:p>0,000023</text:p>
          </table:table-cell>
          <table:table-cell office:value-type="float" office:value="0.00160958862828927" calcext:value-type="float">
            <text:p>0,001610</text:p>
          </table:table-cell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Joao Vieira Neto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0.0000112972995967143" calcext:value-type="float">
            <text:p>0,000011</text:p>
          </table:table-cell>
          <table:table-cell office:value-type="float" office:value="0.00136268407710546" calcext:value-type="float">
            <text:p>0,00136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Maria Isabel Giusti Moreira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0.000326366432793969" calcext:value-type="float">
            <text:p>0,000326</text:p>
          </table:table-cell>
          <table:table-cell office:value-type="float" office:value="0.002254121650487" calcext:value-type="float">
            <text:p>0,00225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Luiz Marcelo Darroz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.0000115065088485053" calcext:value-type="float">
            <text:p>0,000012</text:p>
          </table:table-cell>
          <table:table-cell office:value-type="float" office:value="0.00169338671302133" calcext:value-type="float">
            <text:p>0,00169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Pedro Jose Sanches Filho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0.0000495128562572046" calcext:value-type="float">
            <text:p>0,000050</text:p>
          </table:table-cell>
          <table:table-cell office:value-type="float" office:value="0.00186923607107271" calcext:value-type="float">
            <text:p>0,001869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ilvana Neumann Martins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.00019351855790668" calcext:value-type="float">
            <text:p>0,000194</text:p>
          </table:table-cell>
          <table:table-cell office:value-type="float" office:value="0.00152683773858928" calcext:value-type="float">
            <text:p>0,001527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Michele Roos Marchesan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0.000157604303015891" calcext:value-type="float">
            <text:p>0,000158</text:p>
          </table:table-cell>
          <table:table-cell office:value-type="float" office:value="0.00136422464239062" calcext:value-type="float">
            <text:p>0,001364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Marcus Eduardo Maciel Ribeiro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0.0000732232381268519" calcext:value-type="float">
            <text:p>0,000073</text:p>
          </table:table-cell>
          <table:table-cell office:value-type="float" office:value="0.00154885607467494" calcext:value-type="float">
            <text:p>0,00154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Luiz Fernando Mackedanz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.0000125525551074603" calcext:value-type="float">
            <text:p>0,000013</text:p>
          </table:table-cell>
          <table:table-cell office:value-type="float" office:value="0.00185321331821396" calcext:value-type="float">
            <text:p>0,001853</text:p>
          </table:table-cell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Luciano Moura de Mello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0.0000266741796033532" calcext:value-type="float">
            <text:p>0,000027</text:p>
          </table:table-cell>
          <table:table-cell office:value-type="float" office:value="0.0014296307980618" calcext:value-type="float">
            <text:p>0,001430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Glaucius Decio Duarte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.00000767100589900354" calcext:value-type="float">
            <text:p>0,000008</text:p>
          </table:table-cell>
          <table:table-cell office:value-type="float" office:value="0.00107707833049843" calcext:value-type="float">
            <text:p>0,001077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Edivanio Rodrigues de Araujo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.00000431784650224214" calcext:value-type="float">
            <text:p>0,000004</text:p>
          </table:table-cell>
          <table:table-cell office:value-type="float" office:value="0.000845409617372969" calcext:value-type="float">
            <text:p>0,00084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Malcus Cassiano Kuhn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.0000495128562572046" calcext:value-type="float">
            <text:p>0,000050</text:p>
          </table:table-cell>
          <table:table-cell office:value-type="float" office:value="0.00115264393193021" calcext:value-type="float">
            <text:p>0,001153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Leandro Luiz Marcuzzo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.0000439339428761112" calcext:value-type="float">
            <text:p>0,000044</text:p>
          </table:table-cell>
          <table:table-cell office:value-type="float" office:value="0.000904065224474348" calcext:value-type="float">
            <text:p>0,000904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Debora Pereira Laurino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.0000118551909348236" calcext:value-type="float">
            <text:p>0,000012</text:p>
          </table:table-cell>
          <table:table-cell office:value-type="float" office:value="0.00109601602028759" calcext:value-type="float">
            <text:p>0,001096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Cleci Teresinha Werner da Rosa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.00000104604625895503" calcext:value-type="float">
            <text:p>0,000001</text:p>
          </table:table-cell>
          <table:table-cell office:value-type="float" office:value="0.0012319605203248" calcext:value-type="float">
            <text:p>0,001232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Andre Luiz Radunz</text:p>
          </table:table-cell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office:value-type="float" office:value="0.000407028222095612" calcext:value-type="float">
            <text:p>0,000407</text:p>
          </table:table-cell>
          <table:table-cell office:value-type="float" office:value="0.00181011827442541" calcext:value-type="float">
            <text:p>0,001810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Fernanda Doring Krumreich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0.000623443570337196" calcext:value-type="float">
            <text:p>0,000623</text:p>
          </table:table-cell>
          <table:table-cell office:value-type="float" office:value="0.00170453229999349" calcext:value-type="float">
            <text:p>0,001705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Giani Mariza Barwald Bohm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0.0000596246367604366" calcext:value-type="float">
            <text:p>0,000060</text:p>
          </table:table-cell>
          <table:table-cell office:value-type="float" office:value="0.00157406532816615" calcext:value-type="float">
            <text:p>0,001574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Vitor Hugo Borba Manzke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0.000556496609764075" calcext:value-type="float">
            <text:p>0,000556</text:p>
          </table:table-cell>
          <table:table-cell office:value-type="float" office:value="0.00148519184947408" calcext:value-type="float">
            <text:p>0,001485</text:p>
          </table:table-cell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Angelo Vieira dos Reis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0.00011576245265769" calcext:value-type="float">
            <text:p>0,000116</text:p>
          </table:table-cell>
          <table:table-cell office:value-type="float" office:value="0.00125661952656269" calcext:value-type="float">
            <text:p>0,001257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Neusa Teresinha Massoni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0.0000202235610064639" calcext:value-type="float">
            <text:p>0,000020</text:p>
          </table:table-cell>
          <table:table-cell office:value-type="float" office:value="0.00167685154784419" calcext:value-type="float">
            <text:p>0,001677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Francisco Amaral Villela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0.00000400984399266094" calcext:value-type="float">
            <text:p>0,000004</text:p>
          </table:table-cell>
          <table:table-cell office:value-type="float" office:value="0.00117453222976312" calcext:value-type="float">
            <text:p>0,001175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Jose Claudio Del Pino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000152025389634797" calcext:value-type="float">
            <text:p>0,000152</text:p>
          </table:table-cell>
          <table:table-cell office:value-type="float" office:value="0.00135725068628669" calcext:value-type="float">
            <text:p>0,001357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Nilceia Aparecida Maciel Pinheiro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0000149933297116887" calcext:value-type="float">
            <text:p>0,000015</text:p>
          </table:table-cell>
          <table:table-cell office:value-type="float" office:value="0.00137665939805283" calcext:value-type="float">
            <text:p>0,001377</text:p>
          </table:table-cell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aulo Cesar de Resende Andrade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0000146446476253704" calcext:value-type="float">
            <text:p>0,000015</text:p>
          </table:table-cell>
          <table:table-cell office:value-type="float" office:value="0.00149539042427842" calcext:value-type="float">
            <text:p>0,001495</text:p>
          </table:table-cell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Claudinei Kurtz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00000493385152140455" calcext:value-type="float">
            <text:p>0,000005</text:p>
          </table:table-cell>
          <table:table-cell office:value-type="float" office:value="0.000917465918803192" calcext:value-type="float">
            <text:p>0,00091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Valmir Heckler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.000219669714380556" calcext:value-type="float">
            <text:p>0,000220</text:p>
          </table:table-cell>
          <table:table-cell office:value-type="float" office:value="0.00133764729064482" calcext:value-type="float">
            <text:p>0,001338</text:p>
          </table:table-cell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Janice Zarpellon Mazo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.00000836837007164022" calcext:value-type="float">
            <text:p>0,000008</text:p>
          </table:table-cell>
          <table:table-cell office:value-type="float" office:value="0.00108962306063786" calcext:value-type="float">
            <text:p>0,00109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Romualdo Santos Silva Junior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.00000767100589900354" calcext:value-type="float">
            <text:p>0,000008</text:p>
          </table:table-cell>
          <table:table-cell office:value-type="float" office:value="0.0012772526868195" calcext:value-type="float">
            <text:p>0,001277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Vaneza de Carli Tibulo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.00000453286712213845" calcext:value-type="float">
            <text:p>0,000005</text:p>
          </table:table-cell>
          <table:table-cell office:value-type="float" office:value="0.00114236599916781" calcext:value-type="float">
            <text:p>0,001142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Luciana Calabro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.000114367724312416" calcext:value-type="float">
            <text:p>0,000114</text:p>
          </table:table-cell>
          <table:table-cell office:value-type="float" office:value="0.0011562985819534" calcext:value-type="float">
            <text:p>0,001156</text:p>
          </table:table-cell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Angelita Hentges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.0000481181279119313" calcext:value-type="float">
            <text:p>0,000048</text:p>
          </table:table-cell>
          <table:table-cell office:value-type="float" office:value="0.000959323329645693" calcext:value-type="float">
            <text:p>0,000959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Cristhianny Bento Barreiro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.000024407746042284" calcext:value-type="float">
            <text:p>0,000024</text:p>
          </table:table-cell>
          <table:table-cell office:value-type="float" office:value="0.00102149477526583" calcext:value-type="float">
            <text:p>0,001021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Sheyla Costa Rodrigues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.00000627627755373017" calcext:value-type="float">
            <text:p>0,000006</text:p>
          </table:table-cell>
          <table:table-cell office:value-type="float" office:value="0.00151101592632624" calcext:value-type="float">
            <text:p>0,001511</text:p>
          </table:table-cell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Tania Denise Miskinis Salgado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.00000627627755373017" calcext:value-type="float">
            <text:p>0,000006</text:p>
          </table:table-cell>
          <table:table-cell office:value-type="float" office:value="0.00151101592632624" calcext:value-type="float">
            <text:p>0,001511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Jorge Cardoso Messeder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.00000523023129477514" calcext:value-type="float">
            <text:p>0,000005</text:p>
          </table:table-cell>
          <table:table-cell office:value-type="float" office:value="0.00136858438763555" calcext:value-type="float">
            <text:p>0,001369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Rannyelly Rodrigues de Oliveira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.00000174341043159171" calcext:value-type="float">
            <text:p>0,000002</text:p>
          </table:table-cell>
          <table:table-cell office:value-type="float" office:value="0.00123252349327361" calcext:value-type="float">
            <text:p>0,001233</text:p>
          </table:table-cell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Maria Laura Brenner de Moraes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.0000230130176970106" calcext:value-type="float">
            <text:p>0,000023</text:p>
          </table:table-cell>
          <table:table-cell office:value-type="float" office:value="0.000772464428830756" calcext:value-type="float">
            <text:p>0,000772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Ricardo Lemos Sainz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.00000662495964004851" calcext:value-type="float">
            <text:p>0,000007</text:p>
          </table:table-cell>
          <table:table-cell office:value-type="float" office:value="0.00101640879318686" calcext:value-type="float">
            <text:p>0,001016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Ricardo Augusto de Oliveira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742119617313651" calcext:value-type="float">
            <text:p>0,000742</text:p>
          </table:table-cell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Flavio Gilberto Herter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0.000317300698549692" calcext:value-type="float">
            <text:p>0,000317</text:p>
          </table:table-cell>
          <table:table-cell office:value-type="float" office:value="0.00132879308287903" calcext:value-type="float">
            <text:p>0,001329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Marjana Radunz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0.0000513724940509025" calcext:value-type="float">
            <text:p>0,000051</text:p>
          </table:table-cell>
          <table:table-cell office:value-type="float" office:value="0.00127705942184967" calcext:value-type="float">
            <text:p>0,0012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Claudia Klein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0.0000177827864022355" calcext:value-type="float">
            <text:p>0,000018</text:p>
          </table:table-cell>
          <table:table-cell office:value-type="float" office:value="0.00129882961573392" calcext:value-type="float">
            <text:p>0,001299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Reges Echer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0.000216415348241585" calcext:value-type="float">
            <text:p>0,000216</text:p>
          </table:table-cell>
          <table:table-cell office:value-type="float" office:value="0.00122863594589185" calcext:value-type="float">
            <text:p>0,001229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Marcos Andre Betemps Vaz da Silva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.000652035501415301" calcext:value-type="float">
            <text:p>0,000652</text:p>
          </table:table-cell>
          <table:table-cell office:value-type="float" office:value="0.00118709937961061" calcext:value-type="float">
            <text:p>0,001187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Marli Teresinha Quartieri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.000232222269488016" calcext:value-type="float">
            <text:p>0,000232</text:p>
          </table:table-cell>
          <table:table-cell office:value-type="float" office:value="0.00111464520373327" calcext:value-type="float">
            <text:p>0,001115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Rogerio Jose Schuck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000129884077153583" calcext:value-type="float">
            <text:p>0,000130</text:p>
          </table:table-cell>
          <table:table-cell office:value-type="float" office:value="0.00110239402520158" calcext:value-type="float">
            <text:p>0,001102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Leandro Haerter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0000188288326611905" calcext:value-type="float">
            <text:p>0,000019</text:p>
          </table:table-cell>
          <table:table-cell office:value-type="float" office:value="0.00136566214354128" calcext:value-type="float">
            <text:p>0,00136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Ana Karine Portela Vasconcelos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00000418418503582011" calcext:value-type="float">
            <text:p>0,000004</text:p>
          </table:table-cell>
          <table:table-cell office:value-type="float" office:value="0.00103621648593321" calcext:value-type="float">
            <text:p>0,001036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Caroline de Goes Sampaio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00000418418503582011" calcext:value-type="float">
            <text:p>0,000004</text:p>
          </table:table-cell>
          <table:table-cell office:value-type="float" office:value="0.00103621648593321" calcext:value-type="float">
            <text:p>0,001036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Tiago Vega Custodio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.000210255298049961" calcext:value-type="float">
            <text:p>0,000210</text:p>
          </table:table-cell>
          <table:table-cell office:value-type="float" office:value="0.00105700249870428" calcext:value-type="float">
            <text:p>0,001057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Antonio Lilles Tavares Machado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.000049861538343523" calcext:value-type="float">
            <text:p>0,000050</text:p>
          </table:table-cell>
          <table:table-cell office:value-type="float" office:value="0.00108204121926386" calcext:value-type="float">
            <text:p>0,001082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Glauco Rasmussen Betemps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.0000101117805032319" calcext:value-type="float">
            <text:p>0,000010</text:p>
          </table:table-cell>
          <table:table-cell office:value-type="float" office:value="0.00110661434643958" calcext:value-type="float">
            <text:p>0,001107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Geri Eduardo Meneghello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.00000156906938843254" calcext:value-type="float">
            <text:p>0,000002</text:p>
          </table:table-cell>
          <table:table-cell office:value-type="float" office:value="0.000847413903646081" calcext:value-type="float">
            <text:p>0,000847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Nelson Luiz Reyes Marques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.000610193651057099" calcext:value-type="float">
            <text:p>0,000610</text:p>
          </table:table-cell>
          <table:table-cell office:value-type="float" office:value="0.000973112954717399" calcext:value-type="float">
            <text:p>0,000973</text:p>
          </table:table-cell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Fernando Augusto Treptow Brod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.000232222269488016" calcext:value-type="float">
            <text:p>0,000232</text:p>
          </table:table-cell>
          <table:table-cell office:value-type="float" office:value="0.000833399017159923" calcext:value-type="float">
            <text:p>0,000833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Andreia Aparecida Guimaraes Strohschoen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.0000711311456089419" calcext:value-type="float">
            <text:p>0,000071</text:p>
          </table:table-cell>
          <table:table-cell office:value-type="float" office:value="0.000987004393046031" calcext:value-type="float">
            <text:p>0,000987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Maurivan Guntzel Ramos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.0000627627755373017" calcext:value-type="float">
            <text:p>0,000063</text:p>
          </table:table-cell>
          <table:table-cell office:value-type="float" office:value="0.00107582115307634" calcext:value-type="float">
            <text:p>0,00107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Derli Juliano Neuenfeldt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.0000252794512580798" calcext:value-type="float">
            <text:p>0,000025</text:p>
          </table:table-cell>
          <table:table-cell office:value-type="float" office:value="0.000949593494681438" calcext:value-type="float">
            <text:p>0,000950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Mariangela da Rosa Afonso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.0000174341043159171" calcext:value-type="float">
            <text:p>0,000017</text:p>
          </table:table-cell>
          <table:table-cell office:value-type="float" office:value="0.00115026319889137" calcext:value-type="float">
            <text:p>0,001150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Patricia Mendes Calixto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.0000118551909348236" calcext:value-type="float">
            <text:p>0,000012</text:p>
          </table:table-cell>
          <table:table-cell office:value-type="float" office:value="0.00110733293878617" calcext:value-type="float">
            <text:p>0,00110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Sandra Aparecida Batista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.000011157826762187" calcext:value-type="float">
            <text:p>0,000011</text:p>
          </table:table-cell>
          <table:table-cell office:value-type="float" office:value="0.00128363542686101" calcext:value-type="float">
            <text:p>0,00128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Bruno Andrade Pinto Monteiro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.00000836837007164022" calcext:value-type="float">
            <text:p>0,000008</text:p>
          </table:table-cell>
          <table:table-cell office:value-type="float" office:value="0.00116760308463371" calcext:value-type="float">
            <text:p>0,001168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Guatacara dos Santos Junior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.0000024407746042284" calcext:value-type="float">
            <text:p>0,000002</text:p>
          </table:table-cell>
          <table:table-cell office:value-type="float" office:value="0.00105740641766254" calcext:value-type="float">
            <text:p>0,001057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Cristiane de Fatima Budek Dias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.0000024407746042284" calcext:value-type="float">
            <text:p>0,000002</text:p>
          </table:table-cell>
          <table:table-cell office:value-type="float" office:value="0.00105740641766254" calcext:value-type="float">
            <text:p>0,001057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Leandro Delalibera Geremias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.00000146446476253704" calcext:value-type="float">
            <text:p>0,000001</text:p>
          </table:table-cell>
          <table:table-cell office:value-type="float" office:value="0.000647789214104143" calcext:value-type="float">
            <text:p>0,000648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Ivan Bremm de Oliveira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.0000174341043159171" calcext:value-type="float">
            <text:p>0,000017</text:p>
          </table:table-cell>
          <table:table-cell office:value-type="float" office:value="0.00107423833678001" calcext:value-type="float">
            <text:p>0,001074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Marcia Helena Sauaia Guimaraes Rostas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.0000146446476253704" calcext:value-type="float">
            <text:p>0,000015</text:p>
          </table:table-cell>
          <table:table-cell office:value-type="float" office:value="0.00110686200338476" calcext:value-type="float">
            <text:p>0,001107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Tuany Defaveri Begossi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.00000209209251791006" calcext:value-type="float">
            <text:p>0,000002</text:p>
          </table:table-cell>
          <table:table-cell office:value-type="float" office:value="0.00109235972461626" calcext:value-type="float">
            <text:p>0,001092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Cleiton Tibulo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.00000104604625895503" calcext:value-type="float">
            <text:p>0,000001</text:p>
          </table:table-cell>
          <table:table-cell office:value-type="float" office:value="0.000981095391871008" calcext:value-type="float">
            <text:p>0,000981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Graziela Ferreira de Souza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.00000104604625895503" calcext:value-type="float">
            <text:p>0,000001</text:p>
          </table:table-cell>
          <table:table-cell office:value-type="float" office:value="0.000946834748639153" calcext:value-type="float">
            <text:p>0,000947</text:p>
          </table:table-cell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Maria Bethania Tomaschewski Bueno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0000125525551074603" calcext:value-type="float">
            <text:p>0,000013</text:p>
          </table:table-cell>
          <table:table-cell office:value-type="float" office:value="0.000835710658902111" calcext:value-type="float">
            <text:p>0,000836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Josimar de Aparecido Vieira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00000418418503582011" calcext:value-type="float">
            <text:p>0,000004</text:p>
          </table:table-cell>
          <table:table-cell office:value-type="float" office:value="0.000996499718341057" calcext:value-type="float">
            <text:p>0,000996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Denilson Jose Seidel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00000278945669054674" calcext:value-type="float">
            <text:p>0,000003</text:p>
          </table:table-cell>
          <table:table-cell office:value-type="float" office:value="0.00100810862758196" calcext:value-type="float">
            <text:p>0,001008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Marcio Antonio Ferreira Camargo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00000069736417263669" calcext:value-type="float">
            <text:p>0,000001</text:p>
          </table:table-cell>
          <table:table-cell office:value-type="float" office:value="0.000884544346063962" calcext:value-type="float">
            <text:p>0,000885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Carmen Aparecida Cardoso Maia Camargo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00000069736417263669" calcext:value-type="float">
            <text:p>0,000001</text:p>
          </table:table-cell>
          <table:table-cell office:value-type="float" office:value="0.000884544346063961" calcext:value-type="float">
            <text:p>0,000885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Leonardo Galli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00000069736417263669" calcext:value-type="float">
            <text:p>0,000001</text:p>
          </table:table-cell>
          <table:table-cell office:value-type="float" office:value="0.000823356795896335" calcext:value-type="float">
            <text:p>0,000823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Luciana Roso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00000069736417263669" calcext:value-type="float">
            <text:p>0,000001</text:p>
          </table:table-cell>
          <table:table-cell office:value-type="float" office:value="0.000823356795896335" calcext:value-type="float">
            <text:p>0,000823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Fabiane Beletti da Silva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0000191775147475088" calcext:value-type="float">
            <text:p>0,000019</text:p>
          </table:table-cell>
          <table:table-cell office:value-type="float" office:value="0.000796649282205583" calcext:value-type="float">
            <text:p>0,000797</text:p>
          </table:table-cell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Raymundo Carlos Machado Ferreira Filho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0000191775147475088" calcext:value-type="float">
            <text:p>0,000019</text:p>
          </table:table-cell>
          <table:table-cell office:value-type="float" office:value="0.000796649282205583" calcext:value-type="float">
            <text:p>0,000797</text:p>
          </table:table-cell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Cesar Costa Machado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000011157826762187" calcext:value-type="float">
            <text:p>0,000011</text:p>
          </table:table-cell>
          <table:table-cell office:value-type="float" office:value="0.000645104041702026" calcext:value-type="float">
            <text:p>0,000645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Cinara Ourique do Nascimento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00000174341043159171" calcext:value-type="float">
            <text:p>0,000002</text:p>
          </table:table-cell>
          <table:table-cell office:value-type="float" office:value="0.000824821015734022" calcext:value-type="float">
            <text:p>0,000825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Jose Carlos Pinto Leivas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00000139472834527337" calcext:value-type="float">
            <text:p>0,000001</text:p>
          </table:table-cell>
          <table:table-cell office:value-type="float" office:value="0.000926305349156453" calcext:value-type="float">
            <text:p>0,00092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Roger Albernaz de Araujo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00000139472834527337" calcext:value-type="float">
            <text:p>0,000001</text:p>
          </table:table-cell>
          <table:table-cell office:value-type="float" office:value="0.000926305349156453" calcext:value-type="float">
            <text:p>0,00092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Marilandi Maria Mascarello Vieira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00000278945669054674" calcext:value-type="float">
            <text:p>0,000003</text:p>
          </table:table-cell>
          <table:table-cell office:value-type="float" office:value="0.000677108211447714" calcext:value-type="float">
            <text:p>0,000677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William Vieira Goncalves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742119617313651" calcext:value-type="float">
            <text:p>0,000742</text:p>
          </table:table-cell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Lucio Almeida Hecktheue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28529623800535" calcext:value-type="float">
            <text:p>0,000285</text:p>
          </table:table-cell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Fernanda Barros Santos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0947178985255581" calcext:value-type="float">
            <text:p>0,000095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Tiago Pedo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0.0000836837007164022" calcext:value-type="float">
            <text:p>0,000084</text:p>
          </table:table-cell>
          <table:table-cell office:value-type="float" office:value="0.00102183384371727" calcext:value-type="float">
            <text:p>0,001022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Tiago Zanatta Aumonde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0.0000836837007164022" calcext:value-type="float">
            <text:p>0,000084</text:p>
          </table:table-cell>
          <table:table-cell office:value-type="float" office:value="0.00102183384371727" calcext:value-type="float">
            <text:p>0,001022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Ana Carolina Sampaio Silva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0.0000220831988001617" calcext:value-type="float">
            <text:p>0,000022</text:p>
          </table:table-cell>
          <table:table-cell office:value-type="float" office:value="0.000913933493644112" calcext:value-type="float">
            <text:p>0,000914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Hugo Alexandre Soares Guedes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.000048815492084568" calcext:value-type="float">
            <text:p>0,000049</text:p>
          </table:table-cell>
          <table:table-cell office:value-type="float" office:value="0.00103651454687514" calcext:value-type="float">
            <text:p>0,001037</text:p>
          </table:table-cell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Joao Paulo de Oliveira Santos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.000024407746042284" calcext:value-type="float">
            <text:p>0,000024</text:p>
          </table:table-cell>
          <table:table-cell office:value-type="float" office:value="0.00108965684136919" calcext:value-type="float">
            <text:p>0,001090</text:p>
          </table:table-cell>
          <table:table-cell office:value-type="float" office:value="337" calcext:value-type="float">
            <text:p>337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Frederico Souzalima Caldoncelli Franco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0.0000195261968338272" calcext:value-type="float">
            <text:p>0,000020</text:p>
          </table:table-cell>
          <table:table-cell office:value-type="float" office:value="0.00106346570874122" calcext:value-type="float">
            <text:p>0,001063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Ines Claudete Burg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0.00000278945669054674" calcext:value-type="float">
            <text:p>0,000003</text:p>
          </table:table-cell>
          <table:table-cell office:value-type="float" office:value="0.000803693056764111" calcext:value-type="float">
            <text:p>0,000804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Samuel Tadeu Tonin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0.00000278945669054674" calcext:value-type="float">
            <text:p>0,000003</text:p>
          </table:table-cell>
          <table:table-cell office:value-type="float" office:value="0.000803693056764111" calcext:value-type="float">
            <text:p>0,000804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Luciana Camargo de Oliveira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0.0000251051102149207" calcext:value-type="float">
            <text:p>0,000025</text:p>
          </table:table-cell>
          <table:table-cell office:value-type="float" office:value="0.00113207132201933" calcext:value-type="float">
            <text:p>0,001132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Douglas Andre Wurz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0.0000174341043159171" calcext:value-type="float">
            <text:p>0,000017</text:p>
          </table:table-cell>
          <table:table-cell office:value-type="float" office:value="0.00109020031351355" calcext:value-type="float">
            <text:p>0,00109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Joyce Lopes Macedo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0.0000146446476253704" calcext:value-type="float">
            <text:p>0,000015</text:p>
          </table:table-cell>
          <table:table-cell office:value-type="float" office:value="0.00101770855548561" calcext:value-type="float">
            <text:p>0,001018</text:p>
          </table:table-cell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Jana Koefender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0.0000139472834527337" calcext:value-type="float">
            <text:p>0,000014</text:p>
          </table:table-cell>
          <table:table-cell office:value-type="float" office:value="0.00107719405824154" calcext:value-type="float">
            <text:p>0,001077</text:p>
          </table:table-cell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Jefferson Martins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0.0000139472834527337" calcext:value-type="float">
            <text:p>0,000014</text:p>
          </table:table-cell>
          <table:table-cell office:value-type="float" office:value="0.00107719405824154" calcext:value-type="float">
            <text:p>0,001077</text:p>
          </table:table-cell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Marcelo da Silva Batista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0.0000125525551074603" calcext:value-type="float">
            <text:p>0,000013</text:p>
          </table:table-cell>
          <table:table-cell office:value-type="float" office:value="0.00103158489376363" calcext:value-type="float">
            <text:p>0,001032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Wemerson Castro Oliveira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0.0000125525551074603" calcext:value-type="float">
            <text:p>0,000013</text:p>
          </table:table-cell>
          <table:table-cell office:value-type="float" office:value="0.00103158489376363" calcext:value-type="float">
            <text:p>0,001032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Cristiano Reschke Lajus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0.00000523023129477514" calcext:value-type="float">
            <text:p>0,000005</text:p>
          </table:table-cell>
          <table:table-cell office:value-type="float" office:value="0.00103146331420953" calcext:value-type="float">
            <text:p>0,001031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Wander Gustavo Botero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0000209209251791005" calcext:value-type="float">
            <text:p>0,000021</text:p>
          </table:table-cell>
          <table:table-cell office:value-type="float" office:value="0.000991336909335381" calcext:value-type="float">
            <text:p>0,000991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Monica Daiana de Paula Peters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0000174341043159171" calcext:value-type="float">
            <text:p>0,000017</text:p>
          </table:table-cell>
          <table:table-cell office:value-type="float" office:value="0.00106520346915912" calcext:value-type="float">
            <text:p>0,001065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Stela Maris Meister Meira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.000147841204598977" calcext:value-type="float">
            <text:p>0,000148</text:p>
          </table:table-cell>
          <table:table-cell office:value-type="float" office:value="0.000931800262365093" calcext:value-type="float">
            <text:p>0,000932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Claudio Rafael Kuhn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.0000446313070487479" calcext:value-type="float">
            <text:p>0,000045</text:p>
          </table:table-cell>
          <table:table-cell office:value-type="float" office:value="0.000893379438582005" calcext:value-type="float">
            <text:p>0,000893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Marcelo Prado Amaral Rosa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.0000334734802865609" calcext:value-type="float">
            <text:p>0,000033</text:p>
          </table:table-cell>
          <table:table-cell office:value-type="float" office:value="0.00106623371954551" calcext:value-type="float">
            <text:p>0,00106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Edgar Ricardo Schoffel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.0000199911062822516" calcext:value-type="float">
            <text:p>0,000020</text:p>
          </table:table-cell>
          <table:table-cell office:value-type="float" office:value="0.00075990812729148" calcext:value-type="float">
            <text:p>0,000760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Patricia Marques dos Santos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.0000199911062822516" calcext:value-type="float">
            <text:p>0,000020</text:p>
          </table:table-cell>
          <table:table-cell office:value-type="float" office:value="0.00075990812729148" calcext:value-type="float">
            <text:p>0,000760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Roberto Trentin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.0000199911062822516" calcext:value-type="float">
            <text:p>0,000020</text:p>
          </table:table-cell>
          <table:table-cell office:value-type="float" office:value="0.00075990812729148" calcext:value-type="float">
            <text:p>0,000760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Adriane Pires Rodrigues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.00000836837007164022" calcext:value-type="float">
            <text:p>0,000008</text:p>
          </table:table-cell>
          <table:table-cell office:value-type="float" office:value="0.00105349940789466" calcext:value-type="float">
            <text:p>0,00105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Jaqueline Nicolini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.00000313813877686508" calcext:value-type="float">
            <text:p>0,000003</text:p>
          </table:table-cell>
          <table:table-cell office:value-type="float" office:value="0.000963453538266845" calcext:value-type="float">
            <text:p>0,000963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Keller Paulo Nicolini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.00000313813877686508" calcext:value-type="float">
            <text:p>0,000003</text:p>
          </table:table-cell>
          <table:table-cell office:value-type="float" office:value="0.000963453538266845" calcext:value-type="float">
            <text:p>0,000963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Daniel Brandao Menezes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.0000948415274785892" calcext:value-type="float">
            <text:p>0,000095</text:p>
          </table:table-cell>
          <table:table-cell office:value-type="float" office:value="0.000920445103826462" calcext:value-type="float">
            <text:p>0,000920</text:p>
          </table:table-cell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Gilvandenys Leite Sales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.0000502102204298413" calcext:value-type="float">
            <text:p>0,000050</text:p>
          </table:table-cell>
          <table:table-cell office:value-type="float" office:value="0.000988566411841893" calcext:value-type="float">
            <text:p>0,000989</text:p>
          </table:table-cell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Valderez Marina do Rosario Lima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.0000237103818696473" calcext:value-type="float">
            <text:p>0,000024</text:p>
          </table:table-cell>
          <table:table-cell office:value-type="float" office:value="0.000961084553360365" calcext:value-type="float">
            <text:p>0,00096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Caetano Miguel Lemos Serrote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.0000230130176970106" calcext:value-type="float">
            <text:p>0,000023</text:p>
          </table:table-cell>
          <table:table-cell office:value-type="float" office:value="0.000699829241548537" calcext:value-type="float">
            <text:p>0,000700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Lea Schneider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.0000146446476253704" calcext:value-type="float">
            <text:p>0,000015</text:p>
          </table:table-cell>
          <table:table-cell office:value-type="float" office:value="0.000850521865630644" calcext:value-type="float">
            <text:p>0,000851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Stefan Vilges de Oliveira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.00000557891338109348" calcext:value-type="float">
            <text:p>0,000006</text:p>
          </table:table-cell>
          <table:table-cell office:value-type="float" office:value="0.000996590284731861" calcext:value-type="float">
            <text:p>0,000997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Luciano Basso da Silva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.00000557891338109348" calcext:value-type="float">
            <text:p>0,000006</text:p>
          </table:table-cell>
          <table:table-cell office:value-type="float" office:value="0.000996590284731861" calcext:value-type="float">
            <text:p>0,000997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Lia Rejane Reiniger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.00000523023129477514" calcext:value-type="float">
            <text:p>0,000005</text:p>
          </table:table-cell>
          <table:table-cell office:value-type="float" office:value="0.000590018713814424" calcext:value-type="float">
            <text:p>0,000590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Diego Teixeira Witt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.00000348682086318343" calcext:value-type="float">
            <text:p>0,000003</text:p>
          </table:table-cell>
          <table:table-cell office:value-type="float" office:value="0.00084807953849025" calcext:value-type="float">
            <text:p>0,000848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Walter Romeu Bicca Junior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.00000348682086318343" calcext:value-type="float">
            <text:p>0,000003</text:p>
          </table:table-cell>
          <table:table-cell office:value-type="float" office:value="0.00084807953849025" calcext:value-type="float">
            <text:p>0,00084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Sergio Almeida Migowski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.00000209209251791006" calcext:value-type="float">
            <text:p>0,000002</text:p>
          </table:table-cell>
          <table:table-cell office:value-type="float" office:value="0.00100705996284346" calcext:value-type="float">
            <text:p>0,00100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Alexandra Alves Cantos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.00000034868208631834" calcext:value-type="float">
            <text:p>0,000000</text:p>
          </table:table-cell>
          <table:table-cell office:value-type="float" office:value="0.000656178242876562" calcext:value-type="float">
            <text:p>0,000656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Ana Carolina Silveira da Silva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.00000034868208631834" calcext:value-type="float">
            <text:p>0,000000</text:p>
          </table:table-cell>
          <table:table-cell office:value-type="float" office:value="0.000656178242876562" calcext:value-type="float">
            <text:p>0,000656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Rita Helena Moreira Seixa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.000181314684885538" calcext:value-type="float">
            <text:p>0,000181</text:p>
          </table:table-cell>
          <table:table-cell office:value-type="float" office:value="0.000853077534754132" calcext:value-type="float">
            <text:p>0,000853</text:p>
          </table:table-cell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Sandro Cesar Silveira Juca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.0000502102204298413" calcext:value-type="float">
            <text:p>0,000050</text:p>
          </table:table-cell>
          <table:table-cell office:value-type="float" office:value="0.000917702658207274" calcext:value-type="float">
            <text:p>0,000918</text:p>
          </table:table-cell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Marcelo Franco Leao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.000048815492084568" calcext:value-type="float">
            <text:p>0,000049</text:p>
          </table:table-cell>
          <table:table-cell office:value-type="float" office:value="0.000854441949044874" calcext:value-type="float">
            <text:p>0,000854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Elisane Ortiz de Tunes Pinto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.0000390523936676544" calcext:value-type="float">
            <text:p>0,000039</text:p>
          </table:table-cell>
          <table:table-cell office:value-type="float" office:value="0.000774573366145513" calcext:value-type="float">
            <text:p>0,000775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Carlos Rogerio Mauch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.0000341708444591976" calcext:value-type="float">
            <text:p>0,000034</text:p>
          </table:table-cell>
          <table:table-cell office:value-type="float" office:value="0.000638828932376172" calcext:value-type="float">
            <text:p>0,000639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Vanessa Ribeiro Pestana Baue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.0000251051102149207" calcext:value-type="float">
            <text:p>0,000025</text:p>
          </table:table-cell>
          <table:table-cell office:value-type="float" office:value="0.000798716299863239" calcext:value-type="float">
            <text:p>0,000799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Rafael de Souza Velasco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.000024407746042284" calcext:value-type="float">
            <text:p>0,000024</text:p>
          </table:table-cell>
          <table:table-cell office:value-type="float" office:value="0.00101033321732809" calcext:value-type="float">
            <text:p>0,001010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Monica da Silva Gallon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.0000237103818696473" calcext:value-type="float">
            <text:p>0,000024</text:p>
          </table:table-cell>
          <table:table-cell office:value-type="float" office:value="0.000930483853776727" calcext:value-type="float">
            <text:p>0,00093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Marcio Paim Mariot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.000011157826762187" calcext:value-type="float">
            <text:p>0,000011</text:p>
          </table:table-cell>
          <table:table-cell office:value-type="float" office:value="0.000833982520690355" calcext:value-type="float">
            <text:p>0,000834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Aline Grohe Schirmer Pigatto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.00000627627755373017" calcext:value-type="float">
            <text:p>0,000006</text:p>
          </table:table-cell>
          <table:table-cell office:value-type="float" office:value="0.00103583190460519" calcext:value-type="float">
            <text:p>0,00103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Denise Leal de Castro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.00000418418503582011" calcext:value-type="float">
            <text:p>0,000004</text:p>
          </table:table-cell>
          <table:table-cell office:value-type="float" office:value="0.001012750274195" calcext:value-type="float">
            <text:p>0,001013</text:p>
          </table:table-cell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Joao Ladislau Barbara Lope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.00000418418503582011" calcext:value-type="float">
            <text:p>0,000004</text:p>
          </table:table-cell>
          <table:table-cell office:value-type="float" office:value="0.001012750274195" calcext:value-type="float">
            <text:p>0,001013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Vanessa Dummer Marque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.00000278945669054674" calcext:value-type="float">
            <text:p>0,000003</text:p>
          </table:table-cell>
          <table:table-cell office:value-type="float" office:value="0.000869650353268731" calcext:value-type="float">
            <text:p>0,000870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Renata Lacerda Calda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.00000278945669054674" calcext:value-type="float">
            <text:p>0,000003</text:p>
          </table:table-cell>
          <table:table-cell office:value-type="float" office:value="0.000869650353268731" calcext:value-type="float">
            <text:p>0,000870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Marcelo Barbosa Magalhae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.00000104604625895503" calcext:value-type="float">
            <text:p>0,000001</text:p>
          </table:table-cell>
          <table:table-cell office:value-type="float" office:value="0.000878988188726237" calcext:value-type="float">
            <text:p>0,00087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Alexandre Santos Souza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.00000104604625895503" calcext:value-type="float">
            <text:p>0,000001</text:p>
          </table:table-cell>
          <table:table-cell office:value-type="float" office:value="0.00085065467718388" calcext:value-type="float">
            <text:p>0,00085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Fabio Scorsolini Comin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.00000104604625895503" calcext:value-type="float">
            <text:p>0,000001</text:p>
          </table:table-cell>
          <table:table-cell office:value-type="float" office:value="0.00085065467718388" calcext:value-type="float">
            <text:p>0,000851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Lara Brito Souza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.00000104604625895503" calcext:value-type="float">
            <text:p>0,000001</text:p>
          </table:table-cell>
          <table:table-cell office:value-type="float" office:value="0.00085065467718388" calcext:value-type="float">
            <text:p>0,00085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Lucas Rossato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.00000104604625895503" calcext:value-type="float">
            <text:p>0,000001</text:p>
          </table:table-cell>
          <table:table-cell office:value-type="float" office:value="0.00085065467718388" calcext:value-type="float">
            <text:p>0,000851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Andre Oldoni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.00000104604625895503" calcext:value-type="float">
            <text:p>0,000001</text:p>
          </table:table-cell>
          <table:table-cell office:value-type="float" office:value="0.000816504283457937" calcext:value-type="float">
            <text:p>0,000817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Roger Toscan Spagnolo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.00000104604625895503" calcext:value-type="float">
            <text:p>0,000001</text:p>
          </table:table-cell>
          <table:table-cell office:value-type="float" office:value="0.000816504283457937" calcext:value-type="float">
            <text:p>0,000817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Cristiano Mora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.00000087170521579586" calcext:value-type="float">
            <text:p>0,000001</text:p>
          </table:table-cell>
          <table:table-cell office:value-type="float" office:value="0.000468891876682899" calcext:value-type="float">
            <text:p>0,000469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Adriano Edo Neuenfeldt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.00000017434104315917" calcext:value-type="float">
            <text:p>0,000000</text:p>
          </table:table-cell>
          <table:table-cell office:value-type="float" office:value="0.000801831209846087" calcext:value-type="float">
            <text:p>0,000802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Ariane Wollenhoupt da Luz Rodrigue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.00000017434104315917" calcext:value-type="float">
            <text:p>0,000000</text:p>
          </table:table-cell>
          <table:table-cell office:value-type="float" office:value="0.000801831209846087" calcext:value-type="float">
            <text:p>0,000802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Monalize Salete Mota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.00000017434104315917" calcext:value-type="float">
            <text:p>0,000000</text:p>
          </table:table-cell>
          <table:table-cell office:value-type="float" office:value="0.000597141073699272" calcext:value-type="float">
            <text:p>0,000597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Mauro Andre Barbosa Cunha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704706192233635" calcext:value-type="float">
            <text:p>0,000705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Bruno Gomes da Silva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000527207314513334" calcext:value-type="float">
            <text:p>0,000527</text:p>
          </table:table-cell>
          <table:table-cell office:value-type="float" office:value="0.000697554008138215" calcext:value-type="float">
            <text:p>0,000698</text:p>
          </table:table-cell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Antonio Carlos da Rocha Costa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0000920520707880424" calcext:value-type="float">
            <text:p>0,000092</text:p>
          </table:table-cell>
          <table:table-cell office:value-type="float" office:value="0.000729923185904291" calcext:value-type="float">
            <text:p>0,000730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Gionara Tauchen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0000767100589900354" calcext:value-type="float">
            <text:p>0,000077</text:p>
          </table:table-cell>
          <table:table-cell office:value-type="float" office:value="0.000850387920970699" calcext:value-type="float">
            <text:p>0,000850</text:p>
          </table:table-cell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Clarissa Felkl Prevedello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000048815492084568" calcext:value-type="float">
            <text:p>0,000049</text:p>
          </table:table-cell>
          <table:table-cell office:value-type="float" office:value="0.000832877516812633" calcext:value-type="float">
            <text:p>0,000833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Marcia Narcizo Borges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00000627627755373017" calcext:value-type="float">
            <text:p>0,000006</text:p>
          </table:table-cell>
          <table:table-cell office:value-type="float" office:value="0.000823549020887542" calcext:value-type="float">
            <text:p>0,000824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Dionisio Burak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00000557891338109348" calcext:value-type="float">
            <text:p>0,000006</text:p>
          </table:table-cell>
          <table:table-cell office:value-type="float" office:value="0.000705704261206289" calcext:value-type="float">
            <text:p>0,000706</text:p>
          </table:table-cell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Carla Beatriz Spohr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00000418418503582011" calcext:value-type="float">
            <text:p>0,000004</text:p>
          </table:table-cell>
          <table:table-cell office:value-type="float" office:value="0.00101743229882579" calcext:value-type="float">
            <text:p>0,001017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Marcos Cesar Danhoni Neves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00000418418503582011" calcext:value-type="float">
            <text:p>0,000004</text:p>
          </table:table-cell>
          <table:table-cell office:value-type="float" office:value="0.00101743229882579" calcext:value-type="float">
            <text:p>0,001017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Samir Dessbesel Ferreira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00000418418503582011" calcext:value-type="float">
            <text:p>0,000004</text:p>
          </table:table-cell>
          <table:table-cell office:value-type="float" office:value="0.00101743229882579" calcext:value-type="float">
            <text:p>0,001017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Aline Silva Dejosi Nery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00000418418503582011" calcext:value-type="float">
            <text:p>0,000004</text:p>
          </table:table-cell>
          <table:table-cell office:value-type="float" office:value="0.00075471324381936" calcext:value-type="float">
            <text:p>0,000755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Guilherme de Andrade Ruela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00000278945669054674" calcext:value-type="float">
            <text:p>0,000003</text:p>
          </table:table-cell>
          <table:table-cell office:value-type="float" office:value="0.00100810862758196" calcext:value-type="float">
            <text:p>0,001008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Zulma Elizabete de Freitas Madruga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00000278945669054674" calcext:value-type="float">
            <text:p>0,000003</text:p>
          </table:table-cell>
          <table:table-cell office:value-type="float" office:value="0.00100810862758196" calcext:value-type="float">
            <text:p>0,001008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Bruna Eduarda Rocha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00000209209251791006" calcext:value-type="float">
            <text:p>0,000002</text:p>
          </table:table-cell>
          <table:table-cell office:value-type="float" office:value="0.000896839244607187" calcext:value-type="float">
            <text:p>0,000897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Everton Bedin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00000209209251791006" calcext:value-type="float">
            <text:p>0,000002</text:p>
          </table:table-cell>
          <table:table-cell office:value-type="float" office:value="0.000896839244607187" calcext:value-type="float">
            <text:p>0,000897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Gisela Loureiro Duart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00000209209251791006" calcext:value-type="float">
            <text:p>0,000002</text:p>
          </table:table-cell>
          <table:table-cell office:value-type="float" office:value="0.000896839244607187" calcext:value-type="float">
            <text:p>0,000897</text:p>
          </table:table-cell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Rafael Midugno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00000209209251791006" calcext:value-type="float">
            <text:p>0,000002</text:p>
          </table:table-cell>
          <table:table-cell office:value-type="float" office:value="0.000896839244607187" calcext:value-type="float">
            <text:p>0,000897</text:p>
          </table:table-cell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Eniz Conceicao Oliveira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00000139472834527337" calcext:value-type="float">
            <text:p>0,000001</text:p>
          </table:table-cell>
          <table:table-cell office:value-type="float" office:value="0.000790590976534114" calcext:value-type="float">
            <text:p>0,000791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Barbara Denicol do Amaral Rodriguez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00000069736417263669" calcext:value-type="float">
            <text:p>0,000001</text:p>
          </table:table-cell>
          <table:table-cell office:value-type="float" office:value="0.000850822399662711" calcext:value-type="float">
            <text:p>0,00085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Cristiana Andrade Poffal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00000069736417263669" calcext:value-type="float">
            <text:p>0,000001</text:p>
          </table:table-cell>
          <table:table-cell office:value-type="float" office:value="0.000850822399662711" calcext:value-type="float">
            <text:p>0,00085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Gabriela Diel de Arruda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00000069736417263669" calcext:value-type="float">
            <text:p>0,000001</text:p>
          </table:table-cell>
          <table:table-cell office:value-type="float" office:value="0.000830697058024582" calcext:value-type="float">
            <text:p>0,000831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Carlos Adelar Abaide Balbinotti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00000069736417263669" calcext:value-type="float">
            <text:p>0,000001</text:p>
          </table:table-cell>
          <table:table-cell office:value-type="float" office:value="0.00081534583309449" calcext:value-type="float">
            <text:p>0,000815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Marines Matter de Souza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00000069736417263669" calcext:value-type="float">
            <text:p>0,000001</text:p>
          </table:table-cell>
          <table:table-cell office:value-type="float" office:value="0.00081534583309449" calcext:value-type="float">
            <text:p>0,000815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Calisc de Oliveira Trecha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00000023245472421223" calcext:value-type="float">
            <text:p>0,000000</text:p>
          </table:table-cell>
          <table:table-cell office:value-type="float" office:value="0.000646087803494756" calcext:value-type="float">
            <text:p>0,00064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Patricia Braga Lovatto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00000023245472421223" calcext:value-type="float">
            <text:p>0,000000</text:p>
          </table:table-cell>
          <table:table-cell office:value-type="float" office:value="0.000646087803494756" calcext:value-type="float">
            <text:p>0,00064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Helena Miranda da Silva Araujo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749738038625916" calcext:value-type="float">
            <text:p>0,000750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Naiara Dal Molin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749738038625916" calcext:value-type="float">
            <text:p>0,000750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Roselaine Ruviaro Zanini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741254838643941" calcext:value-type="float">
            <text:p>0,000741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Julia Avila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334" calcext:value-type="float">
            <text:p>334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Maritana Farias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334" calcext:value-type="float">
            <text:p>334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Francisco Alberto Saraiva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23121619317337" calcext:value-type="float">
            <text:p>0,000623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Josiel Albino Lima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23121619317337" calcext:value-type="float">
            <text:p>0,000623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Iara Terra de Oliveira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00000836837007164022" calcext:value-type="float">
            <text:p>0,000008</text:p>
          </table:table-cell>
          <table:table-cell office:value-type="float" office:value="0.00057233320939369" calcext:value-type="float">
            <text:p>0,000572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Rafael Montoito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00000767100589900354" calcext:value-type="float">
            <text:p>0,000008</text:p>
          </table:table-cell>
          <table:table-cell office:value-type="float" office:value="0.000685803118499864" calcext:value-type="float">
            <text:p>0,000686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Leonardo Lemos Silveira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00000627627755373017" calcext:value-type="float">
            <text:p>0,000006</text:p>
          </table:table-cell>
          <table:table-cell office:value-type="float" office:value="0.000642368458500979" calcext:value-type="float">
            <text:p>0,000642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Eluzir Pedrazzi Chacon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00000557891338109348" calcext:value-type="float">
            <text:p>0,000006</text:p>
          </table:table-cell>
          <table:table-cell office:value-type="float" office:value="0.000705038705998901" calcext:value-type="float">
            <text:p>0,000705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Angelica Conceicao Dias Miranda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00000418418503582011" calcext:value-type="float">
            <text:p>0,000004</text:p>
          </table:table-cell>
          <table:table-cell office:value-type="float" office:value="0.000816950615069589" calcext:value-type="float">
            <text:p>0,000817</text:p>
          </table:table-cell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Carmem Lucia Lascano Pinto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00000348682086318343" calcext:value-type="float">
            <text:p>0,000003</text:p>
          </table:table-cell>
          <table:table-cell office:value-type="float" office:value="0.000782572306473804" calcext:value-type="float">
            <text:p>0,000783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Denise do Nascimento Silveira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00000348682086318343" calcext:value-type="float">
            <text:p>0,000003</text:p>
          </table:table-cell>
          <table:table-cell office:value-type="float" office:value="0.000782572306473804" calcext:value-type="float">
            <text:p>0,000783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Eleni Bisognin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00000348682086318343" calcext:value-type="float">
            <text:p>0,000003</text:p>
          </table:table-cell>
          <table:table-cell office:value-type="float" office:value="0.000730197256706016" calcext:value-type="float">
            <text:p>0,000730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Charles dos Santos Guidotti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00000278945669054674" calcext:value-type="float">
            <text:p>0,000003</text:p>
          </table:table-cell>
          <table:table-cell office:value-type="float" office:value="0.000819686006494431" calcext:value-type="float">
            <text:p>0,000820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Daniela Medeiros de Azevedo Prates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00000278945669054674" calcext:value-type="float">
            <text:p>0,000003</text:p>
          </table:table-cell>
          <table:table-cell office:value-type="float" office:value="0.000819686006494431" calcext:value-type="float">
            <text:p>0,000820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Marcos Gervanio de Azevedo Melo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00000278945669054674" calcext:value-type="float">
            <text:p>0,000003</text:p>
          </table:table-cell>
          <table:table-cell office:value-type="float" office:value="0.000819686006494431" calcext:value-type="float">
            <text:p>0,000820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Cassiane da Costa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00000209209251791006" calcext:value-type="float">
            <text:p>0,000002</text:p>
          </table:table-cell>
          <table:table-cell office:value-type="float" office:value="0.000916949868672395" calcext:value-type="float">
            <text:p>0,000917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Marco Aurelio Torres Rodrigues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00000209209251791006" calcext:value-type="float">
            <text:p>0,000002</text:p>
          </table:table-cell>
          <table:table-cell office:value-type="float" office:value="0.000916949868672395" calcext:value-type="float">
            <text:p>0,000917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Joao Alberto da Silva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00000139472834527337" calcext:value-type="float">
            <text:p>0,000001</text:p>
          </table:table-cell>
          <table:table-cell office:value-type="float" office:value="0.000926305349156453" calcext:value-type="float">
            <text:p>0,000926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Luciane Flores Jacobi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00000139472834527337" calcext:value-type="float">
            <text:p>0,000001</text:p>
          </table:table-cell>
          <table:table-cell office:value-type="float" office:value="0.000926305349156453" calcext:value-type="float">
            <text:p>0,000926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Regina Barwaldt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00000139472834527337" calcext:value-type="float">
            <text:p>0,000001</text:p>
          </table:table-cell>
          <table:table-cell office:value-type="float" office:value="0.000926305349156453" calcext:value-type="float">
            <text:p>0,000926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Regina da Silva Borba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00000139472834527337" calcext:value-type="float">
            <text:p>0,000001</text:p>
          </table:table-cell>
          <table:table-cell office:value-type="float" office:value="0.000926305349156453" calcext:value-type="float">
            <text:p>0,00092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Roseane Amorim da Silva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00000139472834527337" calcext:value-type="float">
            <text:p>0,000001</text:p>
          </table:table-cell>
          <table:table-cell office:value-type="float" office:value="0.000926305349156453" calcext:value-type="float">
            <text:p>0,000926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Vanilde Bisognin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00000139472834527337" calcext:value-type="float">
            <text:p>0,000001</text:p>
          </table:table-cell>
          <table:table-cell office:value-type="float" office:value="0.000926305349156453" calcext:value-type="float">
            <text:p>0,000926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Giovanni Felipe Ernst Frizzo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00000069736417263669" calcext:value-type="float">
            <text:p>0,000001</text:p>
          </table:table-cell>
          <table:table-cell office:value-type="float" office:value="0.000754130554380194" calcext:value-type="float">
            <text:p>0,000754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Cristiana Nazare Goulart da Silva de Almeida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00000034868208631834" calcext:value-type="float">
            <text:p>0,000000</text:p>
          </table:table-cell>
          <table:table-cell office:value-type="float" office:value="0.000888230738186291" calcext:value-type="float">
            <text:p>0,000888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Aline Diesel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00000034868208631834" calcext:value-type="float">
            <text:p>0,000000</text:p>
          </table:table-cell>
          <table:table-cell office:value-type="float" office:value="0.000590033634924015" calcext:value-type="float">
            <text:p>0,000590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Pedro Boff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00000013947283452734" calcext:value-type="float">
            <text:p>0,000000</text:p>
          </table:table-cell>
          <table:table-cell office:value-type="float" office:value="0.000326758575522009" calcext:value-type="float">
            <text:p>0,00032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Leandro Carlos Blum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727900403910092" calcext:value-type="float">
            <text:p>0,000728</text:p>
          </table:table-cell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Fabiana de Freitas Poso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92816403527433" calcext:value-type="float">
            <text:p>0,000693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Mara Dantas Pereira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Edson Lambrecht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29391915819457" calcext:value-type="float">
            <text:p>0,000629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Fabricio Ardais Medeiros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29391915819457" calcext:value-type="float">
            <text:p>0,000629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Mauro Fernando Ferreira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29391915819457" calcext:value-type="float">
            <text:p>0,000629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Francielen Teixeira da Silva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20434237369535" calcext:value-type="float">
            <text:p>0,000620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Luiza da Cruz Duart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20434237369535" calcext:value-type="float">
            <text:p>0,000620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Ana Sara Castaman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09514255135932" calcext:value-type="float">
            <text:p>0,00061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Diogenes Geweh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05880938812125" calcext:value-type="float">
            <text:p>0,000606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Daniela Casoni Moscato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00000418418503582011" calcext:value-type="float">
            <text:p>0,000004</text:p>
          </table:table-cell>
          <table:table-cell office:value-type="float" office:value="0.000559023815445073" calcext:value-type="float">
            <text:p>0,00055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Aline Locatelli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00000069736417263669" calcext:value-type="float">
            <text:p>0,000001</text:p>
          </table:table-cell>
          <table:table-cell office:value-type="float" office:value="0.000921201543079138" calcext:value-type="float">
            <text:p>0,000921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Janete Ott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00000069736417263669" calcext:value-type="float">
            <text:p>0,000001</text:p>
          </table:table-cell>
          <table:table-cell office:value-type="float" office:value="0.000921201543079138" calcext:value-type="float">
            <text:p>0,000921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Ketlin Kroetz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00000069736417263669" calcext:value-type="float">
            <text:p>0,000001</text:p>
          </table:table-cell>
          <table:table-cell office:value-type="float" office:value="0.000921201543079138" calcext:value-type="float">
            <text:p>0,000921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Luciana Roso de Arria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00000069736417263669" calcext:value-type="float">
            <text:p>0,000001</text:p>
          </table:table-cell>
          <table:table-cell office:value-type="float" office:value="0.000921201543079138" calcext:value-type="float">
            <text:p>0,000921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Mara Elisangela Jappe Goi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00000069736417263669" calcext:value-type="float">
            <text:p>0,000001</text:p>
          </table:table-cell>
          <table:table-cell office:value-type="float" office:value="0.000921201543079138" calcext:value-type="float">
            <text:p>0,000921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Marcelo Leandro Eichle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00000069736417263669" calcext:value-type="float">
            <text:p>0,000001</text:p>
          </table:table-cell>
          <table:table-cell office:value-type="float" office:value="0.000921201543079138" calcext:value-type="float">
            <text:p>0,000921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Marcos Melo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00000069736417263669" calcext:value-type="float">
            <text:p>0,000001</text:p>
          </table:table-cell>
          <table:table-cell office:value-type="float" office:value="0.000921201543079138" calcext:value-type="float">
            <text:p>0,000921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Maria Cristina do Amaral Moreir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00000069736417263669" calcext:value-type="float">
            <text:p>0,000001</text:p>
          </table:table-cell>
          <table:table-cell office:value-type="float" office:value="0.000921201543079138" calcext:value-type="float">
            <text:p>0,000921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Sergio Luiz Ferreira de Figueiredo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00000069736417263669" calcext:value-type="float">
            <text:p>0,000001</text:p>
          </table:table-cell>
          <table:table-cell office:value-type="float" office:value="0.000921201543079138" calcext:value-type="float">
            <text:p>0,000921</text:p>
          </table:table-cell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Silvani Lopes Lim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00000069736417263669" calcext:value-type="float">
            <text:p>0,000001</text:p>
          </table:table-cell>
          <table:table-cell office:value-type="float" office:value="0.000921201543079138" calcext:value-type="float">
            <text:p>0,000921</text:p>
          </table:table-cell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Patrick Alves Vizzotto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776257487840385" calcext:value-type="float">
            <text:p>0,000776</text:p>
          </table:table-cell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Gustavo Nunes Vieir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701158469604781" calcext:value-type="float">
            <text:p>0,000701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Rosangela Silveira Rodrigue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701158469604781" calcext:value-type="float">
            <text:p>0,000701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Daniel Beck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61475958852952" calcext:value-type="float">
            <text:p>0,000661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Lucas Santin Bianchi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61475958852952" calcext:value-type="float">
            <text:p>0,000661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Cleise Helen Botelho Koepp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53101910499009" calcext:value-type="float">
            <text:p>0,000653</text:p>
          </table:table-cell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Simone Rodrigues Ferreir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53101910499009" calcext:value-type="float">
            <text:p>0,000653</text:p>
          </table:table-cell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Carlos Rodrigues Roch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Helena do Socorro Campos da Roch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Igor Oliveira Monteiro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Joao Luzeilton de Oliveir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Lirio Schaeffe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Luis Gustavo Fernandes dos Santo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Sebastiao Cicero Pinheiro Gome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Vinicius Martin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Daniel da Silva Silveir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27640296232176" calcext:value-type="float">
            <text:p>0,000628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Tanise Paula Novello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27640296232176" calcext:value-type="float">
            <text:p>0,000628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Mateus Moreira Bueno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571003986056249" calcext:value-type="float">
            <text:p>0,000571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Alvaro Becker da Ros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553839278045035" calcext:value-type="float">
            <text:p>0,000554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Virginia de Oliveira Souz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524353723756625" calcext:value-type="float">
            <text:p>0,000524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Marcelo Paravisi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511005708056158" calcext:value-type="float">
            <text:p>0,00051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Mateus Lorenzo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357304018624763" calcext:value-type="float">
            <text:p>0,000357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Andre Luis Freita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Barbara Hees Gar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219" calcext:value-type="float">
            <text:p>219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Daniel Ricardo Arsand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Guilherme Rego Rockembach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219" calcext:value-type="float">
            <text:p>219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Luis Otoni Meireles Ribeiro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Marilia Bazan Blanco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Rodolfo Migon Favaretto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Sidney Lopes Sanchez Junio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Yuri Mariano Carvalho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Claudia Simone Cordeiro Pelissoli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354098598440744" calcext:value-type="float">
            <text:p>0,00035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Cristiano da Silva Bus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319753274340494" calcext:value-type="float">
            <text:p>0,000320</text:p>
          </table:table-cell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Vandreia Ricobom Teixeir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265485800298286" calcext:value-type="float">
            <text:p>0,00026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Claudio Baptista Carl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23062232866325" calcext:value-type="float">
            <text:p>0,000231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Alcione Jacques Maschio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0947178985255581" calcext:value-type="float">
            <text:p>0,00009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Alexandre Verginio Assuncao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0947178985255581" calcext:value-type="float">
            <text:p>0,00009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Cynthia Farin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0947178985255581" calcext:value-type="float">
            <text:p>0,000095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Jose Luis Coelho da Silv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0947178985255581" calcext:value-type="float">
            <text:p>0,000095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Josi Aparecida de Freitas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0947178985255581" calcext:value-type="float">
            <text:p>0,000095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Luis Borges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0947178985255581" calcext:value-type="float">
            <text:p>0,000095</text:p>
          </table:table-cell>
          <table:table-cell office:value-type="float" office:value="308" calcext:value-type="float">
            <text:p>308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Luis Cleber Carneiro Marques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0947178985255581" calcext:value-type="float">
            <text:p>0,000095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Maria Luisa Cervi Uzu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0947178985255581" calcext:value-type="float">
            <text:p>0,000095</text:p>
          </table:table-cell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Rafael Hansen Quinsani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0947178985255581" calcext:value-type="float">
            <text:p>0,000095</text:p>
          </table:table-cell>
          <table:table-cell office:value-type="float" office:value="365" calcext:value-type="float">
            <text:p>365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Andreza Alves Gil Duarte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Camila Muniz Melo Antunes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Daisy Braga Souza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Deliane de Abreu Lehrbach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Elisandro Ricardo Drechsler Santos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Janina Rocha de Oliveira e Silva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Jimena Pereira Rodrigues Kirchner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Keli Adriana Campos Goncalves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Lafaiete Teixeira Pereira Erkmann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Luana Olczyk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Marcelo D&amp;#039;Aquino Rosa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Marilete Aparecida Willemann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string" calcext:value-type="string">
            <text:p>Mario Cezar Amorim de Oliveira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Michael Alexander Schweitzer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Pamela Caroline de Souza Fossa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Paulo Passaglia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Simone Rocha da Rosa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Soliete Ruzza Altenhofen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Cristiano Dietrich Ferreira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19343195451863" calcext:value-type="float">
            <text:p>0,000619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Ivan Ricardo Carvalho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19343195451863" calcext:value-type="float">
            <text:p>0,000619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Ruddy Alvaro Veliz Escalera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19343195451863" calcext:value-type="float">
            <text:p>0,000619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Vinicius Jardel Szareski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19343195451863" calcext:value-type="float">
            <text:p>0,000619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Andrew Cremonini Bortoli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19343195451863" calcext:value-type="float">
            <text:p>0,000619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Giordano Gelain Conte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19343195451863" calcext:value-type="float">
            <text:p>0,000619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Joao Roberto Pimentel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19343195451863" calcext:value-type="float">
            <text:p>0,000619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Lanes Beatriz Acosta Jaques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19343195451863" calcext:value-type="float">
            <text:p>0,000619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Mauricio Horbach Barbosa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19343195451863" calcext:value-type="float">
            <text:p>0,000619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Willian Floriano Carvalho de Castro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559260907191107" calcext:value-type="float">
            <text:p>0,000559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Lauri Lourenco Radunz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559260907191107" calcext:value-type="float">
            <text:p>0,000559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Mauricio Albertoni Scariot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559260907191107" calcext:value-type="float">
            <text:p>0,000559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Rafael Dal Bosco Ducatti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559260907191107" calcext:value-type="float">
            <text:p>0,000559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Siumar Pedro Tironi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559260907191107" calcext:value-type="float">
            <text:p>0,000559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Vanessa Neumann Silva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559260907191107" calcext:value-type="float">
            <text:p>0,000559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Daniele Rodrigues Carvalho Caldas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67664146787839" calcext:value-type="float">
            <text:p>0,000668</text:p>
          </table:table-cell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Jucileia dos Santos Araujo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67664146787839" calcext:value-type="float">
            <text:p>0,000668</text:p>
          </table:table-cell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string" calcext:value-type="string">
            <text:p>Sionnarah Silva Oliveira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67664146787839" calcext:value-type="float">
            <text:p>0,000668</text:p>
          </table:table-cell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string" calcext:value-type="string">
            <text:p>Amanda Marreiro Barbosa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67664146787839" calcext:value-type="float">
            <text:p>0,000668</text:p>
          </table:table-cell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string" calcext:value-type="string">
            <text:p>Felipe de Assuncao Oliveira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67664146787839" calcext:value-type="float">
            <text:p>0,000668</text:p>
          </table:table-cell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string" calcext:value-type="string">
            <text:p>Josiellen Kelly Cardoso de Sousa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67664146787839" calcext:value-type="float">
            <text:p>0,000668</text:p>
          </table:table-cell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Suane Luiza de Oliveira Sales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67664146787839" calcext:value-type="float">
            <text:p>0,000668</text:p>
          </table:table-cell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string" calcext:value-type="string">
            <text:p>Ana Paula de Souza Pires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51717652697371" calcext:value-type="float">
            <text:p>0,000652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Gessica da Silva Assis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51717652697371" calcext:value-type="float">
            <text:p>0,000652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string" calcext:value-type="string">
            <text:p>Leticia Costa Amorim da Trindade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51717652697371" calcext:value-type="float">
            <text:p>0,000652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string" calcext:value-type="string">
            <text:p>Nathalia Lanchin Barreiro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51717652697371" calcext:value-type="float">
            <text:p>0,000652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string" calcext:value-type="string">
            <text:p>Rayssa Guimaraes Caldoncelli Franco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51717652697371" calcext:value-type="float">
            <text:p>0,000652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string" calcext:value-type="string">
            <text:p>Samira Reis Coelho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51717652697371" calcext:value-type="float">
            <text:p>0,000652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string" calcext:value-type="string">
            <text:p>Wallas Miranda Ferraz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51717652697371" calcext:value-type="float">
            <text:p>0,000652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string" calcext:value-type="string">
            <text:p>Isaias Vitorino Batista de Almeida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3322849994221" calcext:value-type="float">
            <text:p>0,000633</text:p>
          </table:table-cell>
          <table:table-cell office:value-type="float" office:value="337" calcext:value-type="float">
            <text:p>337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string" calcext:value-type="string">
            <text:p>Joao Henrique Barbosa da Silva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3322849994221" calcext:value-type="float">
            <text:p>0,000633</text:p>
          </table:table-cell>
          <table:table-cell office:value-type="float" office:value="337" calcext:value-type="float">
            <text:p>337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Jose Rayan Eraldo Souza Araujo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3322849994221" calcext:value-type="float">
            <text:p>0,000633</text:p>
          </table:table-cell>
          <table:table-cell office:value-type="float" office:value="337" calcext:value-type="float">
            <text:p>337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string" calcext:value-type="string">
            <text:p>Jose Thyago Aires Souza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3322849994221" calcext:value-type="float">
            <text:p>0,000633</text:p>
          </table:table-cell>
          <table:table-cell office:value-type="float" office:value="337" calcext:value-type="float">
            <text:p>337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string" calcext:value-type="string">
            <text:p>Manoel Bandeira de Albuquerque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3322849994221" calcext:value-type="float">
            <text:p>0,000633</text:p>
          </table:table-cell>
          <table:table-cell office:value-type="float" office:value="337" calcext:value-type="float">
            <text:p>337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string" calcext:value-type="string">
            <text:p>Mateus Costa Batista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3322849994221" calcext:value-type="float">
            <text:p>0,000633</text:p>
          </table:table-cell>
          <table:table-cell office:value-type="float" office:value="337" calcext:value-type="float">
            <text:p>337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string" calcext:value-type="string">
            <text:p>Walter Esfrain Pereira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3322849994221" calcext:value-type="float">
            <text:p>0,000633</text:p>
          </table:table-cell>
          <table:table-cell office:value-type="float" office:value="337" calcext:value-type="float">
            <text:p>337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string" calcext:value-type="string">
            <text:p>Ana Lucia Pereira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3" calcext:value-type="float">
            <text:p>0,00063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string" calcext:value-type="string">
            <text:p>Arielin Dobzinski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3" calcext:value-type="float">
            <text:p>0,00063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string" calcext:value-type="string">
            <text:p>Beatriz de Castro Magalhaes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3" calcext:value-type="float">
            <text:p>0,000631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string" calcext:value-type="string">
            <text:p>Cleverson Agueiro Carvalho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3" calcext:value-type="float">
            <text:p>0,000631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string" calcext:value-type="string">
            <text:p>Davair Lopes Teixeira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3" calcext:value-type="float">
            <text:p>0,000631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Delmair Oliveira Magalhaes Luna Filha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3" calcext:value-type="float">
            <text:p>0,000631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string" calcext:value-type="string">
            <text:p>Elen da Rosa Silva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3" calcext:value-type="float">
            <text:p>0,00063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string" calcext:value-type="string">
            <text:p>Elias Antunes Aguiar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3" calcext:value-type="float">
            <text:p>0,000631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string" calcext:value-type="string">
            <text:p>Elisangela dos Santos Meza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3" calcext:value-type="float">
            <text:p>0,00063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string" calcext:value-type="string">
            <text:p>Grayce Alencar Albuquerque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3" calcext:value-type="float">
            <text:p>0,000631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string" calcext:value-type="string">
            <text:p>Izauriane Rodrigues Jagas Neves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3" calcext:value-type="float">
            <text:p>0,00063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string" calcext:value-type="string">
            <text:p>Juscineia Santos Delfino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3" calcext:value-type="float">
            <text:p>0,000631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string" calcext:value-type="string">
            <text:p>Laila Andrade Sturmer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3" calcext:value-type="float">
            <text:p>0,00063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string" calcext:value-type="string">
            <text:p>Larissia Candido Cardoso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3" calcext:value-type="float">
            <text:p>0,000631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string" calcext:value-type="string">
            <text:p>Lourdes Aparecida da Luz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3" calcext:value-type="float">
            <text:p>0,00063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string" calcext:value-type="string">
            <text:p>Luiza Maria Sousa Nunes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3" calcext:value-type="float">
            <text:p>0,000631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string" calcext:value-type="string">
            <text:p>Matheus Matos Nascimento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3" calcext:value-type="float">
            <text:p>0,000631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string" calcext:value-type="string">
            <text:p>Pedro Yan Alexandre Barbosa Kennedy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3" calcext:value-type="float">
            <text:p>0,000631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string" calcext:value-type="string">
            <text:p>Regina Felix Ferreira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3" calcext:value-type="float">
            <text:p>0,000631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string" calcext:value-type="string">
            <text:p>Reginaldo Almeida Andrade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3" calcext:value-type="float">
            <text:p>0,000631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string" calcext:value-type="string">
            <text:p>Roana Barbara de Almeida Gouveia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3" calcext:value-type="float">
            <text:p>0,000631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string" calcext:value-type="string">
            <text:p>Rychaellen Silva Brito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3" calcext:value-type="float">
            <text:p>0,000631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string" calcext:value-type="string">
            <text:p>Taine Raisa Schneider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3" calcext:value-type="float">
            <text:p>0,00063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string" calcext:value-type="string">
            <text:p>Teofilo Primo Silva Correia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3" calcext:value-type="float">
            <text:p>0,000631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string" calcext:value-type="string">
            <text:p>Bruno Muller Vieira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1945404127056" calcext:value-type="float">
            <text:p>0,000619</text:p>
          </table:table-cell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string" calcext:value-type="string">
            <text:p>Henrique Sanches Franz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1945404127056" calcext:value-type="float">
            <text:p>0,000619</text:p>
          </table:table-cell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string" calcext:value-type="string">
            <text:p>Adriana Goncalves da Silva Manetti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19454041270559" calcext:value-type="float">
            <text:p>0,000619</text:p>
          </table:table-cell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string" calcext:value-type="string">
            <text:p>Gabriel Borges dos Santos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19454041270559" calcext:value-type="float">
            <text:p>0,000619</text:p>
          </table:table-cell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string" calcext:value-type="string">
            <text:p>Larissa Loebens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19454041270559" calcext:value-type="float">
            <text:p>0,000619</text:p>
          </table:table-cell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string" calcext:value-type="string">
            <text:p>Marlon Heitor Kunst Valentini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19454041270559" calcext:value-type="float">
            <text:p>0,000619</text:p>
          </table:table-cell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string" calcext:value-type="string">
            <text:p>Rubia Flores Romani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19454041270559" calcext:value-type="float">
            <text:p>0,000619</text:p>
          </table:table-cell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string" calcext:value-type="string">
            <text:p>Benhur Schwartz Barbosa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486751236064411" calcext:value-type="float">
            <text:p>0,00048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string" calcext:value-type="string">
            <text:p>Emanuela Garbin Martinazzo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486751236064411" calcext:value-type="float">
            <text:p>0,00048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string" calcext:value-type="string">
            <text:p>Filipe Selau Carlos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486751236064411" calcext:value-type="float">
            <text:p>0,00048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string" calcext:value-type="string">
            <text:p>Francielen Lima da Silva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486751236064411" calcext:value-type="float">
            <text:p>0,00048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string" calcext:value-type="string">
            <text:p>Leticia Barao Medeiros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486751236064411" calcext:value-type="float">
            <text:p>0,00048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string" calcext:value-type="string">
            <text:p>Liriana Lacerda Fonseca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486751236064411" calcext:value-type="float">
            <text:p>0,00048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string" calcext:value-type="string">
            <text:p>Amanda Fabres Oliveira Radunz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447933493683762" calcext:value-type="float">
            <text:p>0,000448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string" calcext:value-type="string">
            <text:p>Antonio Inacio Andrioli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447933493683762" calcext:value-type="float">
            <text:p>0,000448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string" calcext:value-type="string">
            <text:p>Italo Kael Gilson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447933493683762" calcext:value-type="float">
            <text:p>0,000448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string" calcext:value-type="string">
            <text:p>Ramao Rogerio de Vargas Lucas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447933493683762" calcext:value-type="float">
            <text:p>0,000448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string" calcext:value-type="string">
            <text:p>Amanda Raquel Bizollo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440221383421611" calcext:value-type="float">
            <text:p>0,000440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string" calcext:value-type="string">
            <text:p>Kristiany Mariely Bender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440221383421611" calcext:value-type="float">
            <text:p>0,000440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string" calcext:value-type="string">
            <text:p>Josiane Marcia Bianchi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440221383421611" calcext:value-type="float">
            <text:p>0,000440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string" calcext:value-type="string">
            <text:p>Andre Camargo Oliveira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83708101971322" calcext:value-type="float">
            <text:p>0,000684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string" calcext:value-type="string">
            <text:p>Iracilma da Silva Sampai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83708101971322" calcext:value-type="float">
            <text:p>0,000684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string" calcext:value-type="string">
            <text:p>Josimara Cristina de Carvalho Oliveira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83708101971322" calcext:value-type="float">
            <text:p>0,000684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string" calcext:value-type="string">
            <text:p>Klenide Borges Santana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83708101971322" calcext:value-type="float">
            <text:p>0,000684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string" calcext:value-type="string">
            <text:p>Neuza Maria Cavalheiro Zenatti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83708101971322" calcext:value-type="float">
            <text:p>0,000684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string" calcext:value-type="string">
            <text:p>Bruna Ribeiro Vieira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58784093377851" calcext:value-type="float">
            <text:p>0,000659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string" calcext:value-type="string">
            <text:p>Leticia Ferreira de Oliveira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58784093377851" calcext:value-type="float">
            <text:p>0,000659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string" calcext:value-type="string">
            <text:p>Luiz Gustavo Santos Miguel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58784093377851" calcext:value-type="float">
            <text:p>0,000659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string" calcext:value-type="string">
            <text:p>Maria Eduarda Leao Dutra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58784093377851" calcext:value-type="float">
            <text:p>0,000659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string" calcext:value-type="string">
            <text:p>Renan Gabriel Conde Santos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58784093377851" calcext:value-type="float">
            <text:p>0,000659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string" calcext:value-type="string">
            <text:p>Gabrielle Louize Lopes Esteves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58784093377851" calcext:value-type="float">
            <text:p>0,000659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string" calcext:value-type="string">
            <text:p>Allynne Avylla Alves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58784093377851" calcext:value-type="float">
            <text:p>0,000659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string" calcext:value-type="string">
            <text:p>Amilcar Cardoso Vilaca Freitas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58784093377851" calcext:value-type="float">
            <text:p>0,000659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Anita Regina Kerber Diniz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58784093377851" calcext:value-type="float">
            <text:p>0,000659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Denise Oliveira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58784093377851" calcext:value-type="float">
            <text:p>0,000659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string" calcext:value-type="string">
            <text:p>Eduarda Cristina Santos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58784093377851" calcext:value-type="float">
            <text:p>0,000659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string" calcext:value-type="string">
            <text:p>Julia Favarett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58784093377851" calcext:value-type="float">
            <text:p>0,000659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Bruna Schoenherr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3213949264029" calcext:value-type="float">
            <text:p>0,000633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string" calcext:value-type="string">
            <text:p>Marina Junges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3213949264029" calcext:value-type="float">
            <text:p>0,000633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string" calcext:value-type="string">
            <text:p>Roselei Aparecida Paulin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3213949264029" calcext:value-type="float">
            <text:p>0,000633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string" calcext:value-type="string">
            <text:p>Geraldo Tremea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3213949264029" calcext:value-type="float">
            <text:p>0,000633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Paula da Luz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3213949264029" calcext:value-type="float">
            <text:p>0,000633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string" calcext:value-type="string">
            <text:p>Adauto Cavalcante Menezes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3" calcext:value-type="float">
            <text:p>0,000631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Adriano Maltezo da Rocha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3" calcext:value-type="float">
            <text:p>0,000631</text:p>
          </table:table-cell>
          <table:table-cell office:value-type="float" office:value="352" calcext:value-type="float">
            <text:p>352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string" calcext:value-type="string">
            <text:p>Ana Lis Pimentel Brilhante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3" calcext:value-type="float">
            <text:p>0,000631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string" calcext:value-type="string">
            <text:p>Ana Paula Venturini Demuner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3" calcext:value-type="float">
            <text:p>0,000631</text:p>
          </table:table-cell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string" calcext:value-type="string">
            <text:p>Andre Assis Pires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3" calcext:value-type="float">
            <text:p>0,000631</text:p>
          </table:table-cell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string" calcext:value-type="string">
            <text:p>Arilmara Abade Bandeira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3" calcext:value-type="float">
            <text:p>0,000631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string" calcext:value-type="string">
            <text:p>Aureane Cristina Teixeira Ferreira Candid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3" calcext:value-type="float">
            <text:p>0,000631</text:p>
          </table:table-cell>
          <table:table-cell office:value-type="float" office:value="352" calcext:value-type="float">
            <text:p>352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string" calcext:value-type="string">
            <text:p>Francisco Sandro Rodrigues Holanda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3" calcext:value-type="float">
            <text:p>0,000631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Gustavo Haddad Souza Vieira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3" calcext:value-type="float">
            <text:p>0,000631</text:p>
          </table:table-cell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string" calcext:value-type="string">
            <text:p>Ivone Vieira da Silva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3" calcext:value-type="float">
            <text:p>0,000631</text:p>
          </table:table-cell>
          <table:table-cell office:value-type="float" office:value="352" calcext:value-type="float">
            <text:p>352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string" calcext:value-type="string">
            <text:p>Jane Barbosa Santos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3" calcext:value-type="float">
            <text:p>0,000631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string" calcext:value-type="string">
            <text:p>Jose dos Santos Machad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3" calcext:value-type="float">
            <text:p>0,000631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string" calcext:value-type="string">
            <text:p>Leidiane Zinger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3" calcext:value-type="float">
            <text:p>0,000631</text:p>
          </table:table-cell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string" calcext:value-type="string">
            <text:p>Lucilea Silva dos Reis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3" calcext:value-type="float">
            <text:p>0,000631</text:p>
          </table:table-cell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string" calcext:value-type="string">
            <text:p>Marco Antonio Camillo de Carvalh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3" calcext:value-type="float">
            <text:p>0,000631</text:p>
          </table:table-cell>
          <table:table-cell office:value-type="float" office:value="352" calcext:value-type="float">
            <text:p>352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string" calcext:value-type="string">
            <text:p>Oscar Mitsuo Yamashita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3" calcext:value-type="float">
            <text:p>0,000631</text:p>
          </table:table-cell>
          <table:table-cell office:value-type="float" office:value="352" calcext:value-type="float">
            <text:p>352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string" calcext:value-type="string">
            <text:p>Ricardo Adriano Felit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3" calcext:value-type="float">
            <text:p>0,000631</text:p>
          </table:table-cell>
          <table:table-cell office:value-type="float" office:value="352" calcext:value-type="float">
            <text:p>352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string" calcext:value-type="string">
            <text:p>Robson Celestino Meireles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3" calcext:value-type="float">
            <text:p>0,000631</text:p>
          </table:table-cell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string" calcext:value-type="string">
            <text:p>Teli Cristiane Brekowiec Kremer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3" calcext:value-type="float">
            <text:p>0,000631</text:p>
          </table:table-cell>
          <table:table-cell office:value-type="float" office:value="352" calcext:value-type="float">
            <text:p>352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string" calcext:value-type="string">
            <text:p>Toniclay Andrade Nogueira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3" calcext:value-type="float">
            <text:p>0,000631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string" calcext:value-type="string">
            <text:p>Willian Alves Garcia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3" calcext:value-type="float">
            <text:p>0,000631</text:p>
          </table:table-cell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string" calcext:value-type="string">
            <text:p>Carlos Mendes Richte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704706192233635" calcext:value-type="float">
            <text:p>0,000705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string" calcext:value-type="string">
            <text:p>Marcelo dos Santos Coutinho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704706192233635" calcext:value-type="float">
            <text:p>0,000705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string" calcext:value-type="string">
            <text:p>Matheus Pilotto Figueiredo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704706192233635" calcext:value-type="float">
            <text:p>0,000705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string" calcext:value-type="string">
            <text:p>Ricardo Andrade Cava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704706192233635" calcext:value-type="float">
            <text:p>0,000705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string" calcext:value-type="string">
            <text:p>Avanilde Kemczinski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7144531191149" calcext:value-type="float">
            <text:p>0,000671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string" calcext:value-type="string">
            <text:p>Caroline Kruger Coral Gol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7144531191149" calcext:value-type="float">
            <text:p>0,000671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string" calcext:value-type="string">
            <text:p>Elisa Brum Preste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7144531191149" calcext:value-type="float">
            <text:p>0,000671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string" calcext:value-type="string">
            <text:p>Jakson Klint Melle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7144531191149" calcext:value-type="float">
            <text:p>0,000671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string" calcext:value-type="string">
            <text:p>Kariston Pereira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7144531191149" calcext:value-type="float">
            <text:p>0,000671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string" calcext:value-type="string">
            <text:p>Maria Eduarda Comassetto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7144531191149" calcext:value-type="float">
            <text:p>0,000671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string" calcext:value-type="string">
            <text:p>Natalia Silveira Antune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7144531191149" calcext:value-type="float">
            <text:p>0,000671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string" calcext:value-type="string">
            <text:p>Rhaiana Inajara Lourenco Lope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7144531191149" calcext:value-type="float">
            <text:p>0,000671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string" calcext:value-type="string">
            <text:p>Taiane Dos Santos Kael Pinto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7144531191149" calcext:value-type="float">
            <text:p>0,000671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string" calcext:value-type="string">
            <text:p>Tatiana Comiotto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7144531191149" calcext:value-type="float">
            <text:p>0,000671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string" calcext:value-type="string">
            <text:p>Camila Pegoraro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4967419945597" calcext:value-type="float">
            <text:p>0,000650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string" calcext:value-type="string">
            <text:p>Carlos Eduardo da Silva Pedroso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4967419945597" calcext:value-type="float">
            <text:p>0,000650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string" calcext:value-type="string">
            <text:p>Isabella Dias Barbosa Silveira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4967419945597" calcext:value-type="float">
            <text:p>0,000650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string" calcext:value-type="string">
            <text:p>Livia Argoud Lourenco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4967419945597" calcext:value-type="float">
            <text:p>0,000650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string" calcext:value-type="string">
            <text:p>Marcos Casagrande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4967419945597" calcext:value-type="float">
            <text:p>0,000650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string" calcext:value-type="string">
            <text:p>Adriana Coutinho de Azevedo Guimarae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string" calcext:value-type="string">
            <text:p>Alexandra Folle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string" calcext:value-type="string">
            <text:p>Aline Joana Rolina Wohlmuth Alves dos Santo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string" calcext:value-type="string">
            <text:p>Ariel Cardoso da Silva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string" calcext:value-type="string">
            <text:p>Barbara Nivalda Palharini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string" calcext:value-type="string">
            <text:p>Bianca de Oliveira Martin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string" calcext:value-type="string">
            <text:p>Bruna Alves Santana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string" calcext:value-type="string">
            <text:p>Bruna Maria Genuino Sousa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string" calcext:value-type="string">
            <text:p>Bruno Lopes de Faria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string" calcext:value-type="string">
            <text:p>Carlos Alberto Casali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string" calcext:value-type="string">
            <text:p>Christianne de Faria Coelho Ravagnani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string" calcext:value-type="string">
            <text:p>Claudiane Moreira Costa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string" calcext:value-type="string">
            <text:p>Cleber Silva e Silva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string" calcext:value-type="string">
            <text:p>Daikelly Iglesias Braghirolli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string" calcext:value-type="string">
            <text:p>Daniela da Rocha Vitoria Krolow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string" calcext:value-type="string">
            <text:p>Daniela Guerra Lund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string" calcext:value-type="string">
            <text:p>Danilo Rheinheimer dos Santo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string" calcext:value-type="string">
            <text:p>Diogo Pereira Bezerra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string" calcext:value-type="string">
            <text:p>Diogo Yuri Almeida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string" calcext:value-type="string">
            <text:p>Douglas Versuti Arantes Alvarenga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string" calcext:value-type="string">
            <text:p>Eduarda Vieira de Souza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string" calcext:value-type="string">
            <text:p>Eduardo Luis Konrath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string" calcext:value-type="string">
            <text:p>Fabricio Cesar de Paula Ravagnani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string" calcext:value-type="string">
            <text:p>Fernanda Feijo Poulsen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string" calcext:value-type="string">
            <text:p>Franciane Maria Araldi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string" calcext:value-type="string">
            <text:p>Francisca Francilene Candido Azevedo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string" calcext:value-type="string">
            <text:p>Gelcemar Oliveira Faria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string" calcext:value-type="string">
            <text:p>Guilherme Henrique Cordeiro Xavie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string" calcext:value-type="string">
            <text:p>Isabel Cristina dos Santos Colome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string" calcext:value-type="string">
            <text:p>Ivan Renato Cardoso Krolow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string" calcext:value-type="string">
            <text:p>Ivan Wallan Tertuliano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string" calcext:value-type="string">
            <text:p>Janainne Nunes Alve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string" calcext:value-type="string">
            <text:p>Janety Brunna Souza Oliveira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string" calcext:value-type="string">
            <text:p>Jeferson Takeo Padoan Seki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string" calcext:value-type="string">
            <text:p>Jorge Both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string" calcext:value-type="string">
            <text:p>Keith Brazendale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string" calcext:value-type="string">
            <text:p>Lavinia Kelly de Sa Leitao Varela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string" calcext:value-type="string">
            <text:p>Leandro Lampe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string" calcext:value-type="string">
            <text:p>Leticia Leal Moreira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string" calcext:value-type="string">
            <text:p>Luana Parcianello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string" calcext:value-type="string">
            <text:p>Marcelo Gomes Alexandre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string" calcext:value-type="string">
            <text:p>Michael Beet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string" calcext:value-type="string">
            <text:p>Miriam Anders Ape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string" calcext:value-type="string">
            <text:p>Paola Naiara Conti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string" calcext:value-type="string">
            <text:p>Patricia Helena Lucas Pranke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string" calcext:value-type="string">
            <text:p>Paulo Giovane Aparecido Lemo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string" calcext:value-type="string">
            <text:p>Paulo Henrique Macedo Lemo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string" calcext:value-type="string">
            <text:p>Pollyana Stefanello Gandin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string" calcext:value-type="string">
            <text:p>Ramony Maria da Silva Reis Oliveira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string" calcext:value-type="string">
            <text:p>Renato Zanella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string" calcext:value-type="string">
            <text:p>Robert Weave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string" calcext:value-type="string">
            <text:p>Rodrigo Pivoto Mulazzani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string" calcext:value-type="string">
            <text:p>Rosana Lopes da Silva Garcia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string" calcext:value-type="string">
            <text:p>Rudolph dos Santos Gomes Pereira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string" calcext:value-type="string">
            <text:p>Suzana Rosa de Souza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string" calcext:value-type="string">
            <text:p>Tainara Giovana Chaves de Varga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string" calcext:value-type="string">
            <text:p>Tanea Maria Bisognin Garlet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string" calcext:value-type="string">
            <text:p>Vitoria Schiavon da Silva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string" calcext:value-type="string">
            <text:p>Willian Damin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Yakime Brito Adriao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string" calcext:value-type="string">
            <text:p>Andre Schoffe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13915288588122" calcext:value-type="float">
            <text:p>0,000614</text:p>
          </table:table-cell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Franciele de Souza Alve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13915288588122" calcext:value-type="float">
            <text:p>0,000614</text:p>
          </table:table-cell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string" calcext:value-type="string">
            <text:p>Herik Wainer Franco Lima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13915288588122" calcext:value-type="float">
            <text:p>0,000614</text:p>
          </table:table-cell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string" calcext:value-type="string">
            <text:p>Julia Portella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13915288588122" calcext:value-type="float">
            <text:p>0,000614</text:p>
          </table:table-cell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string" calcext:value-type="string">
            <text:p>Juliane Nicolodi Camera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13915288588122" calcext:value-type="float">
            <text:p>0,000614</text:p>
          </table:table-cell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string" calcext:value-type="string">
            <text:p>Junior Almeida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13915288588122" calcext:value-type="float">
            <text:p>0,000614</text:p>
          </table:table-cell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string" calcext:value-type="string">
            <text:p>Marina Lucia Evangelista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13915288588122" calcext:value-type="float">
            <text:p>0,000614</text:p>
          </table:table-cell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string" calcext:value-type="string">
            <text:p>Rodrigo Corbellini Orlandi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13915288588122" calcext:value-type="float">
            <text:p>0,000614</text:p>
          </table:table-cell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Thais Esmerio Pimente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13915288588122" calcext:value-type="float">
            <text:p>0,000614</text:p>
          </table:table-cell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William Rubbioli Cordeiro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13915288588122" calcext:value-type="float">
            <text:p>0,000614</text:p>
          </table:table-cell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string" calcext:value-type="string">
            <text:p>Alberto Fontanella Brighenti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585577891169405" calcext:value-type="float">
            <text:p>0,00058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string" calcext:value-type="string">
            <text:p>Alcemir Nabir Kowa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585577891169405" calcext:value-type="float">
            <text:p>0,00058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string" calcext:value-type="string">
            <text:p>Betina Pereira de Bem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585577891169405" calcext:value-type="float">
            <text:p>0,00058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string" calcext:value-type="string">
            <text:p>Bruno Bonin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585577891169405" calcext:value-type="float">
            <text:p>0,00058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string" calcext:value-type="string">
            <text:p>Eduarda Schmidt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585577891169405" calcext:value-type="float">
            <text:p>0,00058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string" calcext:value-type="string">
            <text:p>Leo Rufato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585577891169405" calcext:value-type="float">
            <text:p>0,00058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string" calcext:value-type="string">
            <text:p>Rabechlt Stange Almeida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585577891169405" calcext:value-type="float">
            <text:p>0,00058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string" calcext:value-type="string">
            <text:p>Ricardo Allebrandt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585577891169405" calcext:value-type="float">
            <text:p>0,00058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string" calcext:value-type="string">
            <text:p>Thalia Aparecida Silva Macie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585577891169405" calcext:value-type="float">
            <text:p>0,00058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string" calcext:value-type="string">
            <text:p>Thuany Levandoski Jansen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585577891169405" calcext:value-type="float">
            <text:p>0,00058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string" calcext:value-type="string">
            <text:p>Gleidyane Novais Lope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537193549510592" calcext:value-type="float">
            <text:p>0,000537</text:p>
          </table:table-cell>
          <table:table-cell office:value-type="float" office:value="337" calcext:value-type="float">
            <text:p>337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Kennedy Santos Gonzaga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537193549510592" calcext:value-type="float">
            <text:p>0,000537</text:p>
          </table:table-cell>
          <table:table-cell office:value-type="float" office:value="337" calcext:value-type="float">
            <text:p>337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Khyson Gomes Abreu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537193549510592" calcext:value-type="float">
            <text:p>0,000537</text:p>
          </table:table-cell>
          <table:table-cell office:value-type="float" office:value="337" calcext:value-type="float">
            <text:p>337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string" calcext:value-type="string">
            <text:p>Luiz Eduardo Souza Muniz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537193549510592" calcext:value-type="float">
            <text:p>0,000537</text:p>
          </table:table-cell>
          <table:table-cell office:value-type="float" office:value="337" calcext:value-type="float">
            <text:p>337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string" calcext:value-type="string">
            <text:p>Paulo Henrique de Almeida Cartaxo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537193549510592" calcext:value-type="float">
            <text:p>0,000537</text:p>
          </table:table-cell>
          <table:table-cell office:value-type="float" office:value="337" calcext:value-type="float">
            <text:p>337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string" calcext:value-type="string">
            <text:p>Alana Nunes Centeno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498631230774139" calcext:value-type="float">
            <text:p>0,000499</text:p>
          </table:table-cell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string" calcext:value-type="string">
            <text:p>Philippe Braga Morae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498631230774139" calcext:value-type="float">
            <text:p>0,000499</text:p>
          </table:table-cell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string" calcext:value-type="string">
            <text:p>Samara Tolentino Cecconello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498631230774139" calcext:value-type="float">
            <text:p>0,000499</text:p>
          </table:table-cell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string" calcext:value-type="string">
            <text:p>Antonia Clarycy Alves Barros Nojosa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492888232719926" calcext:value-type="float">
            <text:p>0,000493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string" calcext:value-type="string">
            <text:p>Eduardo da Silva Firmino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492888232719926" calcext:value-type="float">
            <text:p>0,000493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string" calcext:value-type="string">
            <text:p>Gabriela Clemente Brito Saldanha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492888232719926" calcext:value-type="float">
            <text:p>0,000493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string" calcext:value-type="string">
            <text:p>Marcelo Henrique Freitas Saraiva Guerra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492888232719926" calcext:value-type="float">
            <text:p>0,000493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string" calcext:value-type="string">
            <text:p>Andre Luiz Kulkamp de Souza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481764534717848" calcext:value-type="float">
            <text:p>0,000482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string" calcext:value-type="string">
            <text:p>Angelica Bende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481764534717848" calcext:value-type="float">
            <text:p>0,000482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string" calcext:value-type="string">
            <text:p>Pedro Kaltbach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481764534717848" calcext:value-type="float">
            <text:p>0,000482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string" calcext:value-type="string">
            <text:p>Suelen Braga de Andrade Kaltbach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481764534717848" calcext:value-type="float">
            <text:p>0,000482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string" calcext:value-type="string">
            <text:p>Vagner Brasil Costa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481764534717848" calcext:value-type="float">
            <text:p>0,000482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string" calcext:value-type="string">
            <text:p>Cristiele Bergmann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445147300123525" calcext:value-type="float">
            <text:p>0,000445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Leandro da Rosa Macie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445147300123525" calcext:value-type="float">
            <text:p>0,000445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string" calcext:value-type="string">
            <text:p>Camila Garcia Souza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407407876653172" calcext:value-type="float">
            <text:p>0,000407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string" calcext:value-type="string">
            <text:p>Norton Victor Sampaio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407407876653172" calcext:value-type="float">
            <text:p>0,000407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string" calcext:value-type="string">
            <text:p>Evaldo da Conceicao Silva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99594844428905" calcext:value-type="float">
            <text:p>0,000700</text:p>
          </table:table-cell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string" calcext:value-type="string">
            <text:p>Gabriel de Souza Ferreira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99594844428905" calcext:value-type="float">
            <text:p>0,000700</text:p>
          </table:table-cell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string" calcext:value-type="string">
            <text:p>Renan Martinielli Goncalves Rosa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99594844428905" calcext:value-type="float">
            <text:p>0,000700</text:p>
          </table:table-cell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string" calcext:value-type="string">
            <text:p>Maicon Mateus de Medeiros Santos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99594844428905" calcext:value-type="float">
            <text:p>0,000700</text:p>
          </table:table-cell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string" calcext:value-type="string">
            <text:p>Alexandre Jesus da Silva Machado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89898552421363" calcext:value-type="float">
            <text:p>0,00069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string" calcext:value-type="string">
            <text:p>Rosa Maria Piccoli da Cunha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89898552421363" calcext:value-type="float">
            <text:p>0,00069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string" calcext:value-type="string">
            <text:p>Tania Mara da Silva Vigorito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89898552421363" calcext:value-type="float">
            <text:p>0,00069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string" calcext:value-type="string">
            <text:p>Claudia Costa Caldeira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69126782293087" calcext:value-type="float">
            <text:p>0,000669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string" calcext:value-type="string">
            <text:p>Daiane Aparecida Krew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69126782293087" calcext:value-type="float">
            <text:p>0,000669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string" calcext:value-type="string">
            <text:p>Laurett de Brum Mackmill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69126782293087" calcext:value-type="float">
            <text:p>0,000669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string" calcext:value-type="string">
            <text:p>Leticia Ramon de Medeiros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69126782293087" calcext:value-type="float">
            <text:p>0,000669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string" calcext:value-type="string">
            <text:p>Cassiana Hygino Machado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69126782293087" calcext:value-type="float">
            <text:p>0,000669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string" calcext:value-type="string">
            <text:p>Dilcineia Correia da Silva Meneguelli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69126782293087" calcext:value-type="float">
            <text:p>0,000669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string" calcext:value-type="string">
            <text:p>Ronald dos Santos Merlim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69126782293087" calcext:value-type="float">
            <text:p>0,000669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string" calcext:value-type="string">
            <text:p>Vanessa dos Santos Merlim Saraiva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69126782293087" calcext:value-type="float">
            <text:p>0,000669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string" calcext:value-type="string">
            <text:p>Camila Gouvea Facur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50762819850548" calcext:value-type="float">
            <text:p>0,000651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string" calcext:value-type="string">
            <text:p>Claiton Luiz de Almeida Filho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50762819850548" calcext:value-type="float">
            <text:p>0,000651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string" calcext:value-type="string">
            <text:p>Milena Vieira Dias do Santos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50762819850548" calcext:value-type="float">
            <text:p>0,000651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string" calcext:value-type="string">
            <text:p>Thais Borba Carneiro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50762819850548" calcext:value-type="float">
            <text:p>0,000651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string" calcext:value-type="string">
            <text:p>Daniele de Souza Barbosa Fogaca Reis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50762819850547" calcext:value-type="float">
            <text:p>0,000651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string" calcext:value-type="string">
            <text:p>Davi da Cunha Morales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50762819850547" calcext:value-type="float">
            <text:p>0,000651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string" calcext:value-type="string">
            <text:p>Juliana Schmitt de Nonohay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50762819850547" calcext:value-type="float">
            <text:p>0,000651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string" calcext:value-type="string">
            <text:p>Simone Caterina Kapusta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50762819850547" calcext:value-type="float">
            <text:p>0,000651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string" calcext:value-type="string">
            <text:p>Joao Batista da Silva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44593720828379" calcext:value-type="float">
            <text:p>0,000645</text:p>
          </table:table-cell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string" calcext:value-type="string">
            <text:p>Maria Helena Andrad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44593720828379" calcext:value-type="float">
            <text:p>0,000645</text:p>
          </table:table-cell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string" calcext:value-type="string">
            <text:p>Adriana de Oliveira Afonso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386" calcext:value-type="float">
            <text:p>386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string" calcext:value-type="string">
            <text:p>Alessandro Ferreira Alves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string" calcext:value-type="string">
            <text:p>Alexandra Goede de Souza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string" calcext:value-type="string">
            <text:p>Alexandre Pitol Boeira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string" calcext:value-type="string">
            <text:p>Aline Araujo do Carmo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string" calcext:value-type="string">
            <text:p>Aline Nunes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string" calcext:value-type="string">
            <text:p>Aliny de Alcantara Missias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string" calcext:value-type="string">
            <text:p>Anderson Garcia Silveira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string" calcext:value-type="string">
            <text:p>Andrea Cristina Konrath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string" calcext:value-type="string">
            <text:p>Andreza dos Santos Oliveira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string" calcext:value-type="string">
            <text:p>Ane Kelly dos Santos da Silva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string" calcext:value-type="string">
            <text:p>Angelica Schmitz Heinzen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string" calcext:value-type="string">
            <text:p>Bianca Carina Valent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string" calcext:value-type="string">
            <text:p>Carla Maria Garlet de Pelegrin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string" calcext:value-type="string">
            <text:p>Carlise Patricia Pivetta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string" calcext:value-type="string">
            <text:p>Cindy Magda Araujo dos Santos Freir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string" calcext:value-type="string">
            <text:p>Daniel Almeida Hecktheu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string" calcext:value-type="string">
            <text:p>Deisi Maria Vargas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string" calcext:value-type="string">
            <text:p>Doralice Lobato de Oliveira Fisch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string" calcext:value-type="string">
            <text:p>Drauzio Correia Gama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string" calcext:value-type="string">
            <text:p>Ednei Santos de Almeida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string" calcext:value-type="string">
            <text:p>Eduardo Farias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334" calcext:value-type="float">
            <text:p>334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string" calcext:value-type="string">
            <text:p>Edwin Vladimir Cardoza Galdamez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string" calcext:value-type="string">
            <text:p>Fabio Andre Sangiogo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339" calcext:value-type="float">
            <text:p>339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string" calcext:value-type="string">
            <text:p>Fabricia Holz Dias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string" calcext:value-type="string">
            <text:p>Fabricio Pelloso Piurcosky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string" calcext:value-type="string">
            <text:p>Felipe Augusto dos Santos Mendes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string" calcext:value-type="string">
            <text:p>Felipe Dorneles Zulian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string" calcext:value-type="string">
            <text:p>Fernanda Lucia Cardoso Silva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string" calcext:value-type="string">
            <text:p>Franklin Ferreira de Farias Nobrega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string" calcext:value-type="string">
            <text:p>Gabriela Alves de Araujo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string" calcext:value-type="string">
            <text:p>Gislaine Camila Lapasini Leal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string" calcext:value-type="string">
            <text:p>Helena Doeg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string" calcext:value-type="string">
            <text:p>Henriqueta Monalisa Farias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string" calcext:value-type="string">
            <text:p>Janisson Batista de Jesus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string" calcext:value-type="string">
            <text:p>Jessica Hensing Nilles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string" calcext:value-type="string">
            <text:p>Jhonatas da Silva Nunes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339" calcext:value-type="float">
            <text:p>339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string" calcext:value-type="string">
            <text:p>Jonas Linzmey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string" calcext:value-type="string">
            <text:p>Jose Ednesio da Cruz Freir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string" calcext:value-type="string">
            <text:p>Jose Edvar Monteiro Junio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string" calcext:value-type="string">
            <text:p>Jose Gerardo Carneiro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string" calcext:value-type="string">
            <text:p>Leandro Campelo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334" calcext:value-type="float">
            <text:p>334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string" calcext:value-type="string">
            <text:p>Leonardo de Oliveira Neves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string" calcext:value-type="string">
            <text:p>Leonardo Missiaggia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string" calcext:value-type="string">
            <text:p>Leonardo Oliboni do Amaral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string" calcext:value-type="string">
            <text:p>Leticia Dayanna Ferreira de Melo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string" calcext:value-type="string">
            <text:p>Lilian Barbosa Goncalves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string" calcext:value-type="string">
            <text:p>Lorena de Oliveira Torres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386" calcext:value-type="float">
            <text:p>386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string" calcext:value-type="string">
            <text:p>Luciane Coutinho de Azevedo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string" calcext:value-type="string">
            <text:p>Luiz Ricardo Nakamura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string" calcext:value-type="string">
            <text:p>Marcelo Moller Alves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339" calcext:value-type="float">
            <text:p>339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string" calcext:value-type="string">
            <text:p>Marcos Giovane de Quevedo Rijo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string" calcext:value-type="string">
            <text:p>Marcos Paulo Linzmey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string" calcext:value-type="string">
            <text:p>Mariana da Silva Cardoso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386" calcext:value-type="float">
            <text:p>386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string" calcext:value-type="string">
            <text:p>Mariane Coelho Amaral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string" calcext:value-type="string">
            <text:p>Mariangela de Souza Damasceno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string" calcext:value-type="string">
            <text:p>Marilia Michalski de Pieri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string" calcext:value-type="string">
            <text:p>Matheus de Lima Rufino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339" calcext:value-type="float">
            <text:p>339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string" calcext:value-type="string">
            <text:p>Natalia Raquel Silva Oliveira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string" calcext:value-type="string">
            <text:p>Nestor Bremm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string" calcext:value-type="string">
            <text:p>Pedro dos Santos Portugal Junio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string" calcext:value-type="string">
            <text:p>Pedro Sanches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334" calcext:value-type="float">
            <text:p>334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string" calcext:value-type="string">
            <text:p>Poliany Silva Rocha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string" calcext:value-type="string">
            <text:p>Rafael Trindade Maia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string" calcext:value-type="string">
            <text:p>Raul Sebastiao Cota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string" calcext:value-type="string">
            <text:p>Renan Antonio da Silva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string" calcext:value-type="string">
            <text:p>Roberio Anastacio Ferreira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string" calcext:value-type="string">
            <text:p>Rodrigo Ferraz Ramos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string" calcext:value-type="string">
            <text:p>Rodrigo Franklin Frogeri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string" calcext:value-type="string">
            <text:p>Rodrigo Grazinoli Garrido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386" calcext:value-type="float">
            <text:p>386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string" calcext:value-type="string">
            <text:p>Suelen Carneiro de Medeiros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string" calcext:value-type="string">
            <text:p>Syntia Lemos Cotrim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string" calcext:value-type="string">
            <text:p>Taiane Custodio Soares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string" calcext:value-type="string">
            <text:p>Tales Natan Freitas da Silva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string" calcext:value-type="string">
            <text:p>Tangela Denise Perleberg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string" calcext:value-type="string">
            <text:p>Theo Lahorgue Roscoff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339" calcext:value-type="float">
            <text:p>339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string" calcext:value-type="string">
            <text:p>Viviane Leite Dias de Mattos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string" calcext:value-type="string">
            <text:p>Willian Maciel Muniz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386" calcext:value-type="float">
            <text:p>386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string" calcext:value-type="string">
            <text:p>Adriane dal Bo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23464093659927" calcext:value-type="float">
            <text:p>0,00062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string" calcext:value-type="string">
            <text:p>Valeria Oliveira Ferreira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23464093659927" calcext:value-type="float">
            <text:p>0,00062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string" calcext:value-type="string">
            <text:p>Felismina de Sousa Neta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21001785324125" calcext:value-type="float">
            <text:p>0,000621</text:p>
          </table:table-cell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string" calcext:value-type="string">
            <text:p>Jose Ademir Damasceno Junio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21001785324125" calcext:value-type="float">
            <text:p>0,000621</text:p>
          </table:table-cell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string" calcext:value-type="string">
            <text:p>Lara Ronise de Negreiros Pinto Scipiao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21001785324125" calcext:value-type="float">
            <text:p>0,000621</text:p>
          </table:table-cell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string" calcext:value-type="string">
            <text:p>Maria Jose Costa dos Santos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21001785324125" calcext:value-type="float">
            <text:p>0,000621</text:p>
          </table:table-cell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string" calcext:value-type="string">
            <text:p>Alexandra Garcia Mascarenhas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1418710787667" calcext:value-type="float">
            <text:p>0,00061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string" calcext:value-type="string">
            <text:p>Anselmo Camargo Basilio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1418710787667" calcext:value-type="float">
            <text:p>0,00061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string" calcext:value-type="string">
            <text:p>Jose Luiz Lopes Itturiet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1418710787667" calcext:value-type="float">
            <text:p>0,00061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string" calcext:value-type="string">
            <text:p>Vitor Paniz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1418710787667" calcext:value-type="float">
            <text:p>0,00061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string" calcext:value-type="string">
            <text:p>Antonio Cardoso Oliveira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09132219274506" calcext:value-type="float">
            <text:p>0,000609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string" calcext:value-type="string">
            <text:p>Jandre Correa Batista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09132219274506" calcext:value-type="float">
            <text:p>0,000609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string" calcext:value-type="string">
            <text:p>Leonardo Betemps Kontz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09132219274506" calcext:value-type="float">
            <text:p>0,000609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string" calcext:value-type="string">
            <text:p>Jonata Meting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598371336941981" calcext:value-type="float">
            <text:p>0,00059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string" calcext:value-type="string">
            <text:p>Lucas Monteiro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598371336941981" calcext:value-type="float">
            <text:p>0,00059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string" calcext:value-type="string">
            <text:p>Cristina de Souza Dutra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588713279247817" calcext:value-type="float">
            <text:p>0,000589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string" calcext:value-type="string">
            <text:p>Ilis Angela Wickboldt Manetti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588713279247817" calcext:value-type="float">
            <text:p>0,000589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string" calcext:value-type="string">
            <text:p>Valesca de Matos Duart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588713279247817" calcext:value-type="float">
            <text:p>0,000589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string" calcext:value-type="string">
            <text:p>Daniela Caetano Cardoso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583889954308969" calcext:value-type="float">
            <text:p>0,00058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string" calcext:value-type="string">
            <text:p>Deise Coelho de Souza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583889954308969" calcext:value-type="float">
            <text:p>0,000584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string" calcext:value-type="string">
            <text:p>Lorena Alves Oliveira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583889954308969" calcext:value-type="float">
            <text:p>0,00058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string" calcext:value-type="string">
            <text:p>Patricia Paiva Carvalho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583889954308969" calcext:value-type="float">
            <text:p>0,000584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string" calcext:value-type="string">
            <text:p>Rheugma Ferraz Moreira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583889954308969" calcext:value-type="float">
            <text:p>0,00058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string" calcext:value-type="string">
            <text:p>Tales Vilela Santeiro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583889954308969" calcext:value-type="float">
            <text:p>0,000584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string" calcext:value-type="string">
            <text:p>Aline Brum Argenta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573419641539312" calcext:value-type="float">
            <text:p>0,000573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string" calcext:value-type="string">
            <text:p>Andreia Medianeira Trindade Bandeira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573419641539312" calcext:value-type="float">
            <text:p>0,000573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string" calcext:value-type="string">
            <text:p>Fabiani Franco de Alves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573419641539312" calcext:value-type="float">
            <text:p>0,000573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string" calcext:value-type="string">
            <text:p>Luciane Rosa de Oliveira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573419641539312" calcext:value-type="float">
            <text:p>0,000573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string" calcext:value-type="string">
            <text:p>Virginia Ostroski Salles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568185631498117" calcext:value-type="float">
            <text:p>0,000568</text:p>
          </table:table-cell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string" calcext:value-type="string">
            <text:p>Antonio Carlos Frasson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568185631498116" calcext:value-type="float">
            <text:p>0,000568</text:p>
          </table:table-cell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string" calcext:value-type="string">
            <text:p>Awdry Feisser Miquelin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568185631498116" calcext:value-type="float">
            <text:p>0,000568</text:p>
          </table:table-cell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string" calcext:value-type="string">
            <text:p>Bernardo dos Santos Vaz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560551005449277" calcext:value-type="float">
            <text:p>0,000561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string" calcext:value-type="string">
            <text:p>Caroline Oswald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560551005449277" calcext:value-type="float">
            <text:p>0,000561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string" calcext:value-type="string">
            <text:p>Helena Bettin Fost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560551005449277" calcext:value-type="float">
            <text:p>0,000561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string" calcext:value-type="string">
            <text:p>Ricardo Peraca Toralles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560551005449277" calcext:value-type="float">
            <text:p>0,000561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string" calcext:value-type="string">
            <text:p>Eliana Claudia Mayumi Ishikawa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555507412658866" calcext:value-type="float">
            <text:p>0,00055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string" calcext:value-type="string">
            <text:p>Ezequiel Gueib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555507412658866" calcext:value-type="float">
            <text:p>0,00055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string" calcext:value-type="string">
            <text:p>Simone Nasser Matos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555507412658866" calcext:value-type="float">
            <text:p>0,00055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string" calcext:value-type="string">
            <text:p>Carina Costa Estrela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549382500633512" calcext:value-type="float">
            <text:p>0,000549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string" calcext:value-type="string">
            <text:p>Filipe Gravato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549382500633512" calcext:value-type="float">
            <text:p>0,000549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string" calcext:value-type="string">
            <text:p>Jose Antonio Weykamp da Cruz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549382500633512" calcext:value-type="float">
            <text:p>0,000549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string" calcext:value-type="string">
            <text:p>Marcelo Moreira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549382500633512" calcext:value-type="float">
            <text:p>0,000549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string" calcext:value-type="string">
            <text:p>Fabio Clasen Chaves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54677750148796" calcext:value-type="float">
            <text:p>0,000547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string" calcext:value-type="string">
            <text:p>Josiane Freitas Chim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54677750148796" calcext:value-type="float">
            <text:p>0,000547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string" calcext:value-type="string">
            <text:p>Roseane Farias D'Avila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54677750148796" calcext:value-type="float">
            <text:p>0,000547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string" calcext:value-type="string">
            <text:p>Suzan Almeida Freda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54677750148796" calcext:value-type="float">
            <text:p>0,000547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string" calcext:value-type="string">
            <text:p>Cristina Copstein Cuchiara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541939016797097" calcext:value-type="float">
            <text:p>0,000542</text:p>
          </table:table-cell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string" calcext:value-type="string">
            <text:p>Diego Augusto Santos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541939016797097" calcext:value-type="float">
            <text:p>0,000542</text:p>
          </table:table-cell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string" calcext:value-type="string">
            <text:p>Fernando Luis Hillebrand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541939016797097" calcext:value-type="float">
            <text:p>0,000542</text:p>
          </table:table-cell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string" calcext:value-type="string">
            <text:p>Gabriel Rodrigues de Castro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541939016797097" calcext:value-type="float">
            <text:p>0,000542</text:p>
          </table:table-cell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string" calcext:value-type="string">
            <text:p>Gabriela Santos Leit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541939016797097" calcext:value-type="float">
            <text:p>0,000542</text:p>
          </table:table-cell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string" calcext:value-type="string">
            <text:p>Karina Machado Silva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541939016797097" calcext:value-type="float">
            <text:p>0,000542</text:p>
          </table:table-cell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string" calcext:value-type="string">
            <text:p>Rafael Pivotto Bortolotto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541939016797097" calcext:value-type="float">
            <text:p>0,000542</text:p>
          </table:table-cell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string" calcext:value-type="string">
            <text:p>Vagner Ribeiro Gai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541939016797097" calcext:value-type="float">
            <text:p>0,000542</text:p>
          </table:table-cell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string" calcext:value-type="string">
            <text:p>Carla Rosane da Silva Mota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539690359515142" calcext:value-type="float">
            <text:p>0,000540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string" calcext:value-type="string">
            <text:p>Demaicon Schmidt Pet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539690359515142" calcext:value-type="float">
            <text:p>0,000540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string" calcext:value-type="string">
            <text:p>Gisela Lange do Amaral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539690359515142" calcext:value-type="float">
            <text:p>0,000540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string" calcext:value-type="string">
            <text:p>Beatriz Von Simonyi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526741934937766" calcext:value-type="float">
            <text:p>0,000527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string" calcext:value-type="string">
            <text:p>Joao Batista dos Santos Junio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526741934937766" calcext:value-type="float">
            <text:p>0,000527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string" calcext:value-type="string">
            <text:p>Luiz Carlos Leite Junio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526741934937766" calcext:value-type="float">
            <text:p>0,000527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string" calcext:value-type="string">
            <text:p>Wander Botero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526741934937766" calcext:value-type="float">
            <text:p>0,000527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string" calcext:value-type="string">
            <text:p>Nathalie Tissot Boiaski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522997470725974" calcext:value-type="float">
            <text:p>0,000523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string" calcext:value-type="string">
            <text:p>Simone Erotildes Teleginski Ferraz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522997470725974" calcext:value-type="float">
            <text:p>0,000523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string" calcext:value-type="string">
            <text:p>Eduarda Kalena Kirsch de Ramos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520785696360457" calcext:value-type="float">
            <text:p>0,000521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string" calcext:value-type="string">
            <text:p>Sabrina Vizolli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520785696360457" calcext:value-type="float">
            <text:p>0,000521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string" calcext:value-type="string">
            <text:p>Willian I. Santos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520785696360457" calcext:value-type="float">
            <text:p>0,000521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string" calcext:value-type="string">
            <text:p>Aline Zanquetti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520785696360457" calcext:value-type="float">
            <text:p>0,000521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string" calcext:value-type="string">
            <text:p>Amanda Christina Finkl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520785696360457" calcext:value-type="float">
            <text:p>0,000521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string" calcext:value-type="string">
            <text:p>Bruna Maki Utsunomiya Hosoi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520785696360457" calcext:value-type="float">
            <text:p>0,000521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string" calcext:value-type="string">
            <text:p>Leticia Nunes Bierhals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518189830074967" calcext:value-type="float">
            <text:p>0,000518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string" calcext:value-type="string">
            <text:p>Sabrina Manke Schwanz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518189830074967" calcext:value-type="float">
            <text:p>0,000518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string" calcext:value-type="string">
            <text:p>Lilian Medeiros Ribeiro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516620413641242" calcext:value-type="float">
            <text:p>0,000517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string" calcext:value-type="string">
            <text:p>Natanael Rodrigo Xavi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516620413641242" calcext:value-type="float">
            <text:p>0,000517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string" calcext:value-type="string">
            <text:p>Isaias de Souza Silva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487985651105458" calcext:value-type="float">
            <text:p>0,000488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string" calcext:value-type="string">
            <text:p>Otavio Guerson Rodrigues de Angelis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487985651105458" calcext:value-type="float">
            <text:p>0,000488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string" calcext:value-type="string">
            <text:p>Vinicius Resende de Oliviera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487985651105458" calcext:value-type="float">
            <text:p>0,000488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string" calcext:value-type="string">
            <text:p>Willian dos Santos Bento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487985651105458" calcext:value-type="float">
            <text:p>0,000488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string" calcext:value-type="string">
            <text:p>Evelin Cristina Marcon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477204715387715" calcext:value-type="float">
            <text:p>0,000477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string" calcext:value-type="string">
            <text:p>Samara Cristina Romio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477204715387715" calcext:value-type="float">
            <text:p>0,000477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string" calcext:value-type="string">
            <text:p>Vinicius Mateus Maccari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477204715387715" calcext:value-type="float">
            <text:p>0,000477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string" calcext:value-type="string">
            <text:p>Meirelis Corin de Oliveira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463970636997719" calcext:value-type="float">
            <text:p>0,000464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string" calcext:value-type="string">
            <text:p>Latoia Eduarda Maltzahn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450042411846693" calcext:value-type="float">
            <text:p>0,000450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string" calcext:value-type="string">
            <text:p>Lara Kalkmann Goulart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439974532150078" calcext:value-type="float">
            <text:p>0,000440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string" calcext:value-type="string">
            <text:p>Tania Micheline Miorando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439974532150078" calcext:value-type="float">
            <text:p>0,000440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string" calcext:value-type="string">
            <text:p>Amanda da Fonseca Borges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393684027553555" calcext:value-type="float">
            <text:p>0,000394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string" calcext:value-type="string">
            <text:p>Liliane Novelini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393684027553555" calcext:value-type="float">
            <text:p>0,000394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string" calcext:value-type="string">
            <text:p>Maria Cleide da Silva Barroso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392844770152687" calcext:value-type="float">
            <text:p>0,000393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string" calcext:value-type="string">
            <text:p>Fabio Satoshi Higashikawa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342529311166339" calcext:value-type="float">
            <text:p>0,00034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string" calcext:value-type="string">
            <text:p>Rafael Ricardo Cantu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342529311166339" calcext:value-type="float">
            <text:p>0,00034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string" calcext:value-type="string">
            <text:p>Lia Silveira Reinig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337675168452961" calcext:value-type="float">
            <text:p>0,000338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string" calcext:value-type="string">
            <text:p>Candida Elisa Manfio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32901580169675" calcext:value-type="float">
            <text:p>0,000329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string" calcext:value-type="string">
            <text:p>Alana Brandelero Porto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58375933857577" calcext:value-type="float">
            <text:p>0,000658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string" calcext:value-type="string">
            <text:p>Beatriz Menegaz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58375933857577" calcext:value-type="float">
            <text:p>0,000658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string" calcext:value-type="string">
            <text:p>Celine Natali Daronch Tonial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58375933857577" calcext:value-type="float">
            <text:p>0,000658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string" calcext:value-type="string">
            <text:p>Dario Munt de Morae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58375933857577" calcext:value-type="float">
            <text:p>0,000658</text:p>
          </table:table-cell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string" calcext:value-type="string">
            <text:p>Gabriela Bosa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58375933857577" calcext:value-type="float">
            <text:p>0,000658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string" calcext:value-type="string">
            <text:p>Jaqueline Dickel Bilha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58375933857577" calcext:value-type="float">
            <text:p>0,000658</text:p>
          </table:table-cell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string" calcext:value-type="string">
            <text:p>Maria Eduarda Alvarenga de Godoy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58375933857577" calcext:value-type="float">
            <text:p>0,000658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string" calcext:value-type="string">
            <text:p>Nei Fernandes Lope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58375933857577" calcext:value-type="float">
            <text:p>0,000658</text:p>
          </table:table-cell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string" calcext:value-type="string">
            <text:p>Pedro Henrique Dangui Bellardo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58375933857577" calcext:value-type="float">
            <text:p>0,000658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string" calcext:value-type="string">
            <text:p>Rafael Fernandes e Silva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58375933857577" calcext:value-type="float">
            <text:p>0,000658</text:p>
          </table:table-cell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string" calcext:value-type="string">
            <text:p>Rodrigo Nascimento da Silva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58375933857577" calcext:value-type="float">
            <text:p>0,000658</text:p>
          </table:table-cell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string" calcext:value-type="string">
            <text:p>Tanice Cristina Korman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58375933857577" calcext:value-type="float">
            <text:p>0,000658</text:p>
          </table:table-cell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string" calcext:value-type="string">
            <text:p>Adriana de Fatima Ferreira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8229807859353" calcext:value-type="float">
            <text:p>0,00063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string" calcext:value-type="string">
            <text:p>Ileizi Luciana Fiorelli Silva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8229807859353" calcext:value-type="float">
            <text:p>0,00063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string" calcext:value-type="string">
            <text:p>Marcia Rejania Lemos de Souza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8229807859353" calcext:value-type="float">
            <text:p>0,00063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string" calcext:value-type="string">
            <text:p>Michelle Silveira Vilanova Costa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61431442116" calcext:value-type="float">
            <text:p>0,000636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string" calcext:value-type="string">
            <text:p>Paulo Victor Coutinho Vieira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61431442116" calcext:value-type="float">
            <text:p>0,000636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string" calcext:value-type="string">
            <text:p>Tirzah D. Avila Silveira Costa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61431442116" calcext:value-type="float">
            <text:p>0,000636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string" calcext:value-type="string">
            <text:p>Cibele Trindade do Nascimento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4383018968762" calcext:value-type="float">
            <text:p>0,000634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string" calcext:value-type="string">
            <text:p>Gabriel Barro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4383018968762" calcext:value-type="float">
            <text:p>0,000634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string" calcext:value-type="string">
            <text:p>Adalgisa Peixoto Ribeiro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string" calcext:value-type="string">
            <text:p>Adriana Mocelim de Souza Lima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string" calcext:value-type="string">
            <text:p>Alessandra Blando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string" calcext:value-type="string">
            <text:p>Alexandra Ferreira Martins Ribeiro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string" calcext:value-type="string">
            <text:p>Alice Pisani Anne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string" calcext:value-type="string">
            <text:p>Alida Rinara Souza Morai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string" calcext:value-type="string">
            <text:p>Amanda Menezes Medeiro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string" calcext:value-type="string">
            <text:p>Ana Lucia Olivo Rosas Moreira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444" calcext:value-type="float">
            <text:p>444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string" calcext:value-type="string">
            <text:p>Anderson Thiago Monteiro da Silva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string" calcext:value-type="string">
            <text:p>Andrei Z. Cavalheiro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string" calcext:value-type="string">
            <text:p>Barbara Candido Braz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444" calcext:value-type="float">
            <text:p>444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string" calcext:value-type="string">
            <text:p>Bianca Lazzaretti Motta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string" calcext:value-type="string">
            <text:p>Carla Jorge Machado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string" calcext:value-type="string">
            <text:p>Cicero Coelho de Escoba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string" calcext:value-type="string">
            <text:p>Claudia Cristina Aguiar Pereira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string" calcext:value-type="string">
            <text:p>Cristiane Kelly Aquino dos Santo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string" calcext:value-type="string">
            <text:p>Daiana Luiza de Sa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string" calcext:value-type="string">
            <text:p>Daniela Vieira Goulart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string" calcext:value-type="string">
            <text:p>Debora Soares de Britoo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string" calcext:value-type="string">
            <text:p>Denirio Itamar Lopes Marque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string" calcext:value-type="string">
            <text:p>Diovana Daugs Forte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string" calcext:value-type="string">
            <text:p>Eleazar Marinho de Freitas Lucena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string" calcext:value-type="string">
            <text:p>Eliane Aparecida Galvao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254" calcext:value-type="float">
            <text:p>254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string" calcext:value-type="string">
            <text:p>Erico Kunde Correa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string" calcext:value-type="string">
            <text:p>Estelio Henrique Martin Danta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string" calcext:value-type="string">
            <text:p>Fabiane Cristina Pereira Marcilio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string" calcext:value-type="string">
            <text:p>Fabricio Moraes Pereira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string" calcext:value-type="string">
            <text:p>Felipe Bier de Mello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string" calcext:value-type="string">
            <text:p>Fernanda Figueira Marqueza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254" calcext:value-type="float">
            <text:p>254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string" calcext:value-type="string">
            <text:p>Fernanda Trombetta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string" calcext:value-type="string">
            <text:p>Gabriel Schwendler Soare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328" calcext:value-type="float">
            <text:p>328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string" calcext:value-type="string">
            <text:p>Gabriela Borba Silveira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string" calcext:value-type="string">
            <text:p>Gilvane de Lima Araujo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string" calcext:value-type="string">
            <text:p>Graziella Lage Oliveira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string" calcext:value-type="string">
            <text:p>Hilda Helena Sovierzoski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string" calcext:value-type="string">
            <text:p>James Rocha Rodrigues de Melo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string" calcext:value-type="string">
            <text:p>Jander Luis Fernandes Monk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string" calcext:value-type="string">
            <text:p>Janete Cordeiro Lorenzoni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254" calcext:value-type="float">
            <text:p>254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string" calcext:value-type="string">
            <text:p>Janine Bendorovicz Trevisa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string" calcext:value-type="string">
            <text:p>Jaqueline de Lima Kssesinski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string" calcext:value-type="string">
            <text:p>Jonathan Henriques do Amaral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string" calcext:value-type="string">
            <text:p>Josiel Lopes Valadare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string" calcext:value-type="string">
            <text:p>Julia Sa Brito Martin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string" calcext:value-type="string">
            <text:p>Juliana Bezerra dos Santo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string" calcext:value-type="string">
            <text:p>Juliane Cristine Dias de Barros Jankowsk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string" calcext:value-type="string">
            <text:p>Kellen Oliveira de Freita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string" calcext:value-type="string">
            <text:p>Lelio dos Santos Falcao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string" calcext:value-type="string">
            <text:p>Lidiane Bedi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string" calcext:value-type="string">
            <text:p>Lidiane Schmalfuss Valadao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string" calcext:value-type="string">
            <text:p>Liliane Silva do Nascimento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string" calcext:value-type="string">
            <text:p>Lucas Vanini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string" calcext:value-type="string">
            <text:p>Lucia Helena Costa Braz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string" calcext:value-type="string">
            <text:p>Lucken Bueno Luca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string" calcext:value-type="string">
            <text:p>Luiza Stertz Teixeira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328" calcext:value-type="float">
            <text:p>328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string" calcext:value-type="string">
            <text:p>Marcelo Dutra da Silva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string" calcext:value-type="string">
            <text:p>Marcelo Moraes Galarca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string" calcext:value-type="string">
            <text:p>Marcelo Valerio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444" calcext:value-type="float">
            <text:p>444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string" calcext:value-type="string">
            <text:p>Marcielly Dayanne Gomes Ferreira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string" calcext:value-type="string">
            <text:p>Marcio Francisco Denzer Krug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string" calcext:value-type="string">
            <text:p>Marco Antonio Pereira Teixeira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string" calcext:value-type="string">
            <text:p>Marconi Silva Miranda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string" calcext:value-type="string">
            <text:p>Maria Laura Rosa e Roy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328" calcext:value-type="float">
            <text:p>328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string" calcext:value-type="string">
            <text:p>Maria Rute Depoi da Silva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254" calcext:value-type="float">
            <text:p>254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string" calcext:value-type="string">
            <text:p>Mariana Costa Lourenco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string" calcext:value-type="string">
            <text:p>Mariana Jantsch de Souza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328" calcext:value-type="float">
            <text:p>328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string" calcext:value-type="string">
            <text:p>Matheus Falcao Santos Marinho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string" calcext:value-type="string">
            <text:p>Mauricio Costa Cabreira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string" calcext:value-type="string">
            <text:p>Mikeias Santos dos Santo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string" calcext:value-type="string">
            <text:p>Miria Dantas Pereira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string" calcext:value-type="string">
            <text:p>Patricia Ignacio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string" calcext:value-type="string">
            <text:p>Rafael Falcao Brey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string" calcext:value-type="string">
            <text:p>Raquel Milani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string" calcext:value-type="string">
            <text:p>Regis da Silva Pereira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string" calcext:value-type="string">
            <text:p>Renata Abreu Rodrigue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string" calcext:value-type="string">
            <text:p>Renato Amorim da Silva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string" calcext:value-type="string">
            <text:p>Ricardo Ferreira das Neve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string" calcext:value-type="string">
            <text:p>Robert Reiziger de Melo Rodrigue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string" calcext:value-type="string">
            <text:p>Roberta de Oliveira Martins e Tiago de Avila Antune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string" calcext:value-type="string">
            <text:p>Rodrigo Cavasini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string" calcext:value-type="string">
            <text:p>Rosa Shizue Ab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string" calcext:value-type="string">
            <text:p>Sergio Roberto Kieling Franco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string" calcext:value-type="string">
            <text:p>Silvia Regina Grando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string" calcext:value-type="string">
            <text:p>Simone Lucca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string" calcext:value-type="string">
            <text:p>Suelem Viana Macedo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string" calcext:value-type="string">
            <text:p>Valmir Elemar Zimmerman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string" calcext:value-type="string">
            <text:p>Vanessa Iansen Rodrigue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string" calcext:value-type="string">
            <text:p>William Junior do Nascimento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444" calcext:value-type="float">
            <text:p>444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string" calcext:value-type="string">
            <text:p>Denise Kriedte da Costa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24944589811583" calcext:value-type="float">
            <text:p>0,000625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string" calcext:value-type="string">
            <text:p>Fabio Mulazzani da Luz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24944589811583" calcext:value-type="float">
            <text:p>0,000625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string" calcext:value-type="string">
            <text:p>Raquel Tusi Tamiosso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24944589811583" calcext:value-type="float">
            <text:p>0,000625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string" calcext:value-type="string">
            <text:p>Rafaela Reis Machado Miranda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22435492532766" calcext:value-type="float">
            <text:p>0,000622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string" calcext:value-type="string">
            <text:p>Raiza Caroline de Oliveira Leal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22435492532766" calcext:value-type="float">
            <text:p>0,000622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string" calcext:value-type="string">
            <text:p>Thiago Duarte Rodrigue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22435492532766" calcext:value-type="float">
            <text:p>0,000622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string" calcext:value-type="string">
            <text:p>Lucas Peres Guimarae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15889488781607" calcext:value-type="float">
            <text:p>0,000616</text:p>
          </table:table-cell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string" calcext:value-type="string">
            <text:p>Maylta dos Anjo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15889488781607" calcext:value-type="float">
            <text:p>0,000616</text:p>
          </table:table-cell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string" calcext:value-type="string">
            <text:p>Valeria Lima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15889488781607" calcext:value-type="float">
            <text:p>0,000616</text:p>
          </table:table-cell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string" calcext:value-type="string">
            <text:p>Cristian Cechinel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15889488781606" calcext:value-type="float">
            <text:p>0,000616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string" calcext:value-type="string">
            <text:p>Emanuel Marques Queiroga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15889488781606" calcext:value-type="float">
            <text:p>0,000616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string" calcext:value-type="string">
            <text:p>Ricardo Matsumura de Araujo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15889488781606" calcext:value-type="float">
            <text:p>0,000616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string" calcext:value-type="string">
            <text:p>Jonas Baronio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09514255135932" calcext:value-type="float">
            <text:p>0,00061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string" calcext:value-type="string">
            <text:p>Luis Roberto da Silva Lamp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09514255135932" calcext:value-type="float">
            <text:p>0,00061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string" calcext:value-type="string">
            <text:p>Bianca Vasconcelos do Evangelho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584047410871174" calcext:value-type="float">
            <text:p>0,00058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string" calcext:value-type="string">
            <text:p>Claudio Rejane da Silva Danta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584047410871174" calcext:value-type="float">
            <text:p>0,00058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string" calcext:value-type="string">
            <text:p>Francineide Amorim Costa Santo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584047410871174" calcext:value-type="float">
            <text:p>0,00058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string" calcext:value-type="string">
            <text:p>Luciane Machado de Machado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584047410871174" calcext:value-type="float">
            <text:p>0,00058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string" calcext:value-type="string">
            <text:p>Pedro Dornele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584047410871174" calcext:value-type="float">
            <text:p>0,00058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string" calcext:value-type="string">
            <text:p>Rochelande Felipe Rodrigue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584047410871174" calcext:value-type="float">
            <text:p>0,00058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string" calcext:value-type="string">
            <text:p>Joao Carlos Tavares Pereira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565988226898228" calcext:value-type="float">
            <text:p>0,000566</text:p>
          </table:table-cell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string" calcext:value-type="string">
            <text:p>Mayara Becker Oliveira da Silva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565988226898228" calcext:value-type="float">
            <text:p>0,000566</text:p>
          </table:table-cell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string" calcext:value-type="string">
            <text:p>Bettina Steren dos Santo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556997169017157" calcext:value-type="float">
            <text:p>0,00055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string" calcext:value-type="string">
            <text:p>Maria Elena Tobolski Prasniski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556997169017157" calcext:value-type="float">
            <text:p>0,00055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string" calcext:value-type="string">
            <text:p>Deise Teresinha Radmann Cunha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553429618197423" calcext:value-type="float">
            <text:p>0,00055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string" calcext:value-type="string">
            <text:p>Georgina Helena Lima Nune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553429618197423" calcext:value-type="float">
            <text:p>0,00055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string" calcext:value-type="string">
            <text:p>Sabrina de Souza Silva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553429618197423" calcext:value-type="float">
            <text:p>0,00055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string" calcext:value-type="string">
            <text:p>Francineuma Guedes Candido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54784817443583" calcext:value-type="float">
            <text:p>0,000548</text:p>
          </table:table-cell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string" calcext:value-type="string">
            <text:p>Solonildo Almeida da Silva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54784817443583" calcext:value-type="float">
            <text:p>0,000548</text:p>
          </table:table-cell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string" calcext:value-type="string">
            <text:p>Debora Santos de Andrade Dutra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545765245573947" calcext:value-type="float">
            <text:p>0,000546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string" calcext:value-type="string">
            <text:p>Dominique Jacob Fernandes de Assis Castro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545765245573947" calcext:value-type="float">
            <text:p>0,000546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string" calcext:value-type="string">
            <text:p>Hiata Anderson Silva do Nascimento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545765245573947" calcext:value-type="float">
            <text:p>0,000546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string" calcext:value-type="string">
            <text:p>Willian Alves Pereira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544098323153885" calcext:value-type="float">
            <text:p>0,000544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string" calcext:value-type="string">
            <text:p>Gabriela Soares Traversi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542438501375663" calcext:value-type="float">
            <text:p>0,000542</text:p>
          </table:table-cell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string" calcext:value-type="string">
            <text:p>Debora de Sales Fontoura da Silva Frantz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536713705127536" calcext:value-type="float">
            <text:p>0,000537</text:p>
          </table:table-cell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string" calcext:value-type="string">
            <text:p>Iuri Lammel Marque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536713705127536" calcext:value-type="float">
            <text:p>0,000537</text:p>
          </table:table-cell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string" calcext:value-type="string">
            <text:p>Janilse Fernandes Nune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536713705127536" calcext:value-type="float">
            <text:p>0,000537</text:p>
          </table:table-cell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string" calcext:value-type="string">
            <text:p>Daniele Mendes Caldas Antune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535810485224484" calcext:value-type="float">
            <text:p>0,000536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string" calcext:value-type="string">
            <text:p>Fabiola Aiub Sperotto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535810485224484" calcext:value-type="float">
            <text:p>0,000536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string" calcext:value-type="string">
            <text:p>Jose Antonio Bicca Ribeiro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524108591294637" calcext:value-type="float">
            <text:p>0,000524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string" calcext:value-type="string">
            <text:p>Juliana Diel de Arruda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524108591294637" calcext:value-type="float">
            <text:p>0,000524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string" calcext:value-type="string">
            <text:p>Glaucia Marco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517865188823508" calcext:value-type="float">
            <text:p>0,00051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string" calcext:value-type="string">
            <text:p>Silvana Medeiro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517865188823508" calcext:value-type="float">
            <text:p>0,00051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string" calcext:value-type="string">
            <text:p>Silvana Pires Silveira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517865188823508" calcext:value-type="float">
            <text:p>0,00051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string" calcext:value-type="string">
            <text:p>Fabiana Pauletti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517358870544687" calcext:value-type="float">
            <text:p>0,00051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string" calcext:value-type="string">
            <text:p>Michel Mende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517358870544687" calcext:value-type="float">
            <text:p>0,00051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string" calcext:value-type="string">
            <text:p>Roniere dos Santos Fenn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517358870544687" calcext:value-type="float">
            <text:p>0,00051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string" calcext:value-type="string">
            <text:p>Alessandra de Souza Avila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513791138431697" calcext:value-type="float">
            <text:p>0,00051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string" calcext:value-type="string">
            <text:p>Michele de Almeida Schimid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513791138431697" calcext:value-type="float">
            <text:p>0,00051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string" calcext:value-type="string">
            <text:p>Simone Carboni Garcia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513791138431697" calcext:value-type="float">
            <text:p>0,00051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string" calcext:value-type="string">
            <text:p>Alex Antunes Mende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505035162510774" calcext:value-type="float">
            <text:p>0,000505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string" calcext:value-type="string">
            <text:p>Andriel Souza Montagna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505035162510774" calcext:value-type="float">
            <text:p>0,000505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string" calcext:value-type="string">
            <text:p>Samuel Francisco Huf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504692236811447" calcext:value-type="float">
            <text:p>0,000505</text:p>
          </table:table-cell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string" calcext:value-type="string">
            <text:p>Viviane Barbosa de Souza Huf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504692236811447" calcext:value-type="float">
            <text:p>0,000505</text:p>
          </table:table-cell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string" calcext:value-type="string">
            <text:p>Maria Cristina Szczesny de Freita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502559676726419" calcext:value-type="float">
            <text:p>0,000503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string" calcext:value-type="string">
            <text:p>Clovis Airton Porto Gay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487915550076422" calcext:value-type="float">
            <text:p>0,000488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string" calcext:value-type="string">
            <text:p>Domitila Brzoskowski Chaga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487915550076422" calcext:value-type="float">
            <text:p>0,000488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string" calcext:value-type="string">
            <text:p>Danielli Lorensi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483759210848555" calcext:value-type="float">
            <text:p>0,00048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string" calcext:value-type="string">
            <text:p>Marina Faria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483759210848555" calcext:value-type="float">
            <text:p>0,00048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string" calcext:value-type="string">
            <text:p>Julia Nilsson Stroh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479049305037778" calcext:value-type="float">
            <text:p>0,000479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string" calcext:value-type="string">
            <text:p>Simone Beatriz Reckziegel Hencke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479049305037778" calcext:value-type="float">
            <text:p>0,000479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string" calcext:value-type="string">
            <text:p>Elisangela Mara Zanelatto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457919218145324" calcext:value-type="float">
            <text:p>0,000458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string" calcext:value-type="string">
            <text:p>Miriam Ines Marchi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457919218145324" calcext:value-type="float">
            <text:p>0,000458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string" calcext:value-type="string">
            <text:p>Adriano Barreira de Andrad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450306654934874" calcext:value-type="float">
            <text:p>0,000450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string" calcext:value-type="string">
            <text:p>Thaysi Castro Coelho Andrad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450306654934874" calcext:value-type="float">
            <text:p>0,000450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string" calcext:value-type="string">
            <text:p>Adelio Zeca Mussalama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447370544133184" calcext:value-type="float">
            <text:p>0,000447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string" calcext:value-type="string">
            <text:p>Cremildo Riba Gouveia Dia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447370544133184" calcext:value-type="float">
            <text:p>0,000447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string" calcext:value-type="string">
            <text:p>Meclina Sandra Rafael Vinjunju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447370544133184" calcext:value-type="float">
            <text:p>0,000447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string" calcext:value-type="string">
            <text:p>Adriana Magedanz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443412371446601" calcext:value-type="float">
            <text:p>0,000443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string" calcext:value-type="string">
            <text:p>Ana Maria Gell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443412371446601" calcext:value-type="float">
            <text:p>0,000443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string" calcext:value-type="string">
            <text:p>Henrique dos Santos Oliveira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443412371446601" calcext:value-type="float">
            <text:p>0,000443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string" calcext:value-type="string">
            <text:p>Ismael de Lima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443412371446601" calcext:value-type="float">
            <text:p>0,000443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string" calcext:value-type="string">
            <text:p>Laura Mageste de Melo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443412371446601" calcext:value-type="float">
            <text:p>0,000443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string" calcext:value-type="string">
            <text:p>Paloma Luiza Lebron da Silva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443412371446601" calcext:value-type="float">
            <text:p>0,000443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string" calcext:value-type="string">
            <text:p>Luciano Juchem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44179577197324" calcext:value-type="float">
            <text:p>0,000442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string" calcext:value-type="string">
            <text:p>Daniane Muniz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434447685048954" calcext:value-type="float">
            <text:p>0,000434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string" calcext:value-type="string">
            <text:p>Jayne Duart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434447685048954" calcext:value-type="float">
            <text:p>0,000434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string" calcext:value-type="string">
            <text:p>Bianca Rodrigues de Paulo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43191043415036" calcext:value-type="float">
            <text:p>0,000432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string" calcext:value-type="string">
            <text:p>Jaciara Aurora de Oliveira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43191043415036" calcext:value-type="float">
            <text:p>0,000432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string" calcext:value-type="string">
            <text:p>Lucy Aparecida Gutierrez de Alcantara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429964377448434" calcext:value-type="float">
            <text:p>0,000430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string" calcext:value-type="string">
            <text:p>Melissa Heberl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429964377448434" calcext:value-type="float">
            <text:p>0,000430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string" calcext:value-type="string">
            <text:p>Daniele Dobk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425797446006066" calcext:value-type="float">
            <text:p>0,00042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string" calcext:value-type="string">
            <text:p>Juliao Freitas Martinez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425797446006066" calcext:value-type="float">
            <text:p>0,00042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string" calcext:value-type="string">
            <text:p>Gustavo Schiedeck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418821236371972" calcext:value-type="float">
            <text:p>0,000419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string" calcext:value-type="string">
            <text:p>Josiane da Rocha Silva Ferraz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418207214069034" calcext:value-type="float">
            <text:p>0,000418</text:p>
          </table:table-cell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string" calcext:value-type="string">
            <text:p>Marcela Figueiredo da Silveira Araujo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418207214069034" calcext:value-type="float">
            <text:p>0,000418</text:p>
          </table:table-cell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string" calcext:value-type="string">
            <text:p>Mayara Maria Lima Pereira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418207214069034" calcext:value-type="float">
            <text:p>0,000418</text:p>
          </table:table-cell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string" calcext:value-type="string">
            <text:p>Aline Cristina Paulakoski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415619768060245" calcext:value-type="float">
            <text:p>0,000416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string" calcext:value-type="string">
            <text:p>Leonardo Luiz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415619768060245" calcext:value-type="float">
            <text:p>0,000416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string" calcext:value-type="string">
            <text:p>Sheila Chaiana Harb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415619768060245" calcext:value-type="float">
            <text:p>0,000416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string" calcext:value-type="string">
            <text:p>Gustavo Heide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411241846865163" calcext:value-type="float">
            <text:p>0,000411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string" calcext:value-type="string">
            <text:p>Camila Muller Dallman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409397004368911" calcext:value-type="float">
            <text:p>0,000409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string" calcext:value-type="string">
            <text:p>Suzana Feldens Schwertn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374373917529994" calcext:value-type="float">
            <text:p>0,000374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string" calcext:value-type="string">
            <text:p>Leonardo Severo da Costa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326264852110593" calcext:value-type="float">
            <text:p>0,000326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string" calcext:value-type="string">
            <text:p>Volnei Pauletti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279214426402318" calcext:value-type="float">
            <text:p>0,000279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string" calcext:value-type="string">
            <text:p>Rafael Gustavo Ferreira Morale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271894087436352" calcext:value-type="float">
            <text:p>0,00027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string" calcext:value-type="string">
            <text:p>Ademir de Souza Pereir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string" calcext:value-type="string">
            <text:p>Adriana Baptista de Souz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string" calcext:value-type="string">
            <text:p>Adriana da Silva Fonte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string" calcext:value-type="string">
            <text:p>Aldo Nascimento Ponte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string" calcext:value-type="string">
            <text:p>Alessandro L. A. Soare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string" calcext:value-type="string">
            <text:p>Alex Sandro Moraes de Oliveir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string" calcext:value-type="string">
            <text:p>Alexandre da Silva de Paul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string" calcext:value-type="string">
            <text:p>Alexandre Oliveira Silv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string" calcext:value-type="string">
            <text:p>Ana Aparecida Bandini Rossi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string" calcext:value-type="string">
            <text:p>Ana Claudia Rodrigues de Lim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string" calcext:value-type="string">
            <text:p>Ana Kupkovski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string" calcext:value-type="string">
            <text:p>Ana Paula de Oliveira Amori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string" calcext:value-type="string">
            <text:p>Andre Lima Rodrigue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string" calcext:value-type="string">
            <text:p>Andre Pere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string" calcext:value-type="string">
            <text:p>Andreza Jackson de Vasconcelo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string" calcext:value-type="string">
            <text:p>Annie Rangel Kopanaki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string" calcext:value-type="string">
            <text:p>Assis F. de Castilho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string" calcext:value-type="string">
            <text:p>Bruna Carla Rodrigues de Oliveir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string" calcext:value-type="string">
            <text:p>Bruna Maria Prado da Silv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string" calcext:value-type="string">
            <text:p>Bruna Rodrigues da Silv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string" calcext:value-type="string">
            <text:p>Bruno Guilhermano Fernande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string" calcext:value-type="string">
            <text:p>Bruno Rodrigo Teixeir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string" calcext:value-type="string">
            <text:p>Camila Maria Bandeira Scheuneman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string" calcext:value-type="string">
            <text:p>Camila Nobrega de Arauj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string" calcext:value-type="string">
            <text:p>Carlos Ian Bezerra de Mel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string" calcext:value-type="string">
            <text:p>Carlos Roberto Waidema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string" calcext:value-type="string">
            <text:p>Carlos Silva Lope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string" calcext:value-type="string">
            <text:p>Carolina Fernande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string" calcext:value-type="string">
            <text:p>Caroline dos Santos Duart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string" calcext:value-type="string">
            <text:p>Caroline Medeiros Martins de Almeid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string" calcext:value-type="string">
            <text:p>Charles Leonardo Israe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string" calcext:value-type="string">
            <text:p>Claudia Castro Brav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string" calcext:value-type="string">
            <text:p>Claudia Mara Niquini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string" calcext:value-type="string">
            <text:p>Claudio Jose de Holanda Cavalcanti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string" calcext:value-type="string">
            <text:p>Cristiane Pivatt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string" calcext:value-type="string">
            <text:p>Dalva de Souza Minod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string" calcext:value-type="string">
            <text:p>Daniel Daniel Gaspari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string" calcext:value-type="string">
            <text:p>Daniele Fernandes da Silva Guimarae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string" calcext:value-type="string">
            <text:p>Danielle Caroline Braatz da Silv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string" calcext:value-type="string">
            <text:p>Debora Adriano Sampai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string" calcext:value-type="string">
            <text:p>Debora Ortolan Fernandes de Oliveir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string" calcext:value-type="string">
            <text:p>Demetrius S. Martin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string" calcext:value-type="string">
            <text:p>Denise Fabiane Poloni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string" calcext:value-type="string">
            <text:p>Diego Arantes Teixeira Pire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string" calcext:value-type="string">
            <text:p>Diene Eire de Mell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string" calcext:value-type="string">
            <text:p>Dirce Aparecida Foletto de Morae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string" calcext:value-type="string">
            <text:p>Eder Aparecido de Carvalh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string" calcext:value-type="string">
            <text:p>Edmilson Caetano Junio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string" calcext:value-type="string">
            <text:p>Eduardo Silva de Morai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string" calcext:value-type="string">
            <text:p>Eliane Cristina Moreno de Pedri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string" calcext:value-type="string">
            <text:p>Eliane Pereira Ragonh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string" calcext:value-type="string">
            <text:p>Elsbeth Leia Spode Beck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string" calcext:value-type="string">
            <text:p>Endrigo Pino Pereira Lim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string" calcext:value-type="string">
            <text:p>Eveline Torre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string" calcext:value-type="string">
            <text:p>Felipe Veiga Ramo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string" calcext:value-type="string">
            <text:p>Felipe Vitorio Ribeir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string" calcext:value-type="string">
            <text:p>Fernanda Osterman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string" calcext:value-type="string">
            <text:p>Flavia Aparecida Reitz Cardos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string" calcext:value-type="string">
            <text:p>Flavia Helena Pereir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string" calcext:value-type="string">
            <text:p>Flavio Edney Macuglia Spanember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string" calcext:value-type="string">
            <text:p>Franciele S. Masier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Francielle Silva Gardi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string" calcext:value-type="string">
            <text:p>Francisca Cordelia Oliveira da Silv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string" calcext:value-type="string">
            <text:p>Francisco Edevaldo Monte Bezerr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string" calcext:value-type="string">
            <text:p>Gabriel Barros da Cunh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string" calcext:value-type="string">
            <text:p>Geraldo Fernando Goncalves de Freita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string" calcext:value-type="string">
            <text:p>Giann Mendes Ribeir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float" office:value="1006" calcext:value-type="float">
            <text:p>1006</text:p>
          </table:table-cell>
          <table:table-cell office:value-type="string" calcext:value-type="string">
            <text:p>Gicele de Oliveira Karini da Cunh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float" office:value="1007" calcext:value-type="float">
            <text:p>1007</text:p>
          </table:table-cell>
          <table:table-cell office:value-type="string" calcext:value-type="string">
            <text:p>Gisele Dhei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1008" calcext:value-type="float">
            <text:p>1008</text:p>
          </table:table-cell>
          <table:table-cell office:value-type="string" calcext:value-type="string">
            <text:p>Gisele Rodrigue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1009" calcext:value-type="float">
            <text:p>1009</text:p>
          </table:table-cell>
          <table:table-cell office:value-type="string" calcext:value-type="string">
            <text:p>Glauce Portela de Oliveir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string" calcext:value-type="string">
            <text:p>Glaucia da Rosa do Amaral Alve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1011" calcext:value-type="float">
            <text:p>1011</text:p>
          </table:table-cell>
          <table:table-cell office:value-type="string" calcext:value-type="string">
            <text:p>Guaraci Vargas Greff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float" office:value="1012" calcext:value-type="float">
            <text:p>1012</text:p>
          </table:table-cell>
          <table:table-cell office:value-type="string" calcext:value-type="string">
            <text:p>Hellen Cristina Picanco Sima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string" calcext:value-type="string">
            <text:p>Helvio Debli Casalinh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float" office:value="1014" calcext:value-type="float">
            <text:p>1014</text:p>
          </table:table-cell>
          <table:table-cell office:value-type="string" calcext:value-type="string">
            <text:p>Hiraldo Serr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float" office:value="1015" calcext:value-type="float">
            <text:p>1015</text:p>
          </table:table-cell>
          <table:table-cell office:value-type="string" calcext:value-type="string">
            <text:p>Iliane Muller Ott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string" calcext:value-type="string">
            <text:p>Isabel Gomes Ayre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float" office:value="1017" calcext:value-type="float">
            <text:p>1017</text:p>
          </table:table-cell>
          <table:table-cell office:value-type="string" calcext:value-type="string">
            <text:p>Isabel Krey Garci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float" office:value="1018" calcext:value-type="float">
            <text:p>1018</text:p>
          </table:table-cell>
          <table:table-cell office:value-type="string" calcext:value-type="string">
            <text:p>Israel Freitas Mende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019" calcext:value-type="float">
            <text:p>1019</text:p>
          </table:table-cell>
          <table:table-cell office:value-type="string" calcext:value-type="string">
            <text:p>Italo Gabriel Neid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string" calcext:value-type="string">
            <text:p>Itamar Luis Hamme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021" calcext:value-type="float">
            <text:p>1021</text:p>
          </table:table-cell>
          <table:table-cell office:value-type="string" calcext:value-type="string">
            <text:p>Izabel Franca de Lim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float" office:value="1022" calcext:value-type="float">
            <text:p>1022</text:p>
          </table:table-cell>
          <table:table-cell office:value-type="string" calcext:value-type="string">
            <text:p>Jaqueline Marinh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float" office:value="1023" calcext:value-type="float">
            <text:p>1023</text:p>
          </table:table-cell>
          <table:table-cell office:value-type="string" calcext:value-type="string">
            <text:p>Jeane Cristina Gomes Rott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string" calcext:value-type="string">
            <text:p>Jessika de Sousa Ribeir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string" calcext:value-type="string">
            <text:p>Jonas Cegelka da Silv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float" office:value="1026" calcext:value-type="float">
            <text:p>1026</text:p>
          </table:table-cell>
          <table:table-cell office:value-type="string" calcext:value-type="string">
            <text:p>Jones Fiegenbau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float" office:value="1027" calcext:value-type="float">
            <text:p>1027</text:p>
          </table:table-cell>
          <table:table-cell office:value-type="string" calcext:value-type="string">
            <text:p>Jose Mauro Matheus Loureir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float" office:value="1028" calcext:value-type="float">
            <text:p>1028</text:p>
          </table:table-cell>
          <table:table-cell office:value-type="string" calcext:value-type="string">
            <text:p>Josuel Belo dos Santo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float" office:value="1029" calcext:value-type="float">
            <text:p>1029</text:p>
          </table:table-cell>
          <table:table-cell office:value-type="string" calcext:value-type="string">
            <text:p>Juliana Nogueira Pontes Nobr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1030" calcext:value-type="float">
            <text:p>1030</text:p>
          </table:table-cell>
          <table:table-cell office:value-type="string" calcext:value-type="string">
            <text:p>Karoline Santos Rodrigue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float" office:value="1031" calcext:value-type="float">
            <text:p>1031</text:p>
          </table:table-cell>
          <table:table-cell office:value-type="string" calcext:value-type="string">
            <text:p>Laisa Cristina Martins de Sous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1032" calcext:value-type="float">
            <text:p>1032</text:p>
          </table:table-cell>
          <table:table-cell office:value-type="string" calcext:value-type="string">
            <text:p>Larissa Bolfoni Schmit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float" office:value="1033" calcext:value-type="float">
            <text:p>1033</text:p>
          </table:table-cell>
          <table:table-cell office:value-type="string" calcext:value-type="string">
            <text:p>Larissa Zanetti Thei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float" office:value="1034" calcext:value-type="float">
            <text:p>1034</text:p>
          </table:table-cell>
          <table:table-cell office:value-type="string" calcext:value-type="string">
            <text:p>Leonardo Fantine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string" calcext:value-type="string">
            <text:p>Leticia Azambuja Lope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float" office:value="1036" calcext:value-type="float">
            <text:p>1036</text:p>
          </table:table-cell>
          <table:table-cell office:value-type="string" calcext:value-type="string">
            <text:p>Liana da Silva Fernande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float" office:value="1037" calcext:value-type="float">
            <text:p>1037</text:p>
          </table:table-cell>
          <table:table-cell office:value-type="string" calcext:value-type="string">
            <text:p>Lillian Franciele Silva Ferreir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float" office:value="1038" calcext:value-type="float">
            <text:p>1038</text:p>
          </table:table-cell>
          <table:table-cell office:value-type="string" calcext:value-type="string">
            <text:p>Luana Antonell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39" calcext:value-type="float">
            <text:p>1039</text:p>
          </table:table-cell>
          <table:table-cell office:value-type="string" calcext:value-type="string">
            <text:p>Lucia Isabel da Conceicao Silv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string" calcext:value-type="string">
            <text:p>Lucia Salengue Sobra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041" calcext:value-type="float">
            <text:p>1041</text:p>
          </table:table-cell>
          <table:table-cell office:value-type="string" calcext:value-type="string">
            <text:p>Lucio Jorge Hamme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042" calcext:value-type="float">
            <text:p>1042</text:p>
          </table:table-cell>
          <table:table-cell office:value-type="string" calcext:value-type="string">
            <text:p>Luiz Caldeira Brant de Tolentino Net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float" office:value="1043" calcext:value-type="float">
            <text:p>1043</text:p>
          </table:table-cell>
          <table:table-cell office:value-type="string" calcext:value-type="string">
            <text:p>Luiz Fernando Batista Loj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1044" calcext:value-type="float">
            <text:p>1044</text:p>
          </table:table-cell>
          <table:table-cell office:value-type="string" calcext:value-type="string">
            <text:p>Luiza Rodriguez Doerin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341" calcext:value-type="float">
            <text:p>341</text:p>
          </table:table-cell>
        </table:table-row>
        <table:table-row table:style-name="ro1">
          <table:table-cell office:value-type="float" office:value="1045" calcext:value-type="float">
            <text:p>1045</text:p>
          </table:table-cell>
          <table:table-cell office:value-type="string" calcext:value-type="string">
            <text:p>Malena Gomes Martin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float" office:value="1046" calcext:value-type="float">
            <text:p>1046</text:p>
          </table:table-cell>
          <table:table-cell office:value-type="string" calcext:value-type="string">
            <text:p>Marcia Dos Santos Porto da Silva Silv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342" calcext:value-type="float">
            <text:p>342</text:p>
          </table:table-cell>
        </table:table-row>
        <table:table-row table:style-name="ro1">
          <table:table-cell office:value-type="float" office:value="1047" calcext:value-type="float">
            <text:p>1047</text:p>
          </table:table-cell>
          <table:table-cell office:value-type="string" calcext:value-type="string">
            <text:p>Marcia Gorett Ribeiro Grossi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float" office:value="1048" calcext:value-type="float">
            <text:p>1048</text:p>
          </table:table-cell>
          <table:table-cell office:value-type="string" calcext:value-type="string">
            <text:p>Marcia Jussara Hepp Rehfeld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float" office:value="1049" calcext:value-type="float">
            <text:p>1049</text:p>
          </table:table-cell>
          <table:table-cell office:value-type="string" calcext:value-type="string">
            <text:p>Marcineuza Santos de Jesu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string" calcext:value-type="string">
            <text:p>Marcos Alexandre Alve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1051" calcext:value-type="float">
            <text:p>1051</text:p>
          </table:table-cell>
          <table:table-cell office:value-type="string" calcext:value-type="string">
            <text:p>Marcos Rogerio Kreutz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float" office:value="1052" calcext:value-type="float">
            <text:p>1052</text:p>
          </table:table-cell>
          <table:table-cell office:value-type="string" calcext:value-type="string">
            <text:p>Marcus Serafi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float" office:value="1053" calcext:value-type="float">
            <text:p>1053</text:p>
          </table:table-cell>
          <table:table-cell office:value-type="string" calcext:value-type="string">
            <text:p>Maria das Gracas Cleopha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float" office:value="1054" calcext:value-type="float">
            <text:p>1054</text:p>
          </table:table-cell>
          <table:table-cell office:value-type="string" calcext:value-type="string">
            <text:p>Maria das Gracas J. M. Tomazel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055" calcext:value-type="float">
            <text:p>1055</text:p>
          </table:table-cell>
          <table:table-cell office:value-type="string" calcext:value-type="string">
            <text:p>Maria Manuel Nasciment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float" office:value="1056" calcext:value-type="float">
            <text:p>1056</text:p>
          </table:table-cell>
          <table:table-cell office:value-type="string" calcext:value-type="string">
            <text:p>Mateus Souza dos Santo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float" office:value="1057" calcext:value-type="float">
            <text:p>1057</text:p>
          </table:table-cell>
          <table:table-cell office:value-type="string" calcext:value-type="string">
            <text:p>Matheus Monteiro Nasciment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float" office:value="1058" calcext:value-type="float">
            <text:p>1058</text:p>
          </table:table-cell>
          <table:table-cell office:value-type="string" calcext:value-type="string">
            <text:p>Matheus Santin Padilh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059" calcext:value-type="float">
            <text:p>1059</text:p>
          </table:table-cell>
          <table:table-cell office:value-type="string" calcext:value-type="string">
            <text:p>Mauro Dinael Beilfuss Bartz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341" calcext:value-type="float">
            <text:p>341</text:p>
          </table:table-cell>
        </table:table-row>
        <table:table-row table:style-name="ro1">
          <table:table-cell office:value-type="float" office:value="1060" calcext:value-type="float">
            <text:p>1060</text:p>
          </table:table-cell>
          <table:table-cell office:value-type="string" calcext:value-type="string">
            <text:p>Maximiliano Krue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342" calcext:value-type="float">
            <text:p>342</text:p>
          </table:table-cell>
        </table:table-row>
        <table:table-row table:style-name="ro1">
          <table:table-cell office:value-type="float" office:value="1061" calcext:value-type="float">
            <text:p>1061</text:p>
          </table:table-cell>
          <table:table-cell office:value-type="string" calcext:value-type="string">
            <text:p>Melody Harmony Bezerra da Cost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float" office:value="1062" calcext:value-type="float">
            <text:p>1062</text:p>
          </table:table-cell>
          <table:table-cell office:value-type="string" calcext:value-type="string">
            <text:p>Nathana Isabel Mattos Serra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float" office:value="1063" calcext:value-type="float">
            <text:p>1063</text:p>
          </table:table-cell>
          <table:table-cell office:value-type="string" calcext:value-type="string">
            <text:p>Neli Teresinha Galarce Machad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float" office:value="1064" calcext:value-type="float">
            <text:p>1064</text:p>
          </table:table-cell>
          <table:table-cell office:value-type="string" calcext:value-type="string">
            <text:p>Nilo Otani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342" calcext:value-type="float">
            <text:p>342</text:p>
          </table:table-cell>
        </table:table-row>
        <table:table-row table:style-name="ro1">
          <table:table-cell office:value-type="float" office:value="1065" calcext:value-type="float">
            <text:p>1065</text:p>
          </table:table-cell>
          <table:table-cell office:value-type="string" calcext:value-type="string">
            <text:p>Omar Arafat Kdudsi Khali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1066" calcext:value-type="float">
            <text:p>1066</text:p>
          </table:table-cell>
          <table:table-cell office:value-type="string" calcext:value-type="string">
            <text:p>Patricia de Oliveira Branquinho Silv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1067" calcext:value-type="float">
            <text:p>1067</text:p>
          </table:table-cell>
          <table:table-cell office:value-type="string" calcext:value-type="string">
            <text:p>Patricia J. Thysse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float" office:value="1068" calcext:value-type="float">
            <text:p>1068</text:p>
          </table:table-cell>
          <table:table-cell office:value-type="string" calcext:value-type="string">
            <text:p>Paula Maria Catarin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float" office:value="1069" calcext:value-type="float">
            <text:p>1069</text:p>
          </table:table-cell>
          <table:table-cell office:value-type="string" calcext:value-type="string">
            <text:p>Paula Sofia Teixeira Nune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float" office:value="1070" calcext:value-type="float">
            <text:p>1070</text:p>
          </table:table-cell>
          <table:table-cell office:value-type="string" calcext:value-type="string">
            <text:p>Paulo Ricardo Boesch Junio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float" office:value="1071" calcext:value-type="float">
            <text:p>1071</text:p>
          </table:table-cell>
          <table:table-cell office:value-type="string" calcext:value-type="string">
            <text:p>Paulo Tadeu Campos Lope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1072" calcext:value-type="float">
            <text:p>1072</text:p>
          </table:table-cell>
          <table:table-cell office:value-type="string" calcext:value-type="string">
            <text:p>Pedro Hermano Menezes de Vasconcelo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float" office:value="1073" calcext:value-type="float">
            <text:p>1073</text:p>
          </table:table-cell>
          <table:table-cell office:value-type="string" calcext:value-type="string">
            <text:p>Priscila Lope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1074" calcext:value-type="float">
            <text:p>1074</text:p>
          </table:table-cell>
          <table:table-cell office:value-type="string" calcext:value-type="string">
            <text:p>Rafael B. Zorte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075" calcext:value-type="float">
            <text:p>1075</text:p>
          </table:table-cell>
          <table:table-cell office:value-type="string" calcext:value-type="string">
            <text:p>Rafael Kopp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1076" calcext:value-type="float">
            <text:p>1076</text:p>
          </table:table-cell>
          <table:table-cell office:value-type="string" calcext:value-type="string">
            <text:p>Reinaldo Oliveira Meneze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float" office:value="1077" calcext:value-type="float">
            <text:p>1077</text:p>
          </table:table-cell>
          <table:table-cell office:value-type="string" calcext:value-type="string">
            <text:p>Renata Gadoni Porto Fonsec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float" office:value="1078" calcext:value-type="float">
            <text:p>1078</text:p>
          </table:table-cell>
          <table:table-cell office:value-type="string" calcext:value-type="string">
            <text:p>Rodrigo Camil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1079" calcext:value-type="float">
            <text:p>1079</text:p>
          </table:table-cell>
          <table:table-cell office:value-type="string" calcext:value-type="string">
            <text:p>Ronaldo Rodrigues da Silv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float" office:value="1080" calcext:value-type="float">
            <text:p>1080</text:p>
          </table:table-cell>
          <table:table-cell office:value-type="string" calcext:value-type="string">
            <text:p>Rosa Maria Siqueira de Carvalho Rodrigue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081" calcext:value-type="float">
            <text:p>1081</text:p>
          </table:table-cell>
          <table:table-cell office:value-type="string" calcext:value-type="string">
            <text:p>Sabrina Hellwig Mull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1082" calcext:value-type="float">
            <text:p>1082</text:p>
          </table:table-cell>
          <table:table-cell office:value-type="string" calcext:value-type="string">
            <text:p>Sandra Francesca Conte de Almeid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float" office:value="1083" calcext:value-type="float">
            <text:p>1083</text:p>
          </table:table-cell>
          <table:table-cell office:value-type="string" calcext:value-type="string">
            <text:p>Sandra Maria Campos Alve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float" office:value="1084" calcext:value-type="float">
            <text:p>1084</text:p>
          </table:table-cell>
          <table:table-cell office:value-type="string" calcext:value-type="string">
            <text:p>Sara da Silva Khali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1085" calcext:value-type="float">
            <text:p>1085</text:p>
          </table:table-cell>
          <table:table-cell office:value-type="string" calcext:value-type="string">
            <text:p>Silvia de Castro Bertagnolli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float" office:value="1086" calcext:value-type="float">
            <text:p>1086</text:p>
          </table:table-cell>
          <table:table-cell office:value-type="string" calcext:value-type="string">
            <text:p>Solange Joanoni Veig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float" office:value="1087" calcext:value-type="float">
            <text:p>1087</text:p>
          </table:table-cell>
          <table:table-cell office:value-type="string" calcext:value-type="string">
            <text:p>Tania Maria Jose Aiello Vaisber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088" calcext:value-type="float">
            <text:p>1088</text:p>
          </table:table-cell>
          <table:table-cell office:value-type="string" calcext:value-type="string">
            <text:p>Tania Maria Rodrigues Lope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float" office:value="1089" calcext:value-type="float">
            <text:p>1089</text:p>
          </table:table-cell>
          <table:table-cell office:value-type="string" calcext:value-type="string">
            <text:p>Thamara Maria de Souz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float" office:value="1090" calcext:value-type="float">
            <text:p>1090</text:p>
          </table:table-cell>
          <table:table-cell office:value-type="string" calcext:value-type="string">
            <text:p>Thiago Vinicius Ferreir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float" office:value="1091" calcext:value-type="float">
            <text:p>1091</text:p>
          </table:table-cell>
          <table:table-cell office:value-type="string" calcext:value-type="string">
            <text:p>Tiago Barboza Soln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float" office:value="1092" calcext:value-type="float">
            <text:p>1092</text:p>
          </table:table-cell>
          <table:table-cell office:value-type="string" calcext:value-type="string">
            <text:p>Tiago Machado da Cost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float" office:value="1093" calcext:value-type="float">
            <text:p>1093</text:p>
          </table:table-cell>
          <table:table-cell office:value-type="string" calcext:value-type="string">
            <text:p>Tiago Rodrigues da Silv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1094" calcext:value-type="float">
            <text:p>1094</text:p>
          </table:table-cell>
          <table:table-cell office:value-type="string" calcext:value-type="string">
            <text:p>Tiago Vencato Martin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341" calcext:value-type="float">
            <text:p>341</text:p>
          </table:table-cell>
        </table:table-row>
        <table:table-row table:style-name="ro1">
          <table:table-cell office:value-type="float" office:value="1095" calcext:value-type="float">
            <text:p>1095</text:p>
          </table:table-cell>
          <table:table-cell office:value-type="string" calcext:value-type="string">
            <text:p>Valeria Fernandes Nune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96" calcext:value-type="float">
            <text:p>1096</text:p>
          </table:table-cell>
          <table:table-cell office:value-type="string" calcext:value-type="string">
            <text:p>Vanessa Dantas Vieir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1097" calcext:value-type="float">
            <text:p>1097</text:p>
          </table:table-cell>
          <table:table-cell office:value-type="string" calcext:value-type="string">
            <text:p>Vanessa Maria Costa Bezerra Silv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float" office:value="1098" calcext:value-type="float">
            <text:p>1098</text:p>
          </table:table-cell>
          <table:table-cell office:value-type="string" calcext:value-type="string">
            <text:p>Viviane Martin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099" calcext:value-type="float">
            <text:p>1099</text:p>
          </table:table-cell>
          <table:table-cell office:value-type="string" calcext:value-type="string">
            <text:p>Wellington Ferreira de Jesu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string" calcext:value-type="string">
            <text:p>Wilton Petrus dos Santo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string" calcext:value-type="string">
            <text:p>Zenaide Dias Teixeir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float" office:value="1102" calcext:value-type="float">
            <text:p>1102</text:p>
          </table:table-cell>
          <table:table-cell office:value-type="string" calcext:value-type="string">
            <text:p>Alberto d'Avila Coelh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21167098153276" calcext:value-type="float">
            <text:p>0,00062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103" calcext:value-type="float">
            <text:p>1103</text:p>
          </table:table-cell>
          <table:table-cell office:value-type="string" calcext:value-type="string">
            <text:p>Alex Bortoncell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21167098153276" calcext:value-type="float">
            <text:p>0,000621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1104" calcext:value-type="float">
            <text:p>1104</text:p>
          </table:table-cell>
          <table:table-cell office:value-type="string" calcext:value-type="string">
            <text:p>Fabiane Fopp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21167098153276" calcext:value-type="float">
            <text:p>0,000621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1105" calcext:value-type="float">
            <text:p>1105</text:p>
          </table:table-cell>
          <table:table-cell office:value-type="string" calcext:value-type="string">
            <text:p>Helenara Machado de Souz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21167098153276" calcext:value-type="float">
            <text:p>0,000621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float" office:value="1106" calcext:value-type="float">
            <text:p>1106</text:p>
          </table:table-cell>
          <table:table-cell office:value-type="string" calcext:value-type="string">
            <text:p>Hiago Portella de Portell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21167098153276" calcext:value-type="float">
            <text:p>0,000621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float" office:value="1107" calcext:value-type="float">
            <text:p>1107</text:p>
          </table:table-cell>
          <table:table-cell office:value-type="string" calcext:value-type="string">
            <text:p>Janice Rachelli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21167098153276" calcext:value-type="float">
            <text:p>0,000621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float" office:value="1108" calcext:value-type="float">
            <text:p>1108</text:p>
          </table:table-cell>
          <table:table-cell office:value-type="string" calcext:value-type="string">
            <text:p>Jonas Cardona Venturini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21167098153276" calcext:value-type="float">
            <text:p>0,000621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float" office:value="1109" calcext:value-type="float">
            <text:p>1109</text:p>
          </table:table-cell>
          <table:table-cell office:value-type="string" calcext:value-type="string">
            <text:p>Julio Cesar Bresolin Marinh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21167098153276" calcext:value-type="float">
            <text:p>0,000621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float" office:value="1110" calcext:value-type="float">
            <text:p>1110</text:p>
          </table:table-cell>
          <table:table-cell office:value-type="string" calcext:value-type="string">
            <text:p>Maria Angelica Lemos Gonzag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21167098153276" calcext:value-type="float">
            <text:p>0,000621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float" office:value="1111" calcext:value-type="float">
            <text:p>1111</text:p>
          </table:table-cell>
          <table:table-cell office:value-type="string" calcext:value-type="string">
            <text:p>Maria Luiza Tavares Ferreir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21167098153276" calcext:value-type="float">
            <text:p>0,000621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float" office:value="1112" calcext:value-type="float">
            <text:p>1112</text:p>
          </table:table-cell>
          <table:table-cell office:value-type="string" calcext:value-type="string">
            <text:p>Marilia Rosalia Cordeiro Antas de Sous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21167098153276" calcext:value-type="float">
            <text:p>0,000621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float" office:value="1113" calcext:value-type="float">
            <text:p>1113</text:p>
          </table:table-cell>
          <table:table-cell office:value-type="string" calcext:value-type="string">
            <text:p>Marla Cristina da Silva Sopen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21167098153276" calcext:value-type="float">
            <text:p>0,00062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114" calcext:value-type="float">
            <text:p>1114</text:p>
          </table:table-cell>
          <table:table-cell office:value-type="string" calcext:value-type="string">
            <text:p>Natalia Fabiana Lima de Queiroz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21167098153276" calcext:value-type="float">
            <text:p>0,000621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float" office:value="1115" calcext:value-type="float">
            <text:p>1115</text:p>
          </table:table-cell>
          <table:table-cell office:value-type="string" calcext:value-type="string">
            <text:p>Rafael Piai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21167098153276" calcext:value-type="float">
            <text:p>0,000621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float" office:value="1116" calcext:value-type="float">
            <text:p>1116</text:p>
          </table:table-cell>
          <table:table-cell office:value-type="string" calcext:value-type="string">
            <text:p>Samanta Costa Calcagn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21167098153276" calcext:value-type="float">
            <text:p>0,000621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float" office:value="1117" calcext:value-type="float">
            <text:p>1117</text:p>
          </table:table-cell>
          <table:table-cell office:value-type="string" calcext:value-type="string">
            <text:p>Vania Bolzan Denardi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21167098153276" calcext:value-type="float">
            <text:p>0,000621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float" office:value="1118" calcext:value-type="float">
            <text:p>1118</text:p>
          </table:table-cell>
          <table:table-cell office:value-type="string" calcext:value-type="string">
            <text:p>Cleide de Fatima Luncks de Almeid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14322824157461" calcext:value-type="float">
            <text:p>0,00061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1119" calcext:value-type="float">
            <text:p>1119</text:p>
          </table:table-cell>
          <table:table-cell office:value-type="string" calcext:value-type="string">
            <text:p>Camila Greff Passo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11462841681952" calcext:value-type="float">
            <text:p>0,000611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120" calcext:value-type="float">
            <text:p>1120</text:p>
          </table:table-cell>
          <table:table-cell office:value-type="string" calcext:value-type="string">
            <text:p>Daniel das Chagas de Azevedo Ribeir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11462841681952" calcext:value-type="float">
            <text:p>0,000611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121" calcext:value-type="float">
            <text:p>1121</text:p>
          </table:table-cell>
          <table:table-cell office:value-type="string" calcext:value-type="string">
            <text:p>Fernando Treptow Bro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11462841681952" calcext:value-type="float">
            <text:p>0,000611</text:p>
          </table:table-cell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float" office:value="1122" calcext:value-type="float">
            <text:p>1122</text:p>
          </table:table-cell>
          <table:table-cell office:value-type="string" calcext:value-type="string">
            <text:p>Luciana Milcarek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11462841681952" calcext:value-type="float">
            <text:p>0,000611</text:p>
          </table:table-cell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float" office:value="1123" calcext:value-type="float">
            <text:p>1123</text:p>
          </table:table-cell>
          <table:table-cell office:value-type="string" calcext:value-type="string">
            <text:p>Francieli Duarte Vieira Sartori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543166630919435" calcext:value-type="float">
            <text:p>0,000543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1124" calcext:value-type="float">
            <text:p>1124</text:p>
          </table:table-cell>
          <table:table-cell office:value-type="string" calcext:value-type="string">
            <text:p>Guilherme Salgueiro Goular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543166630919435" calcext:value-type="float">
            <text:p>0,000543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string" calcext:value-type="string">
            <text:p>Sani de Carvalho Rutz da Silv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543166630919435" calcext:value-type="float">
            <text:p>0,000543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float" office:value="1126" calcext:value-type="float">
            <text:p>1126</text:p>
          </table:table-cell>
          <table:table-cell office:value-type="string" calcext:value-type="string">
            <text:p>Cecilia Elenir dos Santos Roch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540734368626041" calcext:value-type="float">
            <text:p>0,000541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1127" calcext:value-type="float">
            <text:p>1127</text:p>
          </table:table-cell>
          <table:table-cell office:value-type="string" calcext:value-type="string">
            <text:p>Conrado Abreu Chaga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540734368626041" calcext:value-type="float">
            <text:p>0,000541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1128" calcext:value-type="float">
            <text:p>1128</text:p>
          </table:table-cell>
          <table:table-cell office:value-type="string" calcext:value-type="string">
            <text:p>Debora Amaral Taveira Mell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540734368626041" calcext:value-type="float">
            <text:p>0,000541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float" office:value="1129" calcext:value-type="float">
            <text:p>1129</text:p>
          </table:table-cell>
          <table:table-cell office:value-type="string" calcext:value-type="string">
            <text:p>Luiz Carlos Aires de Maced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540734368626041" calcext:value-type="float">
            <text:p>0,000541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float" office:value="1130" calcext:value-type="float">
            <text:p>1130</text:p>
          </table:table-cell>
          <table:table-cell office:value-type="string" calcext:value-type="string">
            <text:p>Luiz Roberto Lima Barbos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540734368626041" calcext:value-type="float">
            <text:p>0,000541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1131" calcext:value-type="float">
            <text:p>1131</text:p>
          </table:table-cell>
          <table:table-cell office:value-type="string" calcext:value-type="string">
            <text:p>Maria Cecilia Pereira Santaros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540734368626041" calcext:value-type="float">
            <text:p>0,000541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1132" calcext:value-type="float">
            <text:p>1132</text:p>
          </table:table-cell>
          <table:table-cell office:value-type="string" calcext:value-type="string">
            <text:p>Angelica Ribeiro Araujo Leonidi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537288664150827" calcext:value-type="float">
            <text:p>0,000537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1133" calcext:value-type="float">
            <text:p>1133</text:p>
          </table:table-cell>
          <table:table-cell office:value-type="string" calcext:value-type="string">
            <text:p>Dandara Lorrayne do Nasciment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537288664150827" calcext:value-type="float">
            <text:p>0,000537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1134" calcext:value-type="float">
            <text:p>1134</text:p>
          </table:table-cell>
          <table:table-cell office:value-type="string" calcext:value-type="string">
            <text:p>Darlan de Castro Faria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537288664150827" calcext:value-type="float">
            <text:p>0,000537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float" office:value="1135" calcext:value-type="float">
            <text:p>1135</text:p>
          </table:table-cell>
          <table:table-cell office:value-type="string" calcext:value-type="string">
            <text:p>Flaviana dos Santos Silv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537288664150827" calcext:value-type="float">
            <text:p>0,000537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float" office:value="1136" calcext:value-type="float">
            <text:p>1136</text:p>
          </table:table-cell>
          <table:table-cell office:value-type="string" calcext:value-type="string">
            <text:p>Jean Paixao Oliveir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537288664150827" calcext:value-type="float">
            <text:p>0,000537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float" office:value="1137" calcext:value-type="float">
            <text:p>1137</text:p>
          </table:table-cell>
          <table:table-cell office:value-type="string" calcext:value-type="string">
            <text:p>Jessica de Carvalho Leit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537288664150827" calcext:value-type="float">
            <text:p>0,000537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1138" calcext:value-type="float">
            <text:p>1138</text:p>
          </table:table-cell>
          <table:table-cell office:value-type="string" calcext:value-type="string">
            <text:p>Silvana Costa Silv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537288664150827" calcext:value-type="float">
            <text:p>0,000537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float" office:value="1139" calcext:value-type="float">
            <text:p>1139</text:p>
          </table:table-cell>
          <table:table-cell office:value-type="string" calcext:value-type="string">
            <text:p>Viviane Cristina Guimaraes Ramo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537288664150827" calcext:value-type="float">
            <text:p>0,000537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1140" calcext:value-type="float">
            <text:p>1140</text:p>
          </table:table-cell>
          <table:table-cell office:value-type="string" calcext:value-type="string">
            <text:p>Daniel Garcez Santos Quattrociocchi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512137196687318" calcext:value-type="float">
            <text:p>0,000512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float" office:value="1141" calcext:value-type="float">
            <text:p>1141</text:p>
          </table:table-cell>
          <table:table-cell office:value-type="string" calcext:value-type="string">
            <text:p>Leticia da Silva Vitorin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512137196687318" calcext:value-type="float">
            <text:p>0,000512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float" office:value="1142" calcext:value-type="float">
            <text:p>1142</text:p>
          </table:table-cell>
          <table:table-cell office:value-type="string" calcext:value-type="string">
            <text:p>Candida Rosa Sturbell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4920410313016" calcext:value-type="float">
            <text:p>0,000492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float" office:value="1143" calcext:value-type="float">
            <text:p>1143</text:p>
          </table:table-cell>
          <table:table-cell office:value-type="string" calcext:value-type="string">
            <text:p>Marcia Aparecida Honorio Pinaf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480984782665323" calcext:value-type="float">
            <text:p>0,00048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144" calcext:value-type="float">
            <text:p>1144</text:p>
          </table:table-cell>
          <table:table-cell office:value-type="string" calcext:value-type="string">
            <text:p>Maria Oleigna Fazolin Torquat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480984782665323" calcext:value-type="float">
            <text:p>0,00048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145" calcext:value-type="float">
            <text:p>1145</text:p>
          </table:table-cell>
          <table:table-cell office:value-type="string" calcext:value-type="string">
            <text:p>Milton Souza Ribeiro Milta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479412224623315" calcext:value-type="float">
            <text:p>0,000479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float" office:value="1146" calcext:value-type="float">
            <text:p>1146</text:p>
          </table:table-cell>
          <table:table-cell office:value-type="string" calcext:value-type="string">
            <text:p>Osmar de Souza e Silva Junio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479412224623315" calcext:value-type="float">
            <text:p>0,000479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float" office:value="1147" calcext:value-type="float">
            <text:p>1147</text:p>
          </table:table-cell>
          <table:table-cell office:value-type="string" calcext:value-type="string">
            <text:p>Andre Martins Alvareng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479002006022024" calcext:value-type="float">
            <text:p>0,000479</text:p>
          </table:table-cell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float" office:value="1148" calcext:value-type="float">
            <text:p>1148</text:p>
          </table:table-cell>
          <table:table-cell office:value-type="string" calcext:value-type="string">
            <text:p>Bruna Telmo Alvareng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479002006022024" calcext:value-type="float">
            <text:p>0,000479</text:p>
          </table:table-cell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float" office:value="1149" calcext:value-type="float">
            <text:p>1149</text:p>
          </table:table-cell>
          <table:table-cell office:value-type="string" calcext:value-type="string">
            <text:p>Gabriel de Oliveira Soare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477698545418648" calcext:value-type="float">
            <text:p>0,000478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string" calcext:value-type="string">
            <text:p>Flavia Monteiro de Barros Arauj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477349719452991" calcext:value-type="float">
            <text:p>0,000477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float" office:value="1151" calcext:value-type="float">
            <text:p>1151</text:p>
          </table:table-cell>
          <table:table-cell office:value-type="string" calcext:value-type="string">
            <text:p>Lenita Leite de Oliveira Fernande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477349719452991" calcext:value-type="float">
            <text:p>0,000477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float" office:value="1152" calcext:value-type="float">
            <text:p>1152</text:p>
          </table:table-cell>
          <table:table-cell office:value-type="string" calcext:value-type="string">
            <text:p>Daniel Vieira Essing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472531927963129" calcext:value-type="float">
            <text:p>0,000473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1153" calcext:value-type="float">
            <text:p>1153</text:p>
          </table:table-cell>
          <table:table-cell office:value-type="string" calcext:value-type="string">
            <text:p>Debora Cristina Secchi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472531927963129" calcext:value-type="float">
            <text:p>0,000473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1154" calcext:value-type="float">
            <text:p>1154</text:p>
          </table:table-cell>
          <table:table-cell office:value-type="string" calcext:value-type="string">
            <text:p>Adriane Carrilho Esperanca Vergar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464148600241254" calcext:value-type="float">
            <text:p>0,000464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155" calcext:value-type="float">
            <text:p>1155</text:p>
          </table:table-cell>
          <table:table-cell office:value-type="string" calcext:value-type="string">
            <text:p>Maria Clara Guimaraes Pedros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464148600241254" calcext:value-type="float">
            <text:p>0,000464</text:p>
          </table:table-cell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float" office:value="1156" calcext:value-type="float">
            <text:p>1156</text:p>
          </table:table-cell>
          <table:table-cell office:value-type="string" calcext:value-type="string">
            <text:p>Maxwell de Paula Cavalcant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464148600241254" calcext:value-type="float">
            <text:p>0,000464</text:p>
          </table:table-cell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float" office:value="1157" calcext:value-type="float">
            <text:p>1157</text:p>
          </table:table-cell>
          <table:table-cell office:value-type="string" calcext:value-type="string">
            <text:p>Verlani Timm Hinz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464148600241254" calcext:value-type="float">
            <text:p>0,000464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158" calcext:value-type="float">
            <text:p>1158</text:p>
          </table:table-cell>
          <table:table-cell office:value-type="string" calcext:value-type="string">
            <text:p>Milla Caroline Gome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441048923663103" calcext:value-type="float">
            <text:p>0,000441</text:p>
          </table:table-cell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float" office:value="1159" calcext:value-type="float">
            <text:p>1159</text:p>
          </table:table-cell>
          <table:table-cell office:value-type="string" calcext:value-type="string">
            <text:p>Thonson Ferreira Cost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441048923663103" calcext:value-type="float">
            <text:p>0,000441</text:p>
          </table:table-cell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float" office:value="1160" calcext:value-type="float">
            <text:p>1160</text:p>
          </table:table-cell>
          <table:table-cell office:value-type="string" calcext:value-type="string">
            <text:p>Marco Antonio Moreir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440151671960893" calcext:value-type="float">
            <text:p>0,000440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1161" calcext:value-type="float">
            <text:p>1161</text:p>
          </table:table-cell>
          <table:table-cell office:value-type="string" calcext:value-type="string">
            <text:p>Maria Teresinha Xavier Silv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440151671960893" calcext:value-type="float">
            <text:p>0,000440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1162" calcext:value-type="float">
            <text:p>1162</text:p>
          </table:table-cell>
          <table:table-cell office:value-type="string" calcext:value-type="string">
            <text:p>Joao Bernardes Rocha Filh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439826823651568" calcext:value-type="float">
            <text:p>0,00044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163" calcext:value-type="float">
            <text:p>1163</text:p>
          </table:table-cell>
          <table:table-cell office:value-type="string" calcext:value-type="string">
            <text:p>Juliana Aquino Machad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439826823651568" calcext:value-type="float">
            <text:p>0,00044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164" calcext:value-type="float">
            <text:p>1164</text:p>
          </table:table-cell>
          <table:table-cell office:value-type="string" calcext:value-type="string">
            <text:p>Rafaele Rodrigues de Arauj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437854615668365" calcext:value-type="float">
            <text:p>0,000438</text:p>
          </table:table-cell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float" office:value="1165" calcext:value-type="float">
            <text:p>1165</text:p>
          </table:table-cell>
          <table:table-cell office:value-type="string" calcext:value-type="string">
            <text:p>Andressa Abreu da Silv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436427500819155" calcext:value-type="float">
            <text:p>0,000436</text:p>
          </table:table-cell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float" office:value="1166" calcext:value-type="float">
            <text:p>1166</text:p>
          </table:table-cell>
          <table:table-cell office:value-type="string" calcext:value-type="string">
            <text:p>Carla Fabiane Bonatt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436427500819155" calcext:value-type="float">
            <text:p>0,000436</text:p>
          </table:table-cell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float" office:value="1167" calcext:value-type="float">
            <text:p>1167</text:p>
          </table:table-cell>
          <table:table-cell office:value-type="string" calcext:value-type="string">
            <text:p>Katia Arcar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436427500819155" calcext:value-type="float">
            <text:p>0,000436</text:p>
          </table:table-cell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float" office:value="1168" calcext:value-type="float">
            <text:p>1168</text:p>
          </table:table-cell>
          <table:table-cell office:value-type="string" calcext:value-type="string">
            <text:p>Lucas Fuh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436427500819155" calcext:value-type="float">
            <text:p>0,000436</text:p>
          </table:table-cell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float" office:value="1169" calcext:value-type="float">
            <text:p>1169</text:p>
          </table:table-cell>
          <table:table-cell office:value-type="string" calcext:value-type="string">
            <text:p>Michelsch Joao da Silv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436427500819155" calcext:value-type="float">
            <text:p>0,000436</text:p>
          </table:table-cell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float" office:value="1170" calcext:value-type="float">
            <text:p>1170</text:p>
          </table:table-cell>
          <table:table-cell office:value-type="string" calcext:value-type="string">
            <text:p>Rodrigo Dalla Vecchi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436427500819155" calcext:value-type="float">
            <text:p>0,000436</text:p>
          </table:table-cell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float" office:value="1171" calcext:value-type="float">
            <text:p>1171</text:p>
          </table:table-cell>
          <table:table-cell office:value-type="string" calcext:value-type="string">
            <text:p>Josue Batista Mot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436047464084649" calcext:value-type="float">
            <text:p>0,000436</text:p>
          </table:table-cell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float" office:value="1172" calcext:value-type="float">
            <text:p>1172</text:p>
          </table:table-cell>
          <table:table-cell office:value-type="string" calcext:value-type="string">
            <text:p>Renata Imaculada Soares Pereir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436047464084649" calcext:value-type="float">
            <text:p>0,000436</text:p>
          </table:table-cell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float" office:value="1173" calcext:value-type="float">
            <text:p>1173</text:p>
          </table:table-cell>
          <table:table-cell office:value-type="string" calcext:value-type="string">
            <text:p>Simone Teixeira de Mell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427311054995972" calcext:value-type="float">
            <text:p>0,000427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float" office:value="1174" calcext:value-type="float">
            <text:p>1174</text:p>
          </table:table-cell>
          <table:table-cell office:value-type="string" calcext:value-type="string">
            <text:p>Wagner Soares Rossi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426814289569195" calcext:value-type="float">
            <text:p>0,000427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1175" calcext:value-type="float">
            <text:p>1175</text:p>
          </table:table-cell>
          <table:table-cell office:value-type="string" calcext:value-type="string">
            <text:p>Daiane Carina Almeida Volkar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419128515758704" calcext:value-type="float">
            <text:p>0,00041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176" calcext:value-type="float">
            <text:p>1176</text:p>
          </table:table-cell>
          <table:table-cell office:value-type="string" calcext:value-type="string">
            <text:p>Karlene Tatiana Kollin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419128515758704" calcext:value-type="float">
            <text:p>0,00041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177" calcext:value-type="float">
            <text:p>1177</text:p>
          </table:table-cell>
          <table:table-cell office:value-type="string" calcext:value-type="string">
            <text:p>Everson Rodrigo Tatt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417346324219911" calcext:value-type="float">
            <text:p>0,000417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float" office:value="1178" calcext:value-type="float">
            <text:p>1178</text:p>
          </table:table-cell>
          <table:table-cell office:value-type="string" calcext:value-type="string">
            <text:p>Monica Strege Medici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417346324219911" calcext:value-type="float">
            <text:p>0,000417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float" office:value="1179" calcext:value-type="float">
            <text:p>1179</text:p>
          </table:table-cell>
          <table:table-cell office:value-type="string" calcext:value-type="string">
            <text:p>Gabriel Debarba Baroni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413101369448701" calcext:value-type="float">
            <text:p>0,000413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1180" calcext:value-type="float">
            <text:p>1180</text:p>
          </table:table-cell>
          <table:table-cell office:value-type="string" calcext:value-type="string">
            <text:p>Pedro Henrique Benedeti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413101369448701" calcext:value-type="float">
            <text:p>0,000413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1181" calcext:value-type="float">
            <text:p>1181</text:p>
          </table:table-cell>
          <table:table-cell office:value-type="string" calcext:value-type="string">
            <text:p>Elisabeth Regina Tempel Stumpf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411295568962715" calcext:value-type="float">
            <text:p>0,000411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float" office:value="1182" calcext:value-type="float">
            <text:p>1182</text:p>
          </table:table-cell>
          <table:table-cell office:value-type="string" calcext:value-type="string">
            <text:p>Marcial Carcam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411295568962715" calcext:value-type="float">
            <text:p>0,000411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float" office:value="1183" calcext:value-type="float">
            <text:p>1183</text:p>
          </table:table-cell>
          <table:table-cell office:value-type="string" calcext:value-type="string">
            <text:p>Alice Mirane Malta Carrij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410263516862663" calcext:value-type="float">
            <text:p>0,000410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1184" calcext:value-type="float">
            <text:p>1184</text:p>
          </table:table-cell>
          <table:table-cell office:value-type="string" calcext:value-type="string">
            <text:p>Emiterio da Rosa Net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410263516862663" calcext:value-type="float">
            <text:p>0,000410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1185" calcext:value-type="float">
            <text:p>1185</text:p>
          </table:table-cell>
          <table:table-cell office:value-type="string" calcext:value-type="string">
            <text:p>Gunther Gehle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410263516862663" calcext:value-type="float">
            <text:p>0,000410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1186" calcext:value-type="float">
            <text:p>1186</text:p>
          </table:table-cell>
          <table:table-cell office:value-type="string" calcext:value-type="string">
            <text:p>Veronica Perius de Brit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410263516862663" calcext:value-type="float">
            <text:p>0,000410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1187" calcext:value-type="float">
            <text:p>1187</text:p>
          </table:table-cell>
          <table:table-cell office:value-type="string" calcext:value-type="string">
            <text:p>Diego Piasso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41011873588386" calcext:value-type="float">
            <text:p>0,000410</text:p>
          </table:table-cell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float" office:value="1188" calcext:value-type="float">
            <text:p>1188</text:p>
          </table:table-cell>
          <table:table-cell office:value-type="string" calcext:value-type="string">
            <text:p>Joseti Rodrigues Manzk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408672090257818" calcext:value-type="float">
            <text:p>0,000409</text:p>
          </table:table-cell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float" office:value="1189" calcext:value-type="float">
            <text:p>1189</text:p>
          </table:table-cell>
          <table:table-cell office:value-type="string" calcext:value-type="string">
            <text:p>Maria Jose Magalhaes Rodrigue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408672090257818" calcext:value-type="float">
            <text:p>0,000409</text:p>
          </table:table-cell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float" office:value="1190" calcext:value-type="float">
            <text:p>1190</text:p>
          </table:table-cell>
          <table:table-cell office:value-type="string" calcext:value-type="string">
            <text:p>Jeirla Alves Monteir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408286485304727" calcext:value-type="float">
            <text:p>0,000408</text:p>
          </table:table-cell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float" office:value="1191" calcext:value-type="float">
            <text:p>1191</text:p>
          </table:table-cell>
          <table:table-cell office:value-type="string" calcext:value-type="string">
            <text:p>Paula Patricia Barbosa Ventur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408286485304727" calcext:value-type="float">
            <text:p>0,000408</text:p>
          </table:table-cell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float" office:value="1192" calcext:value-type="float">
            <text:p>1192</text:p>
          </table:table-cell>
          <table:table-cell office:value-type="string" calcext:value-type="string">
            <text:p>Daiane Tavares Borck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407154449064005" calcext:value-type="float">
            <text:p>0,000407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float" office:value="1193" calcext:value-type="float">
            <text:p>1193</text:p>
          </table:table-cell>
          <table:table-cell office:value-type="string" calcext:value-type="string">
            <text:p>Juliano Cavalcanti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404244072180047" calcext:value-type="float">
            <text:p>0,000404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1194" calcext:value-type="float">
            <text:p>1194</text:p>
          </table:table-cell>
          <table:table-cell office:value-type="string" calcext:value-type="string">
            <text:p>Leticia Tyburski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404244072180047" calcext:value-type="float">
            <text:p>0,000404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1195" calcext:value-type="float">
            <text:p>1195</text:p>
          </table:table-cell>
          <table:table-cell office:value-type="string" calcext:value-type="string">
            <text:p>Carla Melo Silv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40151546194635" calcext:value-type="float">
            <text:p>0,00040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196" calcext:value-type="float">
            <text:p>1196</text:p>
          </table:table-cell>
          <table:table-cell office:value-type="string" calcext:value-type="string">
            <text:p>Thelma Duarte Brandolt Borge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40151546194635" calcext:value-type="float">
            <text:p>0,00040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197" calcext:value-type="float">
            <text:p>1197</text:p>
          </table:table-cell>
          <table:table-cell office:value-type="string" calcext:value-type="string">
            <text:p>Cicera Carla do Nascimento Oliveir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392842812618514" calcext:value-type="float">
            <text:p>0,000393</text:p>
          </table:table-cell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float" office:value="1198" calcext:value-type="float">
            <text:p>1198</text:p>
          </table:table-cell>
          <table:table-cell office:value-type="string" calcext:value-type="string">
            <text:p>Lea da Cruz Fagunde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390275214749866" calcext:value-type="float">
            <text:p>0,00039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199" calcext:value-type="float">
            <text:p>1199</text:p>
          </table:table-cell>
          <table:table-cell office:value-type="string" calcext:value-type="string">
            <text:p>Marcus Vinicius de Azevedo Bass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390275214749866" calcext:value-type="float">
            <text:p>0,00039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string" calcext:value-type="string">
            <text:p>Adilson Barbosa Cardoz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386576483119502" calcext:value-type="float">
            <text:p>0,000387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float" office:value="1201" calcext:value-type="float">
            <text:p>1201</text:p>
          </table:table-cell>
          <table:table-cell office:value-type="string" calcext:value-type="string">
            <text:p>Carlene Fonseca de Morae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38399751441088" calcext:value-type="float">
            <text:p>0,000384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1202" calcext:value-type="float">
            <text:p>1202</text:p>
          </table:table-cell>
          <table:table-cell office:value-type="string" calcext:value-type="string">
            <text:p>Maria Delmina Pire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383216631078258" calcext:value-type="float">
            <text:p>0,000383</text:p>
          </table:table-cell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float" office:value="1203" calcext:value-type="float">
            <text:p>1203</text:p>
          </table:table-cell>
          <table:table-cell office:value-type="string" calcext:value-type="string">
            <text:p>Elder da Silveira Latosinski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380806077779647" calcext:value-type="float">
            <text:p>0,000381</text:p>
          </table:table-cell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float" office:value="1204" calcext:value-type="float">
            <text:p>1204</text:p>
          </table:table-cell>
          <table:table-cell office:value-type="string" calcext:value-type="string">
            <text:p>Diogo Onofre Sous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380149051736877" calcext:value-type="float">
            <text:p>0,000380</text:p>
          </table:table-cell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float" office:value="1205" calcext:value-type="float">
            <text:p>1205</text:p>
          </table:table-cell>
          <table:table-cell office:value-type="string" calcext:value-type="string">
            <text:p>Loreni Lucia Pasquetti Ortola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378928742672037" calcext:value-type="float">
            <text:p>0,000379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1206" calcext:value-type="float">
            <text:p>1206</text:p>
          </table:table-cell>
          <table:table-cell office:value-type="string" calcext:value-type="string">
            <text:p>Fabiana Celente Montie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375611179342391" calcext:value-type="float">
            <text:p>0,00037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float" office:value="1207" calcext:value-type="float">
            <text:p>1207</text:p>
          </table:table-cell>
          <table:table-cell office:value-type="string" calcext:value-type="string">
            <text:p>Paula Garcia Lim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372988998323232" calcext:value-type="float">
            <text:p>0,000373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1208" calcext:value-type="float">
            <text:p>1208</text:p>
          </table:table-cell>
          <table:table-cell office:value-type="string" calcext:value-type="string">
            <text:p>Roberta Carvalho Nobre Palau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372988998323232" calcext:value-type="float">
            <text:p>0,000373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1209" calcext:value-type="float">
            <text:p>1209</text:p>
          </table:table-cell>
          <table:table-cell office:value-type="string" calcext:value-type="string">
            <text:p>Cristiano Centeno Spech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371634225187127" calcext:value-type="float">
            <text:p>0,00037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210" calcext:value-type="float">
            <text:p>1210</text:p>
          </table:table-cell>
          <table:table-cell office:value-type="string" calcext:value-type="string">
            <text:p>Marilton Sanchotene de Aguia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369577597054786" calcext:value-type="float">
            <text:p>0,000370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1211" calcext:value-type="float">
            <text:p>1211</text:p>
          </table:table-cell>
          <table:table-cell office:value-type="string" calcext:value-type="string">
            <text:p>Thais Ramos Viega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36919319909357" calcext:value-type="float">
            <text:p>0,00036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212" calcext:value-type="float">
            <text:p>1212</text:p>
          </table:table-cell>
          <table:table-cell office:value-type="string" calcext:value-type="string">
            <text:p>David Randerson Rodrigues de Oliveir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367570720497583" calcext:value-type="float">
            <text:p>0,000368</text:p>
          </table:table-cell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float" office:value="1213" calcext:value-type="float">
            <text:p>1213</text:p>
          </table:table-cell>
          <table:table-cell office:value-type="string" calcext:value-type="string">
            <text:p>Jose Gleison Alves da Silv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367011283068385" calcext:value-type="float">
            <text:p>0,000367</text:p>
          </table:table-cell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float" office:value="1214" calcext:value-type="float">
            <text:p>1214</text:p>
          </table:table-cell>
          <table:table-cell office:value-type="string" calcext:value-type="string">
            <text:p>Ivonete Medianeira Pint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36557906225432" calcext:value-type="float">
            <text:p>0,000366</text:p>
          </table:table-cell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float" office:value="1215" calcext:value-type="float">
            <text:p>1215</text:p>
          </table:table-cell>
          <table:table-cell office:value-type="string" calcext:value-type="string">
            <text:p>Marcia Brandao Rodrigues Aguila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362208526706531" calcext:value-type="float">
            <text:p>0,000362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float" office:value="1216" calcext:value-type="float">
            <text:p>1216</text:p>
          </table:table-cell>
          <table:table-cell office:value-type="string" calcext:value-type="string">
            <text:p>Bruno Chaves Alvez Fernande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348931575216529" calcext:value-type="float">
            <text:p>0,00034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217" calcext:value-type="float">
            <text:p>1217</text:p>
          </table:table-cell>
          <table:table-cell office:value-type="string" calcext:value-type="string">
            <text:p>Cesar Valmor Rombaldi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343717476907324" calcext:value-type="float">
            <text:p>0,000344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float" office:value="1218" calcext:value-type="float">
            <text:p>1218</text:p>
          </table:table-cell>
          <table:table-cell office:value-type="string" calcext:value-type="string">
            <text:p>Danilo Castilho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343717476907324" calcext:value-type="float">
            <text:p>0,000344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float" office:value="1219" calcext:value-type="float">
            <text:p>1219</text:p>
          </table:table-cell>
          <table:table-cell office:value-type="string" calcext:value-type="string">
            <text:p>Fabiane de Oliveira Dornele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34309249091954" calcext:value-type="float">
            <text:p>0,000343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220" calcext:value-type="float">
            <text:p>1220</text:p>
          </table:table-cell>
          <table:table-cell office:value-type="string" calcext:value-type="string">
            <text:p>Beatriz Maria dos Santos Santiago Ribeir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335736723727657" calcext:value-type="float">
            <text:p>0,000336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1221" calcext:value-type="float">
            <text:p>1221</text:p>
          </table:table-cell>
          <table:table-cell office:value-type="string" calcext:value-type="string">
            <text:p>Sandra Regina Gregori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335736723727657" calcext:value-type="float">
            <text:p>0,000336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222" calcext:value-type="float">
            <text:p>1222</text:p>
          </table:table-cell>
          <table:table-cell office:value-type="string" calcext:value-type="string">
            <text:p>Rosana Duarte Bro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332533311656535" calcext:value-type="float">
            <text:p>0,000333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1223" calcext:value-type="float">
            <text:p>1223</text:p>
          </table:table-cell>
          <table:table-cell office:value-type="string" calcext:value-type="string">
            <text:p>Tatiane Barcellos Corre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331175373565552" calcext:value-type="float">
            <text:p>0,000331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1224" calcext:value-type="float">
            <text:p>1224</text:p>
          </table:table-cell>
          <table:table-cell office:value-type="string" calcext:value-type="string">
            <text:p>Alda Leila Santos Baldez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328251167821853" calcext:value-type="float">
            <text:p>0,000328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float" office:value="1225" calcext:value-type="float">
            <text:p>1225</text:p>
          </table:table-cell>
          <table:table-cell office:value-type="string" calcext:value-type="string">
            <text:p>Jacqueline Silva da Silv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328251167821853" calcext:value-type="float">
            <text:p>0,000328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float" office:value="1226" calcext:value-type="float">
            <text:p>1226</text:p>
          </table:table-cell>
          <table:table-cell office:value-type="string" calcext:value-type="string">
            <text:p>Thamyres Karolyne Wirmon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326706738217958" calcext:value-type="float">
            <text:p>0,000327</text:p>
          </table:table-cell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float" office:value="1227" calcext:value-type="float">
            <text:p>1227</text:p>
          </table:table-cell>
          <table:table-cell office:value-type="string" calcext:value-type="string">
            <text:p>Darlei Tacc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32472752980895" calcext:value-type="float">
            <text:p>0,000325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228" calcext:value-type="float">
            <text:p>1228</text:p>
          </table:table-cell>
          <table:table-cell office:value-type="string" calcext:value-type="string">
            <text:p>Jackson Fabio Preus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32472752980895" calcext:value-type="float">
            <text:p>0,000325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229" calcext:value-type="float">
            <text:p>1229</text:p>
          </table:table-cell>
          <table:table-cell office:value-type="string" calcext:value-type="string">
            <text:p>Marcio Waltzer Tim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324679432054569" calcext:value-type="float">
            <text:p>0,000325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1230" calcext:value-type="float">
            <text:p>1230</text:p>
          </table:table-cell>
          <table:table-cell office:value-type="string" calcext:value-type="string">
            <text:p>Roberto Lilles Tavares Machad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324679432054569" calcext:value-type="float">
            <text:p>0,000325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1231" calcext:value-type="float">
            <text:p>1231</text:p>
          </table:table-cell>
          <table:table-cell office:value-type="string" calcext:value-type="string">
            <text:p>Eduardo Walk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319526311723369" calcext:value-type="float">
            <text:p>0,000320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1232" calcext:value-type="float">
            <text:p>1232</text:p>
          </table:table-cell>
          <table:table-cell office:value-type="string" calcext:value-type="string">
            <text:p>Giusepe Stefanell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319526311723369" calcext:value-type="float">
            <text:p>0,000320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1233" calcext:value-type="float">
            <text:p>1233</text:p>
          </table:table-cell>
          <table:table-cell office:value-type="string" calcext:value-type="string">
            <text:p>Caroline Subira Pereir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319416762278848" calcext:value-type="float">
            <text:p>0,000319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float" office:value="1234" calcext:value-type="float">
            <text:p>1234</text:p>
          </table:table-cell>
          <table:table-cell office:value-type="string" calcext:value-type="string">
            <text:p>Giane Correia Silv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319416762278848" calcext:value-type="float">
            <text:p>0,000319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float" office:value="1235" calcext:value-type="float">
            <text:p>1235</text:p>
          </table:table-cell>
          <table:table-cell office:value-type="string" calcext:value-type="string">
            <text:p>Antonio Carlos Bordim Cervi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30684940605548" calcext:value-type="float">
            <text:p>0,000307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1236" calcext:value-type="float">
            <text:p>1236</text:p>
          </table:table-cell>
          <table:table-cell office:value-type="string" calcext:value-type="string">
            <text:p>Talita Kerstn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30515484247341" calcext:value-type="float">
            <text:p>0,000305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float" office:value="1237" calcext:value-type="float">
            <text:p>1237</text:p>
          </table:table-cell>
          <table:table-cell office:value-type="string" calcext:value-type="string">
            <text:p>Joao Ladislau Lope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302627733377216" calcext:value-type="float">
            <text:p>0,000303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1238" calcext:value-type="float">
            <text:p>1238</text:p>
          </table:table-cell>
          <table:table-cell office:value-type="string" calcext:value-type="string">
            <text:p>Vivian Blodorn Frenze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269681217653529" calcext:value-type="float">
            <text:p>0,000270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float" office:value="1239" calcext:value-type="float">
            <text:p>1239</text:p>
          </table:table-cell>
          <table:table-cell office:value-type="string" calcext:value-type="string">
            <text:p>Andria da Silva Pereir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255676807679391" calcext:value-type="float">
            <text:p>0,000256</text:p>
          </table:table-cell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float" office:value="1240" calcext:value-type="float">
            <text:p>1240</text:p>
          </table:table-cell>
          <table:table-cell office:value-type="string" calcext:value-type="string">
            <text:p>Danilo Thomaz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255676807679391" calcext:value-type="float">
            <text:p>0,000256</text:p>
          </table:table-cell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float" office:value="1241" calcext:value-type="float">
            <text:p>1241</text:p>
          </table:table-cell>
          <table:table-cell office:value-type="string" calcext:value-type="string">
            <text:p>Diuliana Leandr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255676807679391" calcext:value-type="float">
            <text:p>0,000256</text:p>
          </table:table-cell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float" office:value="1242" calcext:value-type="float">
            <text:p>1242</text:p>
          </table:table-cell>
          <table:table-cell office:value-type="string" calcext:value-type="string">
            <text:p>Gisele Silva de Souz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255676807679391" calcext:value-type="float">
            <text:p>0,000256</text:p>
          </table:table-cell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float" office:value="1243" calcext:value-type="float">
            <text:p>1243</text:p>
          </table:table-cell>
          <table:table-cell office:value-type="string" calcext:value-type="string">
            <text:p>Thais Noble Rodrigue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255676807679391" calcext:value-type="float">
            <text:p>0,000256</text:p>
          </table:table-cell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float" office:value="1244" calcext:value-type="float">
            <text:p>1244</text:p>
          </table:table-cell>
          <table:table-cell office:value-type="string" calcext:value-type="string">
            <text:p>Daniel Pedrosa Alve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211722790906658" calcext:value-type="float">
            <text:p>0,00021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245" calcext:value-type="float">
            <text:p>1245</text:p>
          </table:table-cell>
          <table:table-cell office:value-type="string" calcext:value-type="string">
            <text:p>Renata Sousa Resend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2107139979819" calcext:value-type="float">
            <text:p>0,00021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246" calcext:value-type="float">
            <text:p>1246</text:p>
          </table:table-cell>
          <table:table-cell office:value-type="string" calcext:value-type="string">
            <text:p>Adriana Goncalves dos Santo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247" calcext:value-type="float">
            <text:p>1247</text:p>
          </table:table-cell>
          <table:table-cell office:value-type="string" calcext:value-type="string">
            <text:p>Adrielly Aparecida de Oliveir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248" calcext:value-type="float">
            <text:p>1248</text:p>
          </table:table-cell>
          <table:table-cell office:value-type="string" calcext:value-type="string">
            <text:p>Ailton Paulo de Oliveira Junio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249" calcext:value-type="float">
            <text:p>1249</text:p>
          </table:table-cell>
          <table:table-cell office:value-type="string" calcext:value-type="string">
            <text:p>Alboni Marisa Dudeque Pianovski Vieir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string" calcext:value-type="string">
            <text:p>Alexandra Moraes Maiat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float" office:value="1251" calcext:value-type="float">
            <text:p>1251</text:p>
          </table:table-cell>
          <table:table-cell office:value-type="string" calcext:value-type="string">
            <text:p>Alexandre Carriconde Marque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252" calcext:value-type="float">
            <text:p>1252</text:p>
          </table:table-cell>
          <table:table-cell office:value-type="string" calcext:value-type="string">
            <text:p>Alexandre Kerson de Abreu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1253" calcext:value-type="float">
            <text:p>1253</text:p>
          </table:table-cell>
          <table:table-cell office:value-type="string" calcext:value-type="string">
            <text:p>Aline da Silva Bizolatti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float" office:value="1254" calcext:value-type="float">
            <text:p>1254</text:p>
          </table:table-cell>
          <table:table-cell office:value-type="string" calcext:value-type="string">
            <text:p>Aline Grunewald Nichel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1255" calcext:value-type="float">
            <text:p>1255</text:p>
          </table:table-cell>
          <table:table-cell office:value-type="string" calcext:value-type="string">
            <text:p>Ana Lidia Soares Cot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256" calcext:value-type="float">
            <text:p>1256</text:p>
          </table:table-cell>
          <table:table-cell office:value-type="string" calcext:value-type="string">
            <text:p>Ana Marli Bulego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257" calcext:value-type="float">
            <text:p>1257</text:p>
          </table:table-cell>
          <table:table-cell office:value-type="string" calcext:value-type="string">
            <text:p>Ana Paula Barbosa Martin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258" calcext:value-type="float">
            <text:p>1258</text:p>
          </table:table-cell>
          <table:table-cell office:value-type="string" calcext:value-type="string">
            <text:p>Ana Paula Batista Arauj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259" calcext:value-type="float">
            <text:p>1259</text:p>
          </table:table-cell>
          <table:table-cell office:value-type="string" calcext:value-type="string">
            <text:p>Ana Paula de Araujo Cunh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260" calcext:value-type="float">
            <text:p>1260</text:p>
          </table:table-cell>
          <table:table-cell office:value-type="string" calcext:value-type="string">
            <text:p>Ana Paula de Souza Vott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261" calcext:value-type="float">
            <text:p>1261</text:p>
          </table:table-cell>
          <table:table-cell office:value-type="string" calcext:value-type="string">
            <text:p>Ana Paula Machado Velh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262" calcext:value-type="float">
            <text:p>1262</text:p>
          </table:table-cell>
          <table:table-cell office:value-type="string" calcext:value-type="string">
            <text:p>Anastacia Lotterman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1263" calcext:value-type="float">
            <text:p>1263</text:p>
          </table:table-cell>
          <table:table-cell office:value-type="string" calcext:value-type="string">
            <text:p>Anderson Savio de Medeiros Simoe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264" calcext:value-type="float">
            <text:p>1264</text:p>
          </table:table-cell>
          <table:table-cell office:value-type="string" calcext:value-type="string">
            <text:p>Andreia Ambrosio Accordi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float" office:value="1265" calcext:value-type="float">
            <text:p>1265</text:p>
          </table:table-cell>
          <table:table-cell office:value-type="string" calcext:value-type="string">
            <text:p>Andreia Modrzejewski Zucolott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266" calcext:value-type="float">
            <text:p>1266</text:p>
          </table:table-cell>
          <table:table-cell office:value-type="string" calcext:value-type="string">
            <text:p>Andressa Domanski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float" office:value="1267" calcext:value-type="float">
            <text:p>1267</text:p>
          </table:table-cell>
          <table:table-cell office:value-type="string" calcext:value-type="string">
            <text:p>Angela Dillmann Nunes Bicc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268" calcext:value-type="float">
            <text:p>1268</text:p>
          </table:table-cell>
          <table:table-cell office:value-type="string" calcext:value-type="string">
            <text:p>Antonio Carlos Magalhae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float" office:value="1269" calcext:value-type="float">
            <text:p>1269</text:p>
          </table:table-cell>
          <table:table-cell office:value-type="string" calcext:value-type="string">
            <text:p>Antonio Nunes de Oliveir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float" office:value="1270" calcext:value-type="float">
            <text:p>1270</text:p>
          </table:table-cell>
          <table:table-cell office:value-type="string" calcext:value-type="string">
            <text:p>Anubis Graciela de Moraes Rossett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271" calcext:value-type="float">
            <text:p>1271</text:p>
          </table:table-cell>
          <table:table-cell office:value-type="string" calcext:value-type="string">
            <text:p>Avelino da Rosa Oliveir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1272" calcext:value-type="float">
            <text:p>1272</text:p>
          </table:table-cell>
          <table:table-cell office:value-type="string" calcext:value-type="string">
            <text:p>Barbara Coiro Spessat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1273" calcext:value-type="float">
            <text:p>1273</text:p>
          </table:table-cell>
          <table:table-cell office:value-type="string" calcext:value-type="string">
            <text:p>Bento Selau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1274" calcext:value-type="float">
            <text:p>1274</text:p>
          </table:table-cell>
          <table:table-cell office:value-type="string" calcext:value-type="string">
            <text:p>Bruno Duarte Sampai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1275" calcext:value-type="float">
            <text:p>1275</text:p>
          </table:table-cell>
          <table:table-cell office:value-type="string" calcext:value-type="string">
            <text:p>Carla da Luz Zin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1276" calcext:value-type="float">
            <text:p>1276</text:p>
          </table:table-cell>
          <table:table-cell office:value-type="string" calcext:value-type="string">
            <text:p>Carla Shwengver ten Cate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float" office:value="1277" calcext:value-type="float">
            <text:p>1277</text:p>
          </table:table-cell>
          <table:table-cell office:value-type="string" calcext:value-type="string">
            <text:p>Carla Simone Pire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string" calcext:value-type="string">
            <text:p>Carlos Maximiliano Dutr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279" calcext:value-type="float">
            <text:p>1279</text:p>
          </table:table-cell>
          <table:table-cell office:value-type="string" calcext:value-type="string">
            <text:p>Carolina Conceicao Prad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string" calcext:value-type="string">
            <text:p>Cassiane de Freitas Paixa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float" office:value="1281" calcext:value-type="float">
            <text:p>1281</text:p>
          </table:table-cell>
          <table:table-cell office:value-type="string" calcext:value-type="string">
            <text:p>Celia Maria Fernandes Nune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1282" calcext:value-type="float">
            <text:p>1282</text:p>
          </table:table-cell>
          <table:table-cell office:value-type="string" calcext:value-type="string">
            <text:p>Claudia Battesti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1283" calcext:value-type="float">
            <text:p>1283</text:p>
          </table:table-cell>
          <table:table-cell office:value-type="string" calcext:value-type="string">
            <text:p>Claudia da Rosa Romer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1284" calcext:value-type="float">
            <text:p>1284</text:p>
          </table:table-cell>
          <table:table-cell office:value-type="string" calcext:value-type="string">
            <text:p>Claudia Redecker Schwab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1285" calcext:value-type="float">
            <text:p>1285</text:p>
          </table:table-cell>
          <table:table-cell office:value-type="string" calcext:value-type="string">
            <text:p>Claudia Rejane Jacondino de Campo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string" calcext:value-type="string">
            <text:p>Claudio Torre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float" office:value="1287" calcext:value-type="float">
            <text:p>1287</text:p>
          </table:table-cell>
          <table:table-cell office:value-type="string" calcext:value-type="string">
            <text:p>Clodis Boscarioli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1288" calcext:value-type="float">
            <text:p>1288</text:p>
          </table:table-cell>
          <table:table-cell office:value-type="string" calcext:value-type="string">
            <text:p>Cloris Freire Dorow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1289" calcext:value-type="float">
            <text:p>1289</text:p>
          </table:table-cell>
          <table:table-cell office:value-type="string" calcext:value-type="string">
            <text:p>Clovis Correa Bucich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1290" calcext:value-type="float">
            <text:p>1290</text:p>
          </table:table-cell>
          <table:table-cell office:value-type="string" calcext:value-type="string">
            <text:p>Cristiane Gularte Quintan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1291" calcext:value-type="float">
            <text:p>1291</text:p>
          </table:table-cell>
          <table:table-cell office:value-type="string" calcext:value-type="string">
            <text:p>Cristiano Correa Ferreir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1292" calcext:value-type="float">
            <text:p>1292</text:p>
          </table:table-cell>
          <table:table-cell office:value-type="string" calcext:value-type="string">
            <text:p>Cristiano S. Maced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1293" calcext:value-type="float">
            <text:p>1293</text:p>
          </table:table-cell>
          <table:table-cell office:value-type="string" calcext:value-type="string">
            <text:p>Cristina Moreira Nune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1294" calcext:value-type="float">
            <text:p>1294</text:p>
          </table:table-cell>
          <table:table-cell office:value-type="string" calcext:value-type="string">
            <text:p>Dagnon da Silva Ribeir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1295" calcext:value-type="float">
            <text:p>1295</text:p>
          </table:table-cell>
          <table:table-cell office:value-type="string" calcext:value-type="string">
            <text:p>Daize Duarte Sampai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1296" calcext:value-type="float">
            <text:p>1296</text:p>
          </table:table-cell>
          <table:table-cell office:value-type="string" calcext:value-type="string">
            <text:p>Daniela da Costa Britto Pereira Lim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float" office:value="1297" calcext:value-type="float">
            <text:p>1297</text:p>
          </table:table-cell>
          <table:table-cell office:value-type="string" calcext:value-type="string">
            <text:p>Davi Henrique Rosskop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1298" calcext:value-type="float">
            <text:p>1298</text:p>
          </table:table-cell>
          <table:table-cell office:value-type="string" calcext:value-type="string">
            <text:p>Dhyovana Guerr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1299" calcext:value-type="float">
            <text:p>1299</text:p>
          </table:table-cell>
          <table:table-cell office:value-type="string" calcext:value-type="string">
            <text:p>Diego Monteiro Gome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string" calcext:value-type="string">
            <text:p>Dione Iara Silveira Kitzman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1301" calcext:value-type="float">
            <text:p>1301</text:p>
          </table:table-cell>
          <table:table-cell office:value-type="string" calcext:value-type="string">
            <text:p>Durval Joao de Barba Junio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float" office:value="1302" calcext:value-type="float">
            <text:p>1302</text:p>
          </table:table-cell>
          <table:table-cell office:value-type="string" calcext:value-type="string">
            <text:p>Eduarda Medran Range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1303" calcext:value-type="float">
            <text:p>1303</text:p>
          </table:table-cell>
          <table:table-cell office:value-type="string" calcext:value-type="string">
            <text:p>Eduardo Klein Carmon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1304" calcext:value-type="float">
            <text:p>1304</text:p>
          </table:table-cell>
          <table:table-cell office:value-type="string" calcext:value-type="string">
            <text:p>Eduardo Ortiz Andrad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1305" calcext:value-type="float">
            <text:p>1305</text:p>
          </table:table-cell>
          <table:table-cell office:value-type="string" calcext:value-type="string">
            <text:p>Elaine dos Santos Pint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1306" calcext:value-type="float">
            <text:p>1306</text:p>
          </table:table-cell>
          <table:table-cell office:value-type="string" calcext:value-type="string">
            <text:p>Elane da Silva Barbos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float" office:value="1307" calcext:value-type="float">
            <text:p>1307</text:p>
          </table:table-cell>
          <table:table-cell office:value-type="string" calcext:value-type="string">
            <text:p>Elen Susana Inacio Borge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308" calcext:value-type="float">
            <text:p>1308</text:p>
          </table:table-cell>
          <table:table-cell office:value-type="string" calcext:value-type="string">
            <text:p>Eliana Kohler Kron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1309" calcext:value-type="float">
            <text:p>1309</text:p>
          </table:table-cell>
          <table:table-cell office:value-type="string" calcext:value-type="string">
            <text:p>Eline Deccache Mai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string" calcext:value-type="string">
            <text:p>Elisiane Machado Lunardi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1311" calcext:value-type="float">
            <text:p>1311</text:p>
          </table:table-cell>
          <table:table-cell office:value-type="string" calcext:value-type="string">
            <text:p>Elizabeth de Assis Dia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float" office:value="1312" calcext:value-type="float">
            <text:p>1312</text:p>
          </table:table-cell>
          <table:table-cell office:value-type="string" calcext:value-type="string">
            <text:p>Elizenda Sobreira Carvalho de Sous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float" office:value="1313" calcext:value-type="float">
            <text:p>1313</text:p>
          </table:table-cell>
          <table:table-cell office:value-type="string" calcext:value-type="string">
            <text:p>Elton Casado Firema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1314" calcext:value-type="float">
            <text:p>1314</text:p>
          </table:table-cell>
          <table:table-cell office:value-type="string" calcext:value-type="string">
            <text:p>Ernane Rosa Martin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1315" calcext:value-type="float">
            <text:p>1315</text:p>
          </table:table-cell>
          <table:table-cell office:value-type="string" calcext:value-type="string">
            <text:p>Eva Lizety Ribe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float" office:value="1316" calcext:value-type="float">
            <text:p>1316</text:p>
          </table:table-cell>
          <table:table-cell office:value-type="string" calcext:value-type="string">
            <text:p>Fabiana Lorea Paganini Stei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float" office:value="1317" calcext:value-type="float">
            <text:p>1317</text:p>
          </table:table-cell>
          <table:table-cell office:value-type="string" calcext:value-type="string">
            <text:p>Fabiana Mortimer Amar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float" office:value="1318" calcext:value-type="float">
            <text:p>1318</text:p>
          </table:table-cell>
          <table:table-cell office:value-type="string" calcext:value-type="string">
            <text:p>Fabiane Aparecida Ugoski Volcan Sastr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1319" calcext:value-type="float">
            <text:p>1319</text:p>
          </table:table-cell>
          <table:table-cell office:value-type="string" calcext:value-type="string">
            <text:p>Fabiane Tais Muzard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string" calcext:value-type="string">
            <text:p>Fabio Daniel Tavare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float" office:value="1321" calcext:value-type="float">
            <text:p>1321</text:p>
          </table:table-cell>
          <table:table-cell office:value-type="string" calcext:value-type="string">
            <text:p>Fabio de Oliveira Dia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1322" calcext:value-type="float">
            <text:p>1322</text:p>
          </table:table-cell>
          <table:table-cell office:value-type="string" calcext:value-type="string">
            <text:p>Fabio Luiz da Silv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1323" calcext:value-type="float">
            <text:p>1323</text:p>
          </table:table-cell>
          <table:table-cell office:value-type="string" calcext:value-type="string">
            <text:p>Fabricio Gallo Corre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float" office:value="1324" calcext:value-type="float">
            <text:p>1324</text:p>
          </table:table-cell>
          <table:table-cell office:value-type="string" calcext:value-type="string">
            <text:p>Fabricio Hartmann Borb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float" office:value="1325" calcext:value-type="float">
            <text:p>1325</text:p>
          </table:table-cell>
          <table:table-cell office:value-type="string" calcext:value-type="string">
            <text:p>Felipe Prado Nogueir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float" office:value="1326" calcext:value-type="float">
            <text:p>1326</text:p>
          </table:table-cell>
          <table:table-cell office:value-type="string" calcext:value-type="string">
            <text:p>Fernanda Antoniolo Hammes de Carvalh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float" office:value="1327" calcext:value-type="float">
            <text:p>1327</text:p>
          </table:table-cell>
          <table:table-cell office:value-type="string" calcext:value-type="string">
            <text:p>Fernando Francisco Pereir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float" office:value="1328" calcext:value-type="float">
            <text:p>1328</text:p>
          </table:table-cell>
          <table:table-cell office:value-type="string" calcext:value-type="string">
            <text:p>Flavia Barbosa da Silva Dutr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float" office:value="1329" calcext:value-type="float">
            <text:p>1329</text:p>
          </table:table-cell>
          <table:table-cell office:value-type="string" calcext:value-type="string">
            <text:p>Francisco Jose da Costa Cost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float" office:value="1330" calcext:value-type="float">
            <text:p>1330</text:p>
          </table:table-cell>
          <table:table-cell office:value-type="string" calcext:value-type="string">
            <text:p>Francisco Nunes dos Reis Junio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float" office:value="1331" calcext:value-type="float">
            <text:p>1331</text:p>
          </table:table-cell>
          <table:table-cell office:value-type="string" calcext:value-type="string">
            <text:p>Francisco Vieira Dia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1332" calcext:value-type="float">
            <text:p>1332</text:p>
          </table:table-cell>
          <table:table-cell office:value-type="string" calcext:value-type="string">
            <text:p>Francoaria Correa dos Santo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float" office:value="1333" calcext:value-type="float">
            <text:p>1333</text:p>
          </table:table-cell>
          <table:table-cell office:value-type="string" calcext:value-type="string">
            <text:p>Girlane Maria Ferreira Florind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float" office:value="1334" calcext:value-type="float">
            <text:p>1334</text:p>
          </table:table-cell>
          <table:table-cell office:value-type="string" calcext:value-type="string">
            <text:p>Giullia dos Anjo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float" office:value="1335" calcext:value-type="float">
            <text:p>1335</text:p>
          </table:table-cell>
          <table:table-cell office:value-type="string" calcext:value-type="string">
            <text:p>Graziela Frainer Knol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float" office:value="1336" calcext:value-type="float">
            <text:p>1336</text:p>
          </table:table-cell>
          <table:table-cell office:value-type="string" calcext:value-type="string">
            <text:p>Gustavo Adam Frag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float" office:value="1337" calcext:value-type="float">
            <text:p>1337</text:p>
          </table:table-cell>
          <table:table-cell office:value-type="string" calcext:value-type="string">
            <text:p>Helder Matheus Alves Fernande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float" office:value="1338" calcext:value-type="float">
            <text:p>1338</text:p>
          </table:table-cell>
          <table:table-cell office:value-type="string" calcext:value-type="string">
            <text:p>Helen Rejane Silva Maciel Diog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float" office:value="1339" calcext:value-type="float">
            <text:p>1339</text:p>
          </table:table-cell>
          <table:table-cell office:value-type="string" calcext:value-type="string">
            <text:p>Heloisa Hass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float" office:value="1340" calcext:value-type="float">
            <text:p>1340</text:p>
          </table:table-cell>
          <table:table-cell office:value-type="string" calcext:value-type="string">
            <text:p>Iara Souza Donez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float" office:value="1341" calcext:value-type="float">
            <text:p>1341</text:p>
          </table:table-cell>
          <table:table-cell office:value-type="string" calcext:value-type="string">
            <text:p>Ireni Marilene Zago Figueired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1342" calcext:value-type="float">
            <text:p>1342</text:p>
          </table:table-cell>
          <table:table-cell office:value-type="string" calcext:value-type="string">
            <text:p>Isabel Cristina Machado de Lar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float" office:value="1343" calcext:value-type="float">
            <text:p>1343</text:p>
          </table:table-cell>
          <table:table-cell office:value-type="string" calcext:value-type="string">
            <text:p>Isadora Santos Decanini Marangoni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float" office:value="1344" calcext:value-type="float">
            <text:p>1344</text:p>
          </table:table-cell>
          <table:table-cell office:value-type="string" calcext:value-type="string">
            <text:p>Islaine Natalia Demetri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1345" calcext:value-type="float">
            <text:p>1345</text:p>
          </table:table-cell>
          <table:table-cell office:value-type="string" calcext:value-type="string">
            <text:p>Iury de Almeida Accordi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float" office:value="1346" calcext:value-type="float">
            <text:p>1346</text:p>
          </table:table-cell>
          <table:table-cell office:value-type="string" calcext:value-type="string">
            <text:p>Ivonne C. Sanchez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246" calcext:value-type="float">
            <text:p>246</text:p>
          </table:table-cell>
        </table:table-row>
        <table:table-row table:style-name="ro1">
          <table:table-cell office:value-type="float" office:value="1347" calcext:value-type="float">
            <text:p>1347</text:p>
          </table:table-cell>
          <table:table-cell office:value-type="string" calcext:value-type="string">
            <text:p>Jacqueline Ramos Machado Brag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float" office:value="1348" calcext:value-type="float">
            <text:p>1348</text:p>
          </table:table-cell>
          <table:table-cell office:value-type="string" calcext:value-type="string">
            <text:p>Jair Jonko Arauj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float" office:value="1349" calcext:value-type="float">
            <text:p>1349</text:p>
          </table:table-cell>
          <table:table-cell office:value-type="string" calcext:value-type="string">
            <text:p>Janaina Pereira Pretto Carless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float" office:value="1350" calcext:value-type="float">
            <text:p>1350</text:p>
          </table:table-cell>
          <table:table-cell office:value-type="string" calcext:value-type="string">
            <text:p>Jean Karlo Acosta Mendonc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float" office:value="1351" calcext:value-type="float">
            <text:p>1351</text:p>
          </table:table-cell>
          <table:table-cell office:value-type="string" calcext:value-type="string">
            <text:p>Joao Batista Siqueira Harre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float" office:value="1352" calcext:value-type="float">
            <text:p>1352</text:p>
          </table:table-cell>
          <table:table-cell office:value-type="string" calcext:value-type="string">
            <text:p>Joao Coelho Net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float" office:value="1353" calcext:value-type="float">
            <text:p>1353</text:p>
          </table:table-cell>
          <table:table-cell office:value-type="string" calcext:value-type="string">
            <text:p>Joao Roger de Souza Sastr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float" office:value="1354" calcext:value-type="float">
            <text:p>1354</text:p>
          </table:table-cell>
          <table:table-cell office:value-type="string" calcext:value-type="string">
            <text:p>Jonatas Inacio de Freita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278" calcext:value-type="float">
            <text:p>278</text:p>
          </table:table-cell>
        </table:table-row>
        <table:table-row table:style-name="ro1">
          <table:table-cell office:value-type="float" office:value="1355" calcext:value-type="float">
            <text:p>1355</text:p>
          </table:table-cell>
          <table:table-cell office:value-type="string" calcext:value-type="string">
            <text:p>Jonilto Costa Sous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float" office:value="1356" calcext:value-type="float">
            <text:p>1356</text:p>
          </table:table-cell>
          <table:table-cell office:value-type="string" calcext:value-type="string">
            <text:p>Jorge da Luz Mato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float" office:value="1357" calcext:value-type="float">
            <text:p>1357</text:p>
          </table:table-cell>
          <table:table-cell office:value-type="string" calcext:value-type="string">
            <text:p>Josaphat Soares Net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float" office:value="1358" calcext:value-type="float">
            <text:p>1358</text:p>
          </table:table-cell>
          <table:table-cell office:value-type="string" calcext:value-type="string">
            <text:p>Jose Wally Mendonca Meneze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float" office:value="1359" calcext:value-type="float">
            <text:p>1359</text:p>
          </table:table-cell>
          <table:table-cell office:value-type="string" calcext:value-type="string">
            <text:p>Joseany Rodrigues Cruz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float" office:value="1360" calcext:value-type="float">
            <text:p>1360</text:p>
          </table:table-cell>
          <table:table-cell office:value-type="string" calcext:value-type="string">
            <text:p>Josue Michel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float" office:value="1361" calcext:value-type="float">
            <text:p>1361</text:p>
          </table:table-cell>
          <table:table-cell office:value-type="string" calcext:value-type="string">
            <text:p>Katia Castagn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float" office:value="1362" calcext:value-type="float">
            <text:p>1362</text:p>
          </table:table-cell>
          <table:table-cell office:value-type="string" calcext:value-type="string">
            <text:p>Katia Gomes Silv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1363" calcext:value-type="float">
            <text:p>1363</text:p>
          </table:table-cell>
          <table:table-cell office:value-type="string" calcext:value-type="string">
            <text:p>Katia Helena Lipp Nissine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313" calcext:value-type="float">
            <text:p>313</text:p>
          </table:table-cell>
        </table:table-row>
        <table:table-row table:style-name="ro1">
          <table:table-cell office:value-type="float" office:value="1364" calcext:value-type="float">
            <text:p>1364</text:p>
          </table:table-cell>
          <table:table-cell office:value-type="string" calcext:value-type="string">
            <text:p>Kelly Ribeiro Amichi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float" office:value="1365" calcext:value-type="float">
            <text:p>1365</text:p>
          </table:table-cell>
          <table:table-cell office:value-type="string" calcext:value-type="string">
            <text:p>Krischina Singer Aplevicz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float" office:value="1366" calcext:value-type="float">
            <text:p>1366</text:p>
          </table:table-cell>
          <table:table-cell office:value-type="string" calcext:value-type="string">
            <text:p>Leonardo Cardozo Vieir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float" office:value="1367" calcext:value-type="float">
            <text:p>1367</text:p>
          </table:table-cell>
          <table:table-cell office:value-type="string" calcext:value-type="string">
            <text:p>Leticia do Prad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float" office:value="1368" calcext:value-type="float">
            <text:p>1368</text:p>
          </table:table-cell>
          <table:table-cell office:value-type="string" calcext:value-type="string">
            <text:p>Leticia Goncalves Borin Mor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float" office:value="1369" calcext:value-type="float">
            <text:p>1369</text:p>
          </table:table-cell>
          <table:table-cell office:value-type="string" calcext:value-type="string">
            <text:p>Lidiane Paziani Lanc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float" office:value="1370" calcext:value-type="float">
            <text:p>1370</text:p>
          </table:table-cell>
          <table:table-cell office:value-type="string" calcext:value-type="string">
            <text:p>Ligia Maria Avila Chiarelli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float" office:value="1371" calcext:value-type="float">
            <text:p>1371</text:p>
          </table:table-cell>
          <table:table-cell office:value-type="string" calcext:value-type="string">
            <text:p>Liliane Vargas Sampaio Ferreir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float" office:value="1372" calcext:value-type="float">
            <text:p>1372</text:p>
          </table:table-cell>
          <table:table-cell office:value-type="string" calcext:value-type="string">
            <text:p>Lisiane Correa Gomes Silveir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float" office:value="1373" calcext:value-type="float">
            <text:p>1373</text:p>
          </table:table-cell>
          <table:table-cell office:value-type="string" calcext:value-type="string">
            <text:p>Lucas dos Santos Cost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float" office:value="1374" calcext:value-type="float">
            <text:p>1374</text:p>
          </table:table-cell>
          <table:table-cell office:value-type="string" calcext:value-type="string">
            <text:p>Luciana Cunha Silv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1375" calcext:value-type="float">
            <text:p>1375</text:p>
          </table:table-cell>
          <table:table-cell office:value-type="string" calcext:value-type="string">
            <text:p>Luciane Sironi Faria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float" office:value="1376" calcext:value-type="float">
            <text:p>1376</text:p>
          </table:table-cell>
          <table:table-cell office:value-type="string" calcext:value-type="string">
            <text:p>Luciano Sant&amp;#039;Ana Agn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float" office:value="1377" calcext:value-type="float">
            <text:p>1377</text:p>
          </table:table-cell>
          <table:table-cell office:value-type="string" calcext:value-type="string">
            <text:p>Luis Andres Castill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246" calcext:value-type="float">
            <text:p>246</text:p>
          </table:table-cell>
        </table:table-row>
        <table:table-row table:style-name="ro1">
          <table:table-cell office:value-type="float" office:value="1378" calcext:value-type="float">
            <text:p>1378</text:p>
          </table:table-cell>
          <table:table-cell office:value-type="string" calcext:value-type="string">
            <text:p>Luis Gustavo da Conceicao Galeg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float" office:value="1379" calcext:value-type="float">
            <text:p>1379</text:p>
          </table:table-cell>
          <table:table-cell office:value-type="string" calcext:value-type="string">
            <text:p>Luis Manuel Borges Gouvei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1380" calcext:value-type="float">
            <text:p>1380</text:p>
          </table:table-cell>
          <table:table-cell office:value-type="string" calcext:value-type="string">
            <text:p>Luiz Claudio Fernande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float" office:value="1381" calcext:value-type="float">
            <text:p>1381</text:p>
          </table:table-cell>
          <table:table-cell office:value-type="string" calcext:value-type="string">
            <text:p>Luiz Fernando Freitas Gutierre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1382" calcext:value-type="float">
            <text:p>1382</text:p>
          </table:table-cell>
          <table:table-cell office:value-type="string" calcext:value-type="string">
            <text:p>Luiz Pedro da Silva Seabr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float" office:value="1383" calcext:value-type="float">
            <text:p>1383</text:p>
          </table:table-cell>
          <table:table-cell office:value-type="string" calcext:value-type="string">
            <text:p>Manuela Boucinha Rodrigue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313" calcext:value-type="float">
            <text:p>313</text:p>
          </table:table-cell>
        </table:table-row>
        <table:table-row table:style-name="ro1">
          <table:table-cell office:value-type="float" office:value="1384" calcext:value-type="float">
            <text:p>1384</text:p>
          </table:table-cell>
          <table:table-cell office:value-type="string" calcext:value-type="string">
            <text:p>Marcel Jardim Amar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float" office:value="1385" calcext:value-type="float">
            <text:p>1385</text:p>
          </table:table-cell>
          <table:table-cell office:value-type="string" calcext:value-type="string">
            <text:p>Marcel Thiago Damasceno Ribeir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float" office:value="1386" calcext:value-type="float">
            <text:p>1386</text:p>
          </table:table-cell>
          <table:table-cell office:value-type="string" calcext:value-type="string">
            <text:p>Marcelio Adriano Diog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float" office:value="1387" calcext:value-type="float">
            <text:p>1387</text:p>
          </table:table-cell>
          <table:table-cell office:value-type="string" calcext:value-type="string">
            <text:p>Marcelo Alberto Elia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float" office:value="1388" calcext:value-type="float">
            <text:p>1388</text:p>
          </table:table-cell>
          <table:table-cell office:value-type="string" calcext:value-type="string">
            <text:p>Marcelo da Rocha Nune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389" calcext:value-type="float">
            <text:p>1389</text:p>
          </table:table-cell>
          <table:table-cell office:value-type="string" calcext:value-type="string">
            <text:p>Marcelo Felix Alons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float" office:value="1390" calcext:value-type="float">
            <text:p>1390</text:p>
          </table:table-cell>
          <table:table-cell office:value-type="string" calcext:value-type="string">
            <text:p>Marcelo Peske Hartwi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1391" calcext:value-type="float">
            <text:p>1391</text:p>
          </table:table-cell>
          <table:table-cell office:value-type="string" calcext:value-type="string">
            <text:p>Marcia Regina Kaminski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1392" calcext:value-type="float">
            <text:p>1392</text:p>
          </table:table-cell>
          <table:table-cell office:value-type="string" calcext:value-type="string">
            <text:p>Marcilene de Assis Alves Arauj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float" office:value="1393" calcext:value-type="float">
            <text:p>1393</text:p>
          </table:table-cell>
          <table:table-cell office:value-type="string" calcext:value-type="string">
            <text:p>Marcos Rogerio Martins Cost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float" office:value="1394" calcext:value-type="float">
            <text:p>1394</text:p>
          </table:table-cell>
          <table:table-cell office:value-type="string" calcext:value-type="string">
            <text:p>Maria Amalia Almeida Cunh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1395" calcext:value-type="float">
            <text:p>1395</text:p>
          </table:table-cell>
          <table:table-cell office:value-type="string" calcext:value-type="string">
            <text:p>Maria Amalia Cunh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1396" calcext:value-type="float">
            <text:p>1396</text:p>
          </table:table-cell>
          <table:table-cell office:value-type="string" calcext:value-type="string">
            <text:p>Maria Beatriz Dias da Silva Maia Port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397" calcext:value-type="float">
            <text:p>1397</text:p>
          </table:table-cell>
          <table:table-cell office:value-type="string" calcext:value-type="string">
            <text:p>Maria Egle Cordeiro Setti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1398" calcext:value-type="float">
            <text:p>1398</text:p>
          </table:table-cell>
          <table:table-cell office:value-type="string" calcext:value-type="string">
            <text:p>Maria Lucia Castagna Wortman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399" calcext:value-type="float">
            <text:p>1399</text:p>
          </table:table-cell>
          <table:table-cell office:value-type="string" calcext:value-type="string">
            <text:p>Maria Raquel Caetan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string" calcext:value-type="string">
            <text:p>Mariele Santayana de Souz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float" office:value="1401" calcext:value-type="float">
            <text:p>1401</text:p>
          </table:table-cell>
          <table:table-cell office:value-type="string" calcext:value-type="string">
            <text:p>Marines Garci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float" office:value="1402" calcext:value-type="float">
            <text:p>1402</text:p>
          </table:table-cell>
          <table:table-cell office:value-type="string" calcext:value-type="string">
            <text:p>Mario Renato Azeved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1403" calcext:value-type="float">
            <text:p>1403</text:p>
          </table:table-cell>
          <table:table-cell office:value-type="string" calcext:value-type="string">
            <text:p>Matheus Goncalves Crochemor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404" calcext:value-type="float">
            <text:p>1404</text:p>
          </table:table-cell>
          <table:table-cell office:value-type="string" calcext:value-type="string">
            <text:p>Mayara Wojciechowski Colomby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float" office:value="1405" calcext:value-type="float">
            <text:p>1405</text:p>
          </table:table-cell>
          <table:table-cell office:value-type="string" calcext:value-type="string">
            <text:p>Melicia de Souz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406" calcext:value-type="float">
            <text:p>1406</text:p>
          </table:table-cell>
          <table:table-cell office:value-type="string" calcext:value-type="string">
            <text:p>Mirian Patricia Castro Pereira Paixa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float" office:value="1407" calcext:value-type="float">
            <text:p>1407</text:p>
          </table:table-cell>
          <table:table-cell office:value-type="string" calcext:value-type="string">
            <text:p>Monia Taina Cambruzzi Coutinh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1408" calcext:value-type="float">
            <text:p>1408</text:p>
          </table:table-cell>
          <table:table-cell office:value-type="string" calcext:value-type="string">
            <text:p>Nadia Cristina Valentini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float" office:value="1409" calcext:value-type="float">
            <text:p>1409</text:p>
          </table:table-cell>
          <table:table-cell office:value-type="string" calcext:value-type="string">
            <text:p>Najela Tavares Ujii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float" office:value="1410" calcext:value-type="float">
            <text:p>1410</text:p>
          </table:table-cell>
          <table:table-cell office:value-type="string" calcext:value-type="string">
            <text:p>Nallyjia Mayumi Tavares Ujii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float" office:value="1411" calcext:value-type="float">
            <text:p>1411</text:p>
          </table:table-cell>
          <table:table-cell office:value-type="string" calcext:value-type="string">
            <text:p>Neiva Lilian Ferreira Ortiz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412" calcext:value-type="float">
            <text:p>1412</text:p>
          </table:table-cell>
          <table:table-cell office:value-type="string" calcext:value-type="string">
            <text:p>Nilson Sergio Peres Stah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1413" calcext:value-type="float">
            <text:p>1413</text:p>
          </table:table-cell>
          <table:table-cell office:value-type="string" calcext:value-type="string">
            <text:p>Onorato Jonas Fagherazzi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float" office:value="1414" calcext:value-type="float">
            <text:p>1414</text:p>
          </table:table-cell>
          <table:table-cell office:value-type="string" calcext:value-type="string">
            <text:p>Pablo Francisco Benitez Baratt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float" office:value="1415" calcext:value-type="float">
            <text:p>1415</text:p>
          </table:table-cell>
          <table:table-cell office:value-type="string" calcext:value-type="string">
            <text:p>Patricia Matos Scheu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float" office:value="1416" calcext:value-type="float">
            <text:p>1416</text:p>
          </table:table-cell>
          <table:table-cell office:value-type="string" calcext:value-type="string">
            <text:p>Patricia Mussi Escobar Iriondo Oter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float" office:value="1417" calcext:value-type="float">
            <text:p>1417</text:p>
          </table:table-cell>
          <table:table-cell office:value-type="string" calcext:value-type="string">
            <text:p>Paula Correa Henn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float" office:value="1418" calcext:value-type="float">
            <text:p>1418</text:p>
          </table:table-cell>
          <table:table-cell office:value-type="string" calcext:value-type="string">
            <text:p>Paula Regina Costa Ribeir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float" office:value="1419" calcext:value-type="float">
            <text:p>1419</text:p>
          </table:table-cell>
          <table:table-cell office:value-type="string" calcext:value-type="string">
            <text:p>Paulo Roberto Pelufo Fost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float" office:value="1420" calcext:value-type="float">
            <text:p>1420</text:p>
          </table:table-cell>
          <table:table-cell office:value-type="string" calcext:value-type="string">
            <text:p>Paulo S. Schneid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float" office:value="1421" calcext:value-type="float">
            <text:p>1421</text:p>
          </table:table-cell>
          <table:table-cell office:value-type="string" calcext:value-type="string">
            <text:p>Paulo Sergio Calefi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float" office:value="1422" calcext:value-type="float">
            <text:p>1422</text:p>
          </table:table-cell>
          <table:table-cell office:value-type="string" calcext:value-type="string">
            <text:p>Rafael Pasini Rovay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415" calcext:value-type="float">
            <text:p>415</text:p>
          </table:table-cell>
        </table:table-row>
        <table:table-row table:style-name="ro1">
          <table:table-cell office:value-type="float" office:value="1423" calcext:value-type="float">
            <text:p>1423</text:p>
          </table:table-cell>
          <table:table-cell office:value-type="string" calcext:value-type="string">
            <text:p>Rafaela Alves de Andrad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424" calcext:value-type="float">
            <text:p>1424</text:p>
          </table:table-cell>
          <table:table-cell office:value-type="string" calcext:value-type="string">
            <text:p>Raphael Alves Feitos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float" office:value="1425" calcext:value-type="float">
            <text:p>1425</text:p>
          </table:table-cell>
          <table:table-cell office:value-type="string" calcext:value-type="string">
            <text:p>Raul Teixeira de Mello Filh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float" office:value="1426" calcext:value-type="float">
            <text:p>1426</text:p>
          </table:table-cell>
          <table:table-cell office:value-type="string" calcext:value-type="string">
            <text:p>Regiane Cristina Tonatt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float" office:value="1427" calcext:value-type="float">
            <text:p>1427</text:p>
          </table:table-cell>
          <table:table-cell office:value-type="string" calcext:value-type="string">
            <text:p>Renata Vieira Santo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float" office:value="1428" calcext:value-type="float">
            <text:p>1428</text:p>
          </table:table-cell>
          <table:table-cell office:value-type="string" calcext:value-type="string">
            <text:p>Roberia Nadia Araujo Nasciment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float" office:value="1429" calcext:value-type="float">
            <text:p>1429</text:p>
          </table:table-cell>
          <table:table-cell office:value-type="string" calcext:value-type="string">
            <text:p>Roberta Flores Silv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430" calcext:value-type="float">
            <text:p>1430</text:p>
          </table:table-cell>
          <table:table-cell office:value-type="string" calcext:value-type="string">
            <text:p>Robson Lima Arrud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float" office:value="1431" calcext:value-type="float">
            <text:p>1431</text:p>
          </table:table-cell>
          <table:table-cell office:value-type="string" calcext:value-type="string">
            <text:p>Rochele de Quadros Loguerci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float" office:value="1432" calcext:value-type="float">
            <text:p>1432</text:p>
          </table:table-cell>
          <table:table-cell office:value-type="string" calcext:value-type="string">
            <text:p>Rodrigo da Costa Lim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278" calcext:value-type="float">
            <text:p>278</text:p>
          </table:table-cell>
        </table:table-row>
        <table:table-row table:style-name="ro1">
          <table:table-cell office:value-type="float" office:value="1433" calcext:value-type="float">
            <text:p>1433</text:p>
          </table:table-cell>
          <table:table-cell office:value-type="string" calcext:value-type="string">
            <text:p>Rodrigo Klassen Ferreir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float" office:value="1434" calcext:value-type="float">
            <text:p>1434</text:p>
          </table:table-cell>
          <table:table-cell office:value-type="string" calcext:value-type="string">
            <text:p>Rosa Vasconcelo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1435" calcext:value-type="float">
            <text:p>1435</text:p>
          </table:table-cell>
          <table:table-cell office:value-type="string" calcext:value-type="string">
            <text:p>Rosane Arago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405" calcext:value-type="float">
            <text:p>405</text:p>
          </table:table-cell>
        </table:table-row>
        <table:table-row table:style-name="ro1">
          <table:table-cell office:value-type="float" office:value="1436" calcext:value-type="float">
            <text:p>1436</text:p>
          </table:table-cell>
          <table:table-cell office:value-type="string" calcext:value-type="string">
            <text:p>Rosemar Gomes Lemo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437" calcext:value-type="float">
            <text:p>1437</text:p>
          </table:table-cell>
          <table:table-cell office:value-type="string" calcext:value-type="string">
            <text:p>Rosenilde Nogueira Paniag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438" calcext:value-type="float">
            <text:p>1438</text:p>
          </table:table-cell>
          <table:table-cell office:value-type="string" calcext:value-type="string">
            <text:p>Rosiane da Silva Rodrigue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float" office:value="1439" calcext:value-type="float">
            <text:p>1439</text:p>
          </table:table-cell>
          <table:table-cell office:value-type="string" calcext:value-type="string">
            <text:p>Sabrina Ferreir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string" calcext:value-type="string">
            <text:p>Sandra Levie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1441" calcext:value-type="float">
            <text:p>1441</text:p>
          </table:table-cell>
          <table:table-cell office:value-type="string" calcext:value-type="string">
            <text:p>Sergio da Costa Nune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405" calcext:value-type="float">
            <text:p>405</text:p>
          </table:table-cell>
        </table:table-row>
        <table:table-row table:style-name="ro1">
          <table:table-cell office:value-type="float" office:value="1442" calcext:value-type="float">
            <text:p>1442</text:p>
          </table:table-cell>
          <table:table-cell office:value-type="string" calcext:value-type="string">
            <text:p>Silvana Graudenz Mull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float" office:value="1443" calcext:value-type="float">
            <text:p>1443</text:p>
          </table:table-cell>
          <table:table-cell office:value-type="string" calcext:value-type="string">
            <text:p>Simone Portella Teixeira de Mell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float" office:value="1444" calcext:value-type="float">
            <text:p>1444</text:p>
          </table:table-cell>
          <table:table-cell office:value-type="string" calcext:value-type="string">
            <text:p>Simone Regina Alves de Freitas Barro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445" calcext:value-type="float">
            <text:p>1445</text:p>
          </table:table-cell>
          <table:table-cell office:value-type="string" calcext:value-type="string">
            <text:p>Simone Vieira de Assi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1446" calcext:value-type="float">
            <text:p>1446</text:p>
          </table:table-cell>
          <table:table-cell office:value-type="string" calcext:value-type="string">
            <text:p>Solange Wagner Locatelli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415" calcext:value-type="float">
            <text:p>415</text:p>
          </table:table-cell>
        </table:table-row>
        <table:table-row table:style-name="ro1">
          <table:table-cell office:value-type="float" office:value="1447" calcext:value-type="float">
            <text:p>1447</text:p>
          </table:table-cell>
          <table:table-cell office:value-type="string" calcext:value-type="string">
            <text:p>sonia cristina vermelh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448" calcext:value-type="float">
            <text:p>1448</text:p>
          </table:table-cell>
          <table:table-cell office:value-type="string" calcext:value-type="string">
            <text:p>Stefane Meneze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449" calcext:value-type="float">
            <text:p>1449</text:p>
          </table:table-cell>
          <table:table-cell office:value-type="string" calcext:value-type="string">
            <text:p>Susana Beatris Oliveira Szewczyk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float" office:value="1450" calcext:value-type="float">
            <text:p>1450</text:p>
          </table:table-cell>
          <table:table-cell office:value-type="string" calcext:value-type="string">
            <text:p>Susana Lima de Queiroz Pontes de Arauj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float" office:value="1451" calcext:value-type="float">
            <text:p>1451</text:p>
          </table:table-cell>
          <table:table-cell office:value-type="string" calcext:value-type="string">
            <text:p>Sylvana Karla da Silva de Lemos Santo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float" office:value="1452" calcext:value-type="float">
            <text:p>1452</text:p>
          </table:table-cell>
          <table:table-cell office:value-type="string" calcext:value-type="string">
            <text:p>Tanise Cesar Fontan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float" office:value="1453" calcext:value-type="float">
            <text:p>1453</text:p>
          </table:table-cell>
          <table:table-cell office:value-type="string" calcext:value-type="string">
            <text:p>Terezinha Valim Oliver Goncalve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float" office:value="1454" calcext:value-type="float">
            <text:p>1454</text:p>
          </table:table-cell>
          <table:table-cell office:value-type="string" calcext:value-type="string">
            <text:p>Thainan Tammy Tameira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float" office:value="1455" calcext:value-type="float">
            <text:p>1455</text:p>
          </table:table-cell>
          <table:table-cell office:value-type="string" calcext:value-type="string">
            <text:p>Thuinie Medeiros Vilela Daro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float" office:value="1456" calcext:value-type="float">
            <text:p>1456</text:p>
          </table:table-cell>
          <table:table-cell office:value-type="string" calcext:value-type="string">
            <text:p>U. S. Sia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float" office:value="1457" calcext:value-type="float">
            <text:p>1457</text:p>
          </table:table-cell>
          <table:table-cell office:value-type="string" calcext:value-type="string">
            <text:p>V. N. Obadowski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float" office:value="1458" calcext:value-type="float">
            <text:p>1458</text:p>
          </table:table-cell>
          <table:table-cell office:value-type="string" calcext:value-type="string">
            <text:p>Valeria Ciabotti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459" calcext:value-type="float">
            <text:p>1459</text:p>
          </table:table-cell>
          <table:table-cell office:value-type="string" calcext:value-type="string">
            <text:p>Vanessa Correa da Ros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float" office:value="1460" calcext:value-type="float">
            <text:p>1460</text:p>
          </table:table-cell>
          <table:table-cell office:value-type="string" calcext:value-type="string">
            <text:p>Velinton de Aquino Neuman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float" office:value="1461" calcext:value-type="float">
            <text:p>1461</text:p>
          </table:table-cell>
          <table:table-cell office:value-type="string" calcext:value-type="string">
            <text:p>Vilmar Alves Pereir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float" office:value="1462" calcext:value-type="float">
            <text:p>1462</text:p>
          </table:table-cell>
          <table:table-cell office:value-type="string" calcext:value-type="string">
            <text:p>Vinicius Guth Flos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1463" calcext:value-type="float">
            <text:p>1463</text:p>
          </table:table-cell>
          <table:table-cell office:value-type="string" calcext:value-type="string">
            <text:p>Vinicius Spanhol Bordigno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float" office:value="1464" calcext:value-type="float">
            <text:p>1464</text:p>
          </table:table-cell>
          <table:table-cell office:value-type="string" calcext:value-type="string">
            <text:p>Vitor de Almeida Miguez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float" office:value="1465" calcext:value-type="float">
            <text:p>1465</text:p>
          </table:table-cell>
          <table:table-cell office:value-type="string" calcext:value-type="string">
            <text:p>Vivian Gemiliano Pint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float" office:value="1466" calcext:value-type="float">
            <text:p>1466</text:p>
          </table:table-cell>
          <table:table-cell office:value-type="string" calcext:value-type="string">
            <text:p>Viviane Ric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float" office:value="1467" calcext:value-type="float">
            <text:p>1467</text:p>
          </table:table-cell>
          <table:table-cell office:value-type="string" calcext:value-type="string">
            <text:p>Welthon de Souza Teotoni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1468" calcext:value-type="float">
            <text:p>1468</text:p>
          </table:table-cell>
          <table:table-cell office:value-type="string" calcext:value-type="string">
            <text:p>Wilkelly Alves de Lim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float" office:value="1469" calcext:value-type="float">
            <text:p>1469</text:p>
          </table:table-cell>
          <table:table-cell office:value-type="string" calcext:value-type="string">
            <text:p>Wilson Honorato Araga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float" office:value="1470" calcext:value-type="float">
            <text:p>1470</text:p>
          </table:table-cell>
          <table:table-cell office:value-type="string" calcext:value-type="string">
            <text:p>Zaira Peres Corre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1452656837054" calcext:value-type="float">
            <text:p>0,000631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float" office:value="1471" calcext:value-type="float">
            <text:p>1471</text:p>
          </table:table-cell>
          <table:table-cell office:value-type="string" calcext:value-type="string">
            <text:p>Ana Luiza Nobr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486578213716012" calcext:value-type="float">
            <text:p>0,000487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float" office:value="1472" calcext:value-type="float">
            <text:p>1472</text:p>
          </table:table-cell>
          <table:table-cell office:value-type="string" calcext:value-type="string">
            <text:p>Andrea Cristina Costa de Freita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486578213716012" calcext:value-type="float">
            <text:p>0,000487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float" office:value="1473" calcext:value-type="float">
            <text:p>1473</text:p>
          </table:table-cell>
          <table:table-cell office:value-type="string" calcext:value-type="string">
            <text:p>Carlos Henrique Sales Martin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486578213716012" calcext:value-type="float">
            <text:p>0,000487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float" office:value="1474" calcext:value-type="float">
            <text:p>1474</text:p>
          </table:table-cell>
          <table:table-cell office:value-type="string" calcext:value-type="string">
            <text:p>Clarissa Coragem Ballej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486578213716012" calcext:value-type="float">
            <text:p>0,000487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1475" calcext:value-type="float">
            <text:p>1475</text:p>
          </table:table-cell>
          <table:table-cell office:value-type="string" calcext:value-type="string">
            <text:p>Flavia Maria Teixeira dos Santo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486578213716012" calcext:value-type="float">
            <text:p>0,000487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float" office:value="1476" calcext:value-type="float">
            <text:p>1476</text:p>
          </table:table-cell>
          <table:table-cell office:value-type="string" calcext:value-type="string">
            <text:p>Glauce Agnes Balestri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486578213716012" calcext:value-type="float">
            <text:p>0,000487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1477" calcext:value-type="float">
            <text:p>1477</text:p>
          </table:table-cell>
          <table:table-cell office:value-type="string" calcext:value-type="string">
            <text:p>Karine de Freitas dos Santo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486578213716012" calcext:value-type="float">
            <text:p>0,00048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478" calcext:value-type="float">
            <text:p>1478</text:p>
          </table:table-cell>
          <table:table-cell office:value-type="string" calcext:value-type="string">
            <text:p>Lucimara Andrad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486578213716012" calcext:value-type="float">
            <text:p>0,000487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float" office:value="1479" calcext:value-type="float">
            <text:p>1479</text:p>
          </table:table-cell>
          <table:table-cell office:value-type="string" calcext:value-type="string">
            <text:p>Luiz Guilherme Lucho de Arauj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486578213716012" calcext:value-type="float">
            <text:p>0,000487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string" calcext:value-type="string">
            <text:p>Luiz Henrique Neves Pachec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486578213716012" calcext:value-type="float">
            <text:p>0,000487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float" office:value="1481" calcext:value-type="float">
            <text:p>1481</text:p>
          </table:table-cell>
          <table:table-cell office:value-type="string" calcext:value-type="string">
            <text:p>Marciele Schol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486578213716012" calcext:value-type="float">
            <text:p>0,000487</text:p>
          </table:table-cell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float" office:value="1482" calcext:value-type="float">
            <text:p>1482</text:p>
          </table:table-cell>
          <table:table-cell office:value-type="string" calcext:value-type="string">
            <text:p>Marcos Antonio Arri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486578213716012" calcext:value-type="float">
            <text:p>0,000487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float" office:value="1483" calcext:value-type="float">
            <text:p>1483</text:p>
          </table:table-cell>
          <table:table-cell office:value-type="string" calcext:value-type="string">
            <text:p>Marcus Vinicius Pereir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486578213716012" calcext:value-type="float">
            <text:p>0,000487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float" office:value="1484" calcext:value-type="float">
            <text:p>1484</text:p>
          </table:table-cell>
          <table:table-cell office:value-type="string" calcext:value-type="string">
            <text:p>Raquel Fiori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486578213716012" calcext:value-type="float">
            <text:p>0,000487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float" office:value="1485" calcext:value-type="float">
            <text:p>1485</text:p>
          </table:table-cell>
          <table:table-cell office:value-type="string" calcext:value-type="string">
            <text:p>Tereza Cristina Benevenutti Lauteri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486578213716012" calcext:value-type="float">
            <text:p>0,000487</text:p>
          </table:table-cell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float" office:value="1486" calcext:value-type="float">
            <text:p>1486</text:p>
          </table:table-cell>
          <table:table-cell office:value-type="string" calcext:value-type="string">
            <text:p>Uliane Macugli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486578213716012" calcext:value-type="float">
            <text:p>0,00048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487" calcext:value-type="float">
            <text:p>1487</text:p>
          </table:table-cell>
          <table:table-cell office:value-type="string" calcext:value-type="string">
            <text:p>Vitor Hugo Rodrigues Manzk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486578213716012" calcext:value-type="float">
            <text:p>0,000487</text:p>
          </table:table-cell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float" office:value="1488" calcext:value-type="float">
            <text:p>1488</text:p>
          </table:table-cell>
          <table:table-cell office:value-type="string" calcext:value-type="string">
            <text:p>Vitoria Schuller Siqueir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486578213716012" calcext:value-type="float">
            <text:p>0,000487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float" office:value="1489" calcext:value-type="float">
            <text:p>1489</text:p>
          </table:table-cell>
          <table:table-cell office:value-type="string" calcext:value-type="string">
            <text:p>Viviane Schneider Rodrigue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486578213716012" calcext:value-type="float">
            <text:p>0,000487</text:p>
          </table:table-cell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float" office:value="1490" calcext:value-type="float">
            <text:p>1490</text:p>
          </table:table-cell>
          <table:table-cell office:value-type="string" calcext:value-type="string">
            <text:p>Viviane Xavier de Araujo Cruz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486578213716012" calcext:value-type="float">
            <text:p>0,000487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float" office:value="1491" calcext:value-type="float">
            <text:p>1491</text:p>
          </table:table-cell>
          <table:table-cell office:value-type="string" calcext:value-type="string">
            <text:p>Aline Picoli Sonz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35717108188521" calcext:value-type="float">
            <text:p>0,000357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float" office:value="1492" calcext:value-type="float">
            <text:p>1492</text:p>
          </table:table-cell>
          <table:table-cell office:value-type="string" calcext:value-type="string">
            <text:p>Cristina Gaertn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35717108188521" calcext:value-type="float">
            <text:p>0,000357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1493" calcext:value-type="float">
            <text:p>1493</text:p>
          </table:table-cell>
          <table:table-cell office:value-type="string" calcext:value-type="string">
            <text:p>Dorietson Braga Loiol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35717108188521" calcext:value-type="float">
            <text:p>0,000357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float" office:value="1494" calcext:value-type="float">
            <text:p>1494</text:p>
          </table:table-cell>
          <table:table-cell office:value-type="string" calcext:value-type="string">
            <text:p>Juliana Catarine Barbosa da Silv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35717108188521" calcext:value-type="float">
            <text:p>0,000357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float" office:value="1495" calcext:value-type="float">
            <text:p>1495</text:p>
          </table:table-cell>
          <table:table-cell office:value-type="string" calcext:value-type="string">
            <text:p>Leticia de Queiroz Maffei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35717108188521" calcext:value-type="float">
            <text:p>0,000357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float" office:value="1496" calcext:value-type="float">
            <text:p>1496</text:p>
          </table:table-cell>
          <table:table-cell office:value-type="string" calcext:value-type="string">
            <text:p>Marcia Viaro Flore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35717108188521" calcext:value-type="float">
            <text:p>0,000357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float" office:value="1497" calcext:value-type="float">
            <text:p>1497</text:p>
          </table:table-cell>
          <table:table-cell office:value-type="string" calcext:value-type="string">
            <text:p>Patricia Goulart Cavalheir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35717108188521" calcext:value-type="float">
            <text:p>0,00035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498" calcext:value-type="float">
            <text:p>1498</text:p>
          </table:table-cell>
          <table:table-cell office:value-type="string" calcext:value-type="string">
            <text:p>Simone Pereira dos Santo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35717108188521" calcext:value-type="float">
            <text:p>0,000357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float" office:value="1499" calcext:value-type="float">
            <text:p>1499</text:p>
          </table:table-cell>
          <table:table-cell office:value-type="string" calcext:value-type="string">
            <text:p>Caroline Cardoso Mila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354520361341509" calcext:value-type="float">
            <text:p>0,000355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string" calcext:value-type="string">
            <text:p>Jandriza Lemes Dos Santo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354520361341509" calcext:value-type="float">
            <text:p>0,000355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1501" calcext:value-type="float">
            <text:p>1501</text:p>
          </table:table-cell>
          <table:table-cell office:value-type="string" calcext:value-type="string">
            <text:p>Aline Batista de Sous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351591443777394" calcext:value-type="float">
            <text:p>0,000352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502" calcext:value-type="float">
            <text:p>1502</text:p>
          </table:table-cell>
          <table:table-cell office:value-type="string" calcext:value-type="string">
            <text:p>Mirele Sanches Fernande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351591443777394" calcext:value-type="float">
            <text:p>0,000352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503" calcext:value-type="float">
            <text:p>1503</text:p>
          </table:table-cell>
          <table:table-cell office:value-type="string" calcext:value-type="string">
            <text:p>Tiago Amador Tamanini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351591443777394" calcext:value-type="float">
            <text:p>0,000352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504" calcext:value-type="float">
            <text:p>1504</text:p>
          </table:table-cell>
          <table:table-cell office:value-type="string" calcext:value-type="string">
            <text:p>Dionara Teresinha Aragon Asef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351591443777394" calcext:value-type="float">
            <text:p>0,000352</text:p>
          </table:table-cell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float" office:value="1505" calcext:value-type="float">
            <text:p>1505</text:p>
          </table:table-cell>
          <table:table-cell office:value-type="string" calcext:value-type="string">
            <text:p>Maria de Fatima Baldez Rodrigue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351591443777394" calcext:value-type="float">
            <text:p>0,000352</text:p>
          </table:table-cell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float" office:value="1506" calcext:value-type="float">
            <text:p>1506</text:p>
          </table:table-cell>
          <table:table-cell office:value-type="string" calcext:value-type="string">
            <text:p>Renata da Silva Peixot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351591443777394" calcext:value-type="float">
            <text:p>0,000352</text:p>
          </table:table-cell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float" office:value="1507" calcext:value-type="float">
            <text:p>1507</text:p>
          </table:table-cell>
          <table:table-cell office:value-type="string" calcext:value-type="string">
            <text:p>Mariluci Dias Cambui de Mel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332303023481645" calcext:value-type="float">
            <text:p>0,00033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508" calcext:value-type="float">
            <text:p>1508</text:p>
          </table:table-cell>
          <table:table-cell office:value-type="string" calcext:value-type="string">
            <text:p>Daniel Abreu Goncalve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326962267530591" calcext:value-type="float">
            <text:p>0,000327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1509" calcext:value-type="float">
            <text:p>1509</text:p>
          </table:table-cell>
          <table:table-cell office:value-type="string" calcext:value-type="string">
            <text:p>Danielle Bonamin Flore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326962267530591" calcext:value-type="float">
            <text:p>0,000327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float" office:value="1510" calcext:value-type="float">
            <text:p>1510</text:p>
          </table:table-cell>
          <table:table-cell office:value-type="string" calcext:value-type="string">
            <text:p>Priscila Nunes Paiv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326962267530591" calcext:value-type="float">
            <text:p>0,000327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1511" calcext:value-type="float">
            <text:p>1511</text:p>
          </table:table-cell>
          <table:table-cell office:value-type="string" calcext:value-type="string">
            <text:p>Maria Helena Machado de Morae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326186736210512" calcext:value-type="float">
            <text:p>0,000326</text:p>
          </table:table-cell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float" office:value="1512" calcext:value-type="float">
            <text:p>1512</text:p>
          </table:table-cell>
          <table:table-cell office:value-type="string" calcext:value-type="string">
            <text:p>Franciele Pires Rua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319753274340494" calcext:value-type="float">
            <text:p>0,000320</text:p>
          </table:table-cell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float" office:value="1513" calcext:value-type="float">
            <text:p>1513</text:p>
          </table:table-cell>
          <table:table-cell office:value-type="string" calcext:value-type="string">
            <text:p>Liane Serra da Ros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319753274340494" calcext:value-type="float">
            <text:p>0,000320</text:p>
          </table:table-cell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float" office:value="1514" calcext:value-type="float">
            <text:p>1514</text:p>
          </table:table-cell>
          <table:table-cell office:value-type="string" calcext:value-type="string">
            <text:p>Rejane Sperling Sell Mackedanz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319753274340494" calcext:value-type="float">
            <text:p>0,000320</text:p>
          </table:table-cell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float" office:value="1515" calcext:value-type="float">
            <text:p>1515</text:p>
          </table:table-cell>
          <table:table-cell office:value-type="string" calcext:value-type="string">
            <text:p>Helena Noronha Cury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301607121694771" calcext:value-type="float">
            <text:p>0,000302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float" office:value="1516" calcext:value-type="float">
            <text:p>1516</text:p>
          </table:table-cell>
          <table:table-cell office:value-type="string" calcext:value-type="string">
            <text:p>Luize Castro Gari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289028781421439" calcext:value-type="float">
            <text:p>0,000289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float" office:value="1517" calcext:value-type="float">
            <text:p>1517</text:p>
          </table:table-cell>
          <table:table-cell office:value-type="string" calcext:value-type="string">
            <text:p>Ana Carolyne de Oliveira Cardos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288600688147249" calcext:value-type="float">
            <text:p>0,000289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float" office:value="1518" calcext:value-type="float">
            <text:p>1518</text:p>
          </table:table-cell>
          <table:table-cell office:value-type="string" calcext:value-type="string">
            <text:p>Denise Ana Augusta dos Santos Oliveir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288600688147249" calcext:value-type="float">
            <text:p>0,000289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float" office:value="1519" calcext:value-type="float">
            <text:p>1519</text:p>
          </table:table-cell>
          <table:table-cell office:value-type="string" calcext:value-type="string">
            <text:p>Vania Dalla Ros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286565245825757" calcext:value-type="float">
            <text:p>0,000287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520" calcext:value-type="float">
            <text:p>1520</text:p>
          </table:table-cell>
          <table:table-cell office:value-type="string" calcext:value-type="string">
            <text:p>Debora Luana Kurz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28529623800535" calcext:value-type="float">
            <text:p>0,000285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float" office:value="1521" calcext:value-type="float">
            <text:p>1521</text:p>
          </table:table-cell>
          <table:table-cell office:value-type="string" calcext:value-type="string">
            <text:p>Juliana Martellet Job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28529623800535" calcext:value-type="float">
            <text:p>0,000285</text:p>
          </table:table-cell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float" office:value="1522" calcext:value-type="float">
            <text:p>1522</text:p>
          </table:table-cell>
          <table:table-cell office:value-type="string" calcext:value-type="string">
            <text:p>Sidinei Cruz Sobrinh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28529623800535" calcext:value-type="float">
            <text:p>0,000285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523" calcext:value-type="float">
            <text:p>1523</text:p>
          </table:table-cell>
          <table:table-cell office:value-type="string" calcext:value-type="string">
            <text:p>Fernanda Rodrigues Ponte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282884472143518" calcext:value-type="float">
            <text:p>0,000283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float" office:value="1524" calcext:value-type="float">
            <text:p>1524</text:p>
          </table:table-cell>
          <table:table-cell office:value-type="string" calcext:value-type="string">
            <text:p>Rafael Leitzke Pereir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282884472143518" calcext:value-type="float">
            <text:p>0,000283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float" office:value="1525" calcext:value-type="float">
            <text:p>1525</text:p>
          </table:table-cell>
          <table:table-cell office:value-type="string" calcext:value-type="string">
            <text:p>Ana Paula Goulart Bona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276722324515291" calcext:value-type="float">
            <text:p>0,000277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float" office:value="1526" calcext:value-type="float">
            <text:p>1526</text:p>
          </table:table-cell>
          <table:table-cell office:value-type="string" calcext:value-type="string">
            <text:p>Octavio Jose Santos Santan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275662029158445" calcext:value-type="float">
            <text:p>0,000276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float" office:value="1527" calcext:value-type="float">
            <text:p>1527</text:p>
          </table:table-cell>
          <table:table-cell office:value-type="string" calcext:value-type="string">
            <text:p>Jose Mabel Pereira Lopes das Neve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268371992813579" calcext:value-type="float">
            <text:p>0,000268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float" office:value="1528" calcext:value-type="float">
            <text:p>1528</text:p>
          </table:table-cell>
          <table:table-cell office:value-type="string" calcext:value-type="string">
            <text:p>Charles Guidotti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257146790359915" calcext:value-type="float">
            <text:p>0,000257</text:p>
          </table:table-cell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float" office:value="1529" calcext:value-type="float">
            <text:p>1529</text:p>
          </table:table-cell>
          <table:table-cell office:value-type="string" calcext:value-type="string">
            <text:p>Willian Rubira da Silv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257146790359915" calcext:value-type="float">
            <text:p>0,000257</text:p>
          </table:table-cell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float" office:value="1530" calcext:value-type="float">
            <text:p>1530</text:p>
          </table:table-cell>
          <table:table-cell office:value-type="string" calcext:value-type="string">
            <text:p>Sandra Aparecida de Oliveira e Souz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256878978656148" calcext:value-type="float">
            <text:p>0,000257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float" office:value="1531" calcext:value-type="float">
            <text:p>1531</text:p>
          </table:table-cell>
          <table:table-cell office:value-type="string" calcext:value-type="string">
            <text:p>Jose Antonio Dias da Silv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255094462840204" calcext:value-type="float">
            <text:p>0,000255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1532" calcext:value-type="float">
            <text:p>1532</text:p>
          </table:table-cell>
          <table:table-cell office:value-type="string" calcext:value-type="string">
            <text:p>Jucelino Cortez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254648866315058" calcext:value-type="float">
            <text:p>0,000255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1533" calcext:value-type="float">
            <text:p>1533</text:p>
          </table:table-cell>
          <table:table-cell office:value-type="string" calcext:value-type="string">
            <text:p>Rejane Padilha Quedi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254648866315058" calcext:value-type="float">
            <text:p>0,000255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1534" calcext:value-type="float">
            <text:p>1534</text:p>
          </table:table-cell>
          <table:table-cell office:value-type="string" calcext:value-type="string">
            <text:p>Wilson Leandro Krummenau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254648866315058" calcext:value-type="float">
            <text:p>0,000255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1535" calcext:value-type="float">
            <text:p>1535</text:p>
          </table:table-cell>
          <table:table-cell office:value-type="string" calcext:value-type="string">
            <text:p>Gabriel Acyprest Macie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253603131106622" calcext:value-type="float">
            <text:p>0,000254</text:p>
          </table:table-cell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float" office:value="1536" calcext:value-type="float">
            <text:p>1536</text:p>
          </table:table-cell>
          <table:table-cell office:value-type="string" calcext:value-type="string">
            <text:p>Joao Pedro Silva Gome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253603131106622" calcext:value-type="float">
            <text:p>0,000254</text:p>
          </table:table-cell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float" office:value="1537" calcext:value-type="float">
            <text:p>1537</text:p>
          </table:table-cell>
          <table:table-cell office:value-type="string" calcext:value-type="string">
            <text:p>Jenifer Andrade de Mato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253087211377511" calcext:value-type="float">
            <text:p>0,000253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1538" calcext:value-type="float">
            <text:p>1538</text:p>
          </table:table-cell>
          <table:table-cell office:value-type="string" calcext:value-type="string">
            <text:p>Lilian Natani Rosa da Silv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251590064876831" calcext:value-type="float">
            <text:p>0,00025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539" calcext:value-type="float">
            <text:p>1539</text:p>
          </table:table-cell>
          <table:table-cell office:value-type="string" calcext:value-type="string">
            <text:p>Maria de Fatima Nascimento Urruth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251590064876831" calcext:value-type="float">
            <text:p>0,00025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540" calcext:value-type="float">
            <text:p>1540</text:p>
          </table:table-cell>
          <table:table-cell office:value-type="string" calcext:value-type="string">
            <text:p>Josefa Taciane Oliveira Souz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250945576929627" calcext:value-type="float">
            <text:p>0,000251</text:p>
          </table:table-cell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float" office:value="1541" calcext:value-type="float">
            <text:p>1541</text:p>
          </table:table-cell>
          <table:table-cell office:value-type="string" calcext:value-type="string">
            <text:p>Leandro de Andrades Campo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250945576929627" calcext:value-type="float">
            <text:p>0,000251</text:p>
          </table:table-cell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float" office:value="1542" calcext:value-type="float">
            <text:p>1542</text:p>
          </table:table-cell>
          <table:table-cell office:value-type="string" calcext:value-type="string">
            <text:p>Laynara dos Reis Santos Zontini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24468005413706" calcext:value-type="float">
            <text:p>0,000245</text:p>
          </table:table-cell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float" office:value="1543" calcext:value-type="float">
            <text:p>1543</text:p>
          </table:table-cell>
          <table:table-cell office:value-type="string" calcext:value-type="string">
            <text:p>Claudia Rosana da Costa Caldeir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242558458581246" calcext:value-type="float">
            <text:p>0,000243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float" office:value="1544" calcext:value-type="float">
            <text:p>1544</text:p>
          </table:table-cell>
          <table:table-cell office:value-type="string" calcext:value-type="string">
            <text:p>Karen Anderson Araujo Batist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242558458581246" calcext:value-type="float">
            <text:p>0,000243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1545" calcext:value-type="float">
            <text:p>1545</text:p>
          </table:table-cell>
          <table:table-cell office:value-type="string" calcext:value-type="string">
            <text:p>Julia Grasiela Thiese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240998817418586" calcext:value-type="float">
            <text:p>0,00024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546" calcext:value-type="float">
            <text:p>1546</text:p>
          </table:table-cell>
          <table:table-cell office:value-type="string" calcext:value-type="string">
            <text:p>Rita de Cassia Grecco dos Santo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239819501270115" calcext:value-type="float">
            <text:p>0,00024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547" calcext:value-type="float">
            <text:p>1547</text:p>
          </table:table-cell>
          <table:table-cell office:value-type="string" calcext:value-type="string">
            <text:p>Joao Luiz da Silva Vendruscol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238709157446041" calcext:value-type="float">
            <text:p>0,000239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1548" calcext:value-type="float">
            <text:p>1548</text:p>
          </table:table-cell>
          <table:table-cell office:value-type="string" calcext:value-type="string">
            <text:p>Arlem Atanazio dos Santo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236615134214445" calcext:value-type="float">
            <text:p>0,000237</text:p>
          </table:table-cell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float" office:value="1549" calcext:value-type="float">
            <text:p>1549</text:p>
          </table:table-cell>
          <table:table-cell office:value-type="string" calcext:value-type="string">
            <text:p>Francisco Hedyleno Coelho Bezerr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236615134214445" calcext:value-type="float">
            <text:p>0,000237</text:p>
          </table:table-cell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float" office:value="1550" calcext:value-type="float">
            <text:p>1550</text:p>
          </table:table-cell>
          <table:table-cell office:value-type="string" calcext:value-type="string">
            <text:p>Guttenberg Sergistotanes Santos Ferreir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236615134214445" calcext:value-type="float">
            <text:p>0,000237</text:p>
          </table:table-cell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float" office:value="1551" calcext:value-type="float">
            <text:p>1551</text:p>
          </table:table-cell>
          <table:table-cell office:value-type="string" calcext:value-type="string">
            <text:p>Mairton Cavalcante Romeu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236615134214445" calcext:value-type="float">
            <text:p>0,000237</text:p>
          </table:table-cell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float" office:value="1552" calcext:value-type="float">
            <text:p>1552</text:p>
          </table:table-cell>
          <table:table-cell office:value-type="string" calcext:value-type="string">
            <text:p>Milena Carolina Santos Mangueir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236615134214445" calcext:value-type="float">
            <text:p>0,000237</text:p>
          </table:table-cell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float" office:value="1553" calcext:value-type="float">
            <text:p>1553</text:p>
          </table:table-cell>
          <table:table-cell office:value-type="string" calcext:value-type="string">
            <text:p>Paula Maria Machado Cruz Catarin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236615134214445" calcext:value-type="float">
            <text:p>0,000237</text:p>
          </table:table-cell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float" office:value="1554" calcext:value-type="float">
            <text:p>1554</text:p>
          </table:table-cell>
          <table:table-cell office:value-type="string" calcext:value-type="string">
            <text:p>Renata Passos Machado Vieir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236615134214445" calcext:value-type="float">
            <text:p>0,000237</text:p>
          </table:table-cell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float" office:value="1555" calcext:value-type="float">
            <text:p>1555</text:p>
          </table:table-cell>
          <table:table-cell office:value-type="string" calcext:value-type="string">
            <text:p>Magali Ines Pessini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235125676008932" calcext:value-type="float">
            <text:p>0,000235</text:p>
          </table:table-cell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float" office:value="1556" calcext:value-type="float">
            <text:p>1556</text:p>
          </table:table-cell>
          <table:table-cell office:value-type="string" calcext:value-type="string">
            <text:p>Cristiane Brauer Zaicovski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230499958534184" calcext:value-type="float">
            <text:p>0,000230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1557" calcext:value-type="float">
            <text:p>1557</text:p>
          </table:table-cell>
          <table:table-cell office:value-type="string" calcext:value-type="string">
            <text:p>Aline Cardoso de Oliveira Maced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227805548040553" calcext:value-type="float">
            <text:p>0,000228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1558" calcext:value-type="float">
            <text:p>1558</text:p>
          </table:table-cell>
          <table:table-cell office:value-type="string" calcext:value-type="string">
            <text:p>Giandra Anceski Bataglio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227029270180272" calcext:value-type="float">
            <text:p>0,000227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559" calcext:value-type="float">
            <text:p>1559</text:p>
          </table:table-cell>
          <table:table-cell office:value-type="string" calcext:value-type="string">
            <text:p>Vitoria Crivellaro Sanchoten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227029270180272" calcext:value-type="float">
            <text:p>0,000227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560" calcext:value-type="float">
            <text:p>1560</text:p>
          </table:table-cell>
          <table:table-cell office:value-type="string" calcext:value-type="string">
            <text:p>Viviane Aquino Zitzk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226395328283718" calcext:value-type="float">
            <text:p>0,00022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float" office:value="1561" calcext:value-type="float">
            <text:p>1561</text:p>
          </table:table-cell>
          <table:table-cell office:value-type="string" calcext:value-type="string">
            <text:p>Carlos Vinicius Rasch Alve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225505981514912" calcext:value-type="float">
            <text:p>0,000226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float" office:value="1562" calcext:value-type="float">
            <text:p>1562</text:p>
          </table:table-cell>
          <table:table-cell office:value-type="string" calcext:value-type="string">
            <text:p>Cristina de Oliveira Jorg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225505981514912" calcext:value-type="float">
            <text:p>0,000226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float" office:value="1563" calcext:value-type="float">
            <text:p>1563</text:p>
          </table:table-cell>
          <table:table-cell office:value-type="string" calcext:value-type="string">
            <text:p>Ilda Renata da Silva Agliardi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224408248483151" calcext:value-type="float">
            <text:p>0,00022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564" calcext:value-type="float">
            <text:p>1564</text:p>
          </table:table-cell>
          <table:table-cell office:value-type="string" calcext:value-type="string">
            <text:p>Jose Domingos Meira Truyli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224408248483151" calcext:value-type="float">
            <text:p>0,00022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565" calcext:value-type="float">
            <text:p>1565</text:p>
          </table:table-cell>
          <table:table-cell office:value-type="string" calcext:value-type="string">
            <text:p>Mauricio Ramos Lutz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224408248483151" calcext:value-type="float">
            <text:p>0,00022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566" calcext:value-type="float">
            <text:p>1566</text:p>
          </table:table-cell>
          <table:table-cell office:value-type="string" calcext:value-type="string">
            <text:p>Patricia Amelia Olano Morgantti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222903079781194" calcext:value-type="float">
            <text:p>0,000223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float" office:value="1567" calcext:value-type="float">
            <text:p>1567</text:p>
          </table:table-cell>
          <table:table-cell office:value-type="string" calcext:value-type="string">
            <text:p>Paloma Almeida Arc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214862499811677" calcext:value-type="float">
            <text:p>0,000215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1568" calcext:value-type="float">
            <text:p>1568</text:p>
          </table:table-cell>
          <table:table-cell office:value-type="string" calcext:value-type="string">
            <text:p>Sandra Cristina Martini Rostirol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214862499811677" calcext:value-type="float">
            <text:p>0,000215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1569" calcext:value-type="float">
            <text:p>1569</text:p>
          </table:table-cell>
          <table:table-cell office:value-type="string" calcext:value-type="string">
            <text:p>Ricardo Andreas Sauerwei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202608020669186" calcext:value-type="float">
            <text:p>0,000203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1570" calcext:value-type="float">
            <text:p>1570</text:p>
          </table:table-cell>
          <table:table-cell office:value-type="string" calcext:value-type="string">
            <text:p>Andreia Correia Rodrigue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200641270894205" calcext:value-type="float">
            <text:p>0,000201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float" office:value="1571" calcext:value-type="float">
            <text:p>1571</text:p>
          </table:table-cell>
          <table:table-cell office:value-type="string" calcext:value-type="string">
            <text:p>Kelen Daiane Zanin e Elina Bastos Camara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200641270894205" calcext:value-type="float">
            <text:p>0,000201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float" office:value="1572" calcext:value-type="float">
            <text:p>1572</text:p>
          </table:table-cell>
          <table:table-cell office:value-type="string" calcext:value-type="string">
            <text:p>Jesiane de Freitas Pereir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192692489710978" calcext:value-type="float">
            <text:p>0,000193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float" office:value="1573" calcext:value-type="float">
            <text:p>1573</text:p>
          </table:table-cell>
          <table:table-cell office:value-type="string" calcext:value-type="string">
            <text:p>Silvio Luiz Martins Britt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192692489710978" calcext:value-type="float">
            <text:p>0,000193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float" office:value="1574" calcext:value-type="float">
            <text:p>1574</text:p>
          </table:table-cell>
          <table:table-cell office:value-type="string" calcext:value-type="string">
            <text:p>Jaqueline Luiza Klei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184401379091238" calcext:value-type="float">
            <text:p>0,000184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float" office:value="1575" calcext:value-type="float">
            <text:p>1575</text:p>
          </table:table-cell>
          <table:table-cell office:value-type="string" calcext:value-type="string">
            <text:p>Adalton Masalu Ozaki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0947178985255581" calcext:value-type="float">
            <text:p>0,00009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76" calcext:value-type="float">
            <text:p>1576</text:p>
          </table:table-cell>
          <table:table-cell office:value-type="string" calcext:value-type="string">
            <text:p>Adelia Souza de Lim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0947178985255581" calcext:value-type="float">
            <text:p>0,00009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77" calcext:value-type="float">
            <text:p>1577</text:p>
          </table:table-cell>
          <table:table-cell office:value-type="string" calcext:value-type="string">
            <text:p>Aires Carpinter Moreir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0947178985255581" calcext:value-type="float">
            <text:p>0,00009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578" calcext:value-type="float">
            <text:p>1578</text:p>
          </table:table-cell>
          <table:table-cell office:value-type="string" calcext:value-type="string">
            <text:p>Alessandra Santos de Assi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0947178985255581" calcext:value-type="float">
            <text:p>0,00009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579" calcext:value-type="float">
            <text:p>1579</text:p>
          </table:table-cell>
          <table:table-cell office:value-type="string" calcext:value-type="string">
            <text:p>Amanda Radmann Bergman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0947178985255581" calcext:value-type="float">
            <text:p>0,000095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580" calcext:value-type="float">
            <text:p>1580</text:p>
          </table:table-cell>
          <table:table-cell office:value-type="string" calcext:value-type="string">
            <text:p>Ana Clarissa Matte Zanardo dos Santo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0947178985255581" calcext:value-type="float">
            <text:p>0,00009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581" calcext:value-type="float">
            <text:p>1581</text:p>
          </table:table-cell>
          <table:table-cell office:value-type="string" calcext:value-type="string">
            <text:p>Ana Maria Cardoso Lucen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0947178985255581" calcext:value-type="float">
            <text:p>0,000095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582" calcext:value-type="float">
            <text:p>1582</text:p>
          </table:table-cell>
          <table:table-cell office:value-type="string" calcext:value-type="string">
            <text:p>Anabel Cardoso Raicik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0947178985255581" calcext:value-type="float">
            <text:p>0,000095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583" calcext:value-type="float">
            <text:p>1583</text:p>
          </table:table-cell>
          <table:table-cell office:value-type="string" calcext:value-type="string">
            <text:p>Anderson Ely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0947178985255581" calcext:value-type="float">
            <text:p>0,000095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584" calcext:value-type="float">
            <text:p>1584</text:p>
          </table:table-cell>
          <table:table-cell office:value-type="string" calcext:value-type="string">
            <text:p>Andre Koch Torres Assi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0947178985255581" calcext:value-type="float">
            <text:p>0,000095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585" calcext:value-type="float">
            <text:p>1585</text:p>
          </table:table-cell>
          <table:table-cell office:value-type="string" calcext:value-type="string">
            <text:p>Andre Luis Pereir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0947178985255581" calcext:value-type="float">
            <text:p>0,00009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586" calcext:value-type="float">
            <text:p>1586</text:p>
          </table:table-cell>
          <table:table-cell office:value-type="string" calcext:value-type="string">
            <text:p>Andressa Araujo da Sil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0947178985255581" calcext:value-type="float">
            <text:p>0,000095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587" calcext:value-type="float">
            <text:p>1587</text:p>
          </table:table-cell>
          <table:table-cell office:value-type="string" calcext:value-type="string">
            <text:p>Antonio Francisco Ribeiro Alve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0947178985255581" calcext:value-type="float">
            <text:p>0,000095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588" calcext:value-type="float">
            <text:p>1588</text:p>
          </table:table-cell>
          <table:table-cell office:value-type="string" calcext:value-type="string">
            <text:p>Antonio Lima Net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0947178985255581" calcext:value-type="float">
            <text:p>0,000095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589" calcext:value-type="float">
            <text:p>1589</text:p>
          </table:table-cell>
          <table:table-cell office:value-type="string" calcext:value-type="string">
            <text:p>Arleson Eduardo Monte Palma Lope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0947178985255581" calcext:value-type="float">
            <text:p>0,000095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1590" calcext:value-type="float">
            <text:p>1590</text:p>
          </table:table-cell>
          <table:table-cell office:value-type="string" calcext:value-type="string">
            <text:p>Berenice Santini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0947178985255581" calcext:value-type="float">
            <text:p>0,000095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591" calcext:value-type="float">
            <text:p>1591</text:p>
          </table:table-cell>
          <table:table-cell office:value-type="string" calcext:value-type="string">
            <text:p>Bernard Assmann Gerbe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0947178985255581" calcext:value-type="float">
            <text:p>0,000095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1592" calcext:value-type="float">
            <text:p>1592</text:p>
          </table:table-cell>
          <table:table-cell office:value-type="string" calcext:value-type="string">
            <text:p>Bruno Rafael Santos de Cerqueir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0947178985255581" calcext:value-type="float">
            <text:p>0,000095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1593" calcext:value-type="float">
            <text:p>1593</text:p>
          </table:table-cell>
          <table:table-cell office:value-type="string" calcext:value-type="string">
            <text:p>Camargo Pompeo Vinh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0947178985255581" calcext:value-type="float">
            <text:p>0,000095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1594" calcext:value-type="float">
            <text:p>1594</text:p>
          </table:table-cell>
          <table:table-cell office:value-type="string" calcext:value-type="string">
            <text:p>Carlos Alberto Dos Santo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0947178985255581" calcext:value-type="float">
            <text:p>0,00009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595" calcext:value-type="float">
            <text:p>1595</text:p>
          </table:table-cell>
          <table:table-cell office:value-type="string" calcext:value-type="string">
            <text:p>Carlos Mathia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0947178985255581" calcext:value-type="float">
            <text:p>0,000095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596" calcext:value-type="float">
            <text:p>1596</text:p>
          </table:table-cell>
          <table:table-cell office:value-type="string" calcext:value-type="string">
            <text:p>Catiana de Fatima Veiga do Nasciment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0947178985255581" calcext:value-type="float">
            <text:p>0,000095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1597" calcext:value-type="float">
            <text:p>1597</text:p>
          </table:table-cell>
          <table:table-cell office:value-type="string" calcext:value-type="string">
            <text:p>Ceres Mari da Silva Meirele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0947178985255581" calcext:value-type="float">
            <text:p>0,000095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598" calcext:value-type="float">
            <text:p>1598</text:p>
          </table:table-cell>
          <table:table-cell office:value-type="string" calcext:value-type="string">
            <text:p>Charles Sidarta Machado Domingo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0947178985255581" calcext:value-type="float">
            <text:p>0,000095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1599" calcext:value-type="float">
            <text:p>1599</text:p>
          </table:table-cell>
          <table:table-cell office:value-type="string" calcext:value-type="string">
            <text:p>Christiano Nogueir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0947178985255581" calcext:value-type="float">
            <text:p>0,000095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string" calcext:value-type="string">
            <text:p>Claudemir Silva Paul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0947178985255581" calcext:value-type="float">
            <text:p>0,000095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1601" calcext:value-type="float">
            <text:p>1601</text:p>
          </table:table-cell>
          <table:table-cell office:value-type="string" calcext:value-type="string">
            <text:p>Claudia Silva Estim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0947178985255581" calcext:value-type="float">
            <text:p>0,000095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1602" calcext:value-type="float">
            <text:p>1602</text:p>
          </table:table-cell>
          <table:table-cell office:value-type="string" calcext:value-type="string">
            <text:p>Cristiano Polet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0947178985255581" calcext:value-type="float">
            <text:p>0,000095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1603" calcext:value-type="float">
            <text:p>1603</text:p>
          </table:table-cell>
          <table:table-cell office:value-type="string" calcext:value-type="string">
            <text:p>Cristina Bohn Citoli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0947178985255581" calcext:value-type="float">
            <text:p>0,000095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1604" calcext:value-type="float">
            <text:p>1604</text:p>
          </table:table-cell>
          <table:table-cell office:value-type="string" calcext:value-type="string">
            <text:p>Cristina Zanella Rodrigue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0947178985255581" calcext:value-type="float">
            <text:p>0,00009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1605" calcext:value-type="float">
            <text:p>1605</text:p>
          </table:table-cell>
          <table:table-cell office:value-type="string" calcext:value-type="string">
            <text:p>Daniela Simoes Lope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0947178985255581" calcext:value-type="float">
            <text:p>0,000095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606" calcext:value-type="float">
            <text:p>1606</text:p>
          </table:table-cell>
          <table:table-cell office:value-type="string" calcext:value-type="string">
            <text:p>Davi Santiago Aqui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0947178985255581" calcext:value-type="float">
            <text:p>0,000095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1607" calcext:value-type="float">
            <text:p>1607</text:p>
          </table:table-cell>
          <table:table-cell office:value-type="string" calcext:value-type="string">
            <text:p>Denise de Melo Sotel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0947178985255581" calcext:value-type="float">
            <text:p>0,000095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1608" calcext:value-type="float">
            <text:p>1608</text:p>
          </table:table-cell>
          <table:table-cell office:value-type="string" calcext:value-type="string">
            <text:p>Denise Fonseca dos Santos Curi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0947178985255581" calcext:value-type="float">
            <text:p>0,000095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1609" calcext:value-type="float">
            <text:p>1609</text:p>
          </table:table-cell>
          <table:table-cell office:value-type="string" calcext:value-type="string">
            <text:p>Dilson FEerreira Ribeir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0947178985255581" calcext:value-type="float">
            <text:p>0,000095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1610" calcext:value-type="float">
            <text:p>1610</text:p>
          </table:table-cell>
          <table:table-cell office:value-type="string" calcext:value-type="string">
            <text:p>Dirno Vilanova da Cost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0947178985255581" calcext:value-type="float">
            <text:p>0,000095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1611" calcext:value-type="float">
            <text:p>1611</text:p>
          </table:table-cell>
          <table:table-cell office:value-type="string" calcext:value-type="string">
            <text:p>Edel Alexandre Silva Ponte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0947178985255581" calcext:value-type="float">
            <text:p>0,000095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1612" calcext:value-type="float">
            <text:p>1612</text:p>
          </table:table-cell>
          <table:table-cell office:value-type="string" calcext:value-type="string">
            <text:p>Edgar Mattarredon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0947178985255581" calcext:value-type="float">
            <text:p>0,000095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1613" calcext:value-type="float">
            <text:p>1613</text:p>
          </table:table-cell>
          <table:table-cell office:value-type="string" calcext:value-type="string">
            <text:p>Eliezer Moreira Pachec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0947178985255581" calcext:value-type="float">
            <text:p>0,000095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1614" calcext:value-type="float">
            <text:p>1614</text:p>
          </table:table-cell>
          <table:table-cell office:value-type="string" calcext:value-type="string">
            <text:p>Elis Rejane Heinemann Radman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0947178985255581" calcext:value-type="float">
            <text:p>0,000095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1615" calcext:value-type="float">
            <text:p>1615</text:p>
          </table:table-cell>
          <table:table-cell office:value-type="string" calcext:value-type="string">
            <text:p>Eloisa Elena Hasse de Sous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0947178985255581" calcext:value-type="float">
            <text:p>0,000095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1616" calcext:value-type="float">
            <text:p>1616</text:p>
          </table:table-cell>
          <table:table-cell office:value-type="string" calcext:value-type="string">
            <text:p>Eny Toschi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0947178985255581" calcext:value-type="float">
            <text:p>0,000095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float" office:value="1617" calcext:value-type="float">
            <text:p>1617</text:p>
          </table:table-cell>
          <table:table-cell office:value-type="string" calcext:value-type="string">
            <text:p>Fabiano Peruzzo Schwartz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0947178985255581" calcext:value-type="float">
            <text:p>0,000095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float" office:value="1618" calcext:value-type="float">
            <text:p>1618</text:p>
          </table:table-cell>
          <table:table-cell office:value-type="string" calcext:value-type="string">
            <text:p>Fabio Telle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0947178985255581" calcext:value-type="float">
            <text:p>0,000095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float" office:value="1619" calcext:value-type="float">
            <text:p>1619</text:p>
          </table:table-cell>
          <table:table-cell office:value-type="string" calcext:value-type="string">
            <text:p>Felipe Nobrega Ferreir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0947178985255581" calcext:value-type="float">
            <text:p>0,000095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1620" calcext:value-type="float">
            <text:p>1620</text:p>
          </table:table-cell>
          <table:table-cell office:value-type="string" calcext:value-type="string">
            <text:p>Fernanda Oliveira da Sil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0947178985255581" calcext:value-type="float">
            <text:p>0,000095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float" office:value="1621" calcext:value-type="float">
            <text:p>1621</text:p>
          </table:table-cell>
          <table:table-cell office:value-type="string" calcext:value-type="string">
            <text:p>Fernanda Pizarro de Magalhae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0947178985255581" calcext:value-type="float">
            <text:p>0,000095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float" office:value="1622" calcext:value-type="float">
            <text:p>1622</text:p>
          </table:table-cell>
          <table:table-cell office:value-type="string" calcext:value-type="string">
            <text:p>Fernanda Silva Martinez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0947178985255581" calcext:value-type="float">
            <text:p>0,000095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float" office:value="1623" calcext:value-type="float">
            <text:p>1623</text:p>
          </table:table-cell>
          <table:table-cell office:value-type="string" calcext:value-type="string">
            <text:p>Fernando Rodrigues Montes D&amp;#039;Oc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0947178985255581" calcext:value-type="float">
            <text:p>0,000095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float" office:value="1624" calcext:value-type="float">
            <text:p>1624</text:p>
          </table:table-cell>
          <table:table-cell office:value-type="string" calcext:value-type="string">
            <text:p>Fernando Rosado Spilki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0947178985255581" calcext:value-type="float">
            <text:p>0,000095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float" office:value="1625" calcext:value-type="float">
            <text:p>1625</text:p>
          </table:table-cell>
          <table:table-cell office:value-type="string" calcext:value-type="string">
            <text:p>Flavio Luis Barbosa Nune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0947178985255581" calcext:value-type="float">
            <text:p>0,000095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float" office:value="1626" calcext:value-type="float">
            <text:p>1626</text:p>
          </table:table-cell>
          <table:table-cell office:value-type="string" calcext:value-type="string">
            <text:p>Francis Silva de Almeid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0947178985255581" calcext:value-type="float">
            <text:p>0,000095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float" office:value="1627" calcext:value-type="float">
            <text:p>1627</text:p>
          </table:table-cell>
          <table:table-cell office:value-type="string" calcext:value-type="string">
            <text:p>Gabriel Bittar Domingue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0947178985255581" calcext:value-type="float">
            <text:p>0,000095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float" office:value="1628" calcext:value-type="float">
            <text:p>1628</text:p>
          </table:table-cell>
          <table:table-cell office:value-type="string" calcext:value-type="string">
            <text:p>Gilfredo Renck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0947178985255581" calcext:value-type="float">
            <text:p>0,000095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1629" calcext:value-type="float">
            <text:p>1629</text:p>
          </table:table-cell>
          <table:table-cell office:value-type="string" calcext:value-type="string">
            <text:p>Glaucus Vinicius Biasetto Ribeir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0947178985255581" calcext:value-type="float">
            <text:p>0,000095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float" office:value="1630" calcext:value-type="float">
            <text:p>1630</text:p>
          </table:table-cell>
          <table:table-cell office:value-type="string" calcext:value-type="string">
            <text:p>Igor Radtke Bederod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0947178985255581" calcext:value-type="float">
            <text:p>0,000095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float" office:value="1631" calcext:value-type="float">
            <text:p>1631</text:p>
          </table:table-cell>
          <table:table-cell office:value-type="string" calcext:value-type="string">
            <text:p>Ilma Passos Alencastro Veig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0947178985255581" calcext:value-type="float">
            <text:p>0,000095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float" office:value="1632" calcext:value-type="float">
            <text:p>1632</text:p>
          </table:table-cell>
          <table:table-cell office:value-type="string" calcext:value-type="string">
            <text:p>Ines Borges da Sil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0947178985255581" calcext:value-type="float">
            <text:p>0,000095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float" office:value="1633" calcext:value-type="float">
            <text:p>1633</text:p>
          </table:table-cell>
          <table:table-cell office:value-type="string" calcext:value-type="string">
            <text:p>Jacinta Lourdes Weber Bourschei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0947178985255581" calcext:value-type="float">
            <text:p>0,000095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float" office:value="1634" calcext:value-type="float">
            <text:p>1634</text:p>
          </table:table-cell>
          <table:table-cell office:value-type="string" calcext:value-type="string">
            <text:p>Jailson Rodrigues de Oliveir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0947178985255581" calcext:value-type="float">
            <text:p>0,000095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float" office:value="1635" calcext:value-type="float">
            <text:p>1635</text:p>
          </table:table-cell>
          <table:table-cell office:value-type="string" calcext:value-type="string">
            <text:p>Janete Dillmann de Paul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0947178985255581" calcext:value-type="float">
            <text:p>0,000095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636" calcext:value-type="float">
            <text:p>1636</text:p>
          </table:table-cell>
          <table:table-cell office:value-type="string" calcext:value-type="string">
            <text:p>Jian Marcel Zimmerman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0947178985255581" calcext:value-type="float">
            <text:p>0,000095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float" office:value="1637" calcext:value-type="float">
            <text:p>1637</text:p>
          </table:table-cell>
          <table:table-cell office:value-type="string" calcext:value-type="string">
            <text:p>Jildonei Lazzaretti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0947178985255581" calcext:value-type="float">
            <text:p>0,000095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float" office:value="1638" calcext:value-type="float">
            <text:p>1638</text:p>
          </table:table-cell>
          <table:table-cell office:value-type="string" calcext:value-type="string">
            <text:p>Joao Antonio Neves Alleman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0947178985255581" calcext:value-type="float">
            <text:p>0,000095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float" office:value="1639" calcext:value-type="float">
            <text:p>1639</text:p>
          </table:table-cell>
          <table:table-cell office:value-type="string" calcext:value-type="string">
            <text:p>Joao Antonio Pinto de Oliveir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0947178985255581" calcext:value-type="float">
            <text:p>0,000095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float" office:value="1640" calcext:value-type="float">
            <text:p>1640</text:p>
          </table:table-cell>
          <table:table-cell office:value-type="string" calcext:value-type="string">
            <text:p>Joao Manoel de Sousa Pei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0947178985255581" calcext:value-type="float">
            <text:p>0,000095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float" office:value="1641" calcext:value-type="float">
            <text:p>1641</text:p>
          </table:table-cell>
          <table:table-cell office:value-type="string" calcext:value-type="string">
            <text:p>Joessane de Freitas Schmid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0947178985255581" calcext:value-type="float">
            <text:p>0,000095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float" office:value="1642" calcext:value-type="float">
            <text:p>1642</text:p>
          </table:table-cell>
          <table:table-cell office:value-type="string" calcext:value-type="string">
            <text:p>Joilson Guimaraes Almeida Junio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0947178985255581" calcext:value-type="float">
            <text:p>0,000095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float" office:value="1643" calcext:value-type="float">
            <text:p>1643</text:p>
          </table:table-cell>
          <table:table-cell office:value-type="string" calcext:value-type="string">
            <text:p>Jonatas Matthies Roschil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0947178985255581" calcext:value-type="float">
            <text:p>0,000095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float" office:value="1644" calcext:value-type="float">
            <text:p>1644</text:p>
          </table:table-cell>
          <table:table-cell office:value-type="string" calcext:value-type="string">
            <text:p>Jose Carlos Pereira Nogueir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0947178985255581" calcext:value-type="float">
            <text:p>0,000095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float" office:value="1645" calcext:value-type="float">
            <text:p>1645</text:p>
          </table:table-cell>
          <table:table-cell office:value-type="string" calcext:value-type="string">
            <text:p>Julio Xandro Heck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0947178985255581" calcext:value-type="float">
            <text:p>0,000095</text:p>
          </table:table-cell>
          <table:table-cell office:value-type="float" office:value="297" calcext:value-type="float">
            <text:p>297</text:p>
          </table:table-cell>
        </table:table-row>
        <table:table-row table:style-name="ro1">
          <table:table-cell office:value-type="float" office:value="1646" calcext:value-type="float">
            <text:p>1646</text:p>
          </table:table-cell>
          <table:table-cell office:value-type="string" calcext:value-type="string">
            <text:p>Lucas Duarte Sil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0947178985255581" calcext:value-type="float">
            <text:p>0,000095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1647" calcext:value-type="float">
            <text:p>1647</text:p>
          </table:table-cell>
          <table:table-cell office:value-type="string" calcext:value-type="string">
            <text:p>Lucia Maria Blois Vellel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0947178985255581" calcext:value-type="float">
            <text:p>0,000095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1648" calcext:value-type="float">
            <text:p>1648</text:p>
          </table:table-cell>
          <table:table-cell office:value-type="string" calcext:value-type="string">
            <text:p>Luciano de Souza Carvalh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0947178985255581" calcext:value-type="float">
            <text:p>0,000095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float" office:value="1649" calcext:value-type="float">
            <text:p>1649</text:p>
          </table:table-cell>
          <table:table-cell office:value-type="string" calcext:value-type="string">
            <text:p>Luciano Jose Crochemor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0947178985255581" calcext:value-type="float">
            <text:p>0,000095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float" office:value="1650" calcext:value-type="float">
            <text:p>1650</text:p>
          </table:table-cell>
          <table:table-cell office:value-type="string" calcext:value-type="string">
            <text:p>Luciano Nasciment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0947178985255581" calcext:value-type="float">
            <text:p>0,000095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float" office:value="1651" calcext:value-type="float">
            <text:p>1651</text:p>
          </table:table-cell>
          <table:table-cell office:value-type="string" calcext:value-type="string">
            <text:p>Luis Artur Borges Pereir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0947178985255581" calcext:value-type="float">
            <text:p>0,000095</text:p>
          </table:table-cell>
          <table:table-cell office:value-type="float" office:value="307" calcext:value-type="float">
            <text:p>307</text:p>
          </table:table-cell>
        </table:table-row>
        <table:table-row table:style-name="ro1">
          <table:table-cell office:value-type="float" office:value="1652" calcext:value-type="float">
            <text:p>1652</text:p>
          </table:table-cell>
          <table:table-cell office:value-type="string" calcext:value-type="string">
            <text:p>Luiz Henrique Ferraz Pereir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0947178985255581" calcext:value-type="float">
            <text:p>0,000095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float" office:value="1653" calcext:value-type="float">
            <text:p>1653</text:p>
          </table:table-cell>
          <table:table-cell office:value-type="string" calcext:value-type="string">
            <text:p>Manuel Duarte Joao Pire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0947178985255581" calcext:value-type="float">
            <text:p>0,000095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float" office:value="1654" calcext:value-type="float">
            <text:p>1654</text:p>
          </table:table-cell>
          <table:table-cell office:value-type="string" calcext:value-type="string">
            <text:p>Mara Sirlei Lemos Pere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0947178985255581" calcext:value-type="float">
            <text:p>0,000095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float" office:value="1655" calcext:value-type="float">
            <text:p>1655</text:p>
          </table:table-cell>
          <table:table-cell office:value-type="string" calcext:value-type="string">
            <text:p>Marcelo Soares Ocho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0947178985255581" calcext:value-type="float">
            <text:p>0,000095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float" office:value="1656" calcext:value-type="float">
            <text:p>1656</text:p>
          </table:table-cell>
          <table:table-cell office:value-type="string" calcext:value-type="string">
            <text:p>Marcia Miller G. de Pinh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0947178985255581" calcext:value-type="float">
            <text:p>0,000095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float" office:value="1657" calcext:value-type="float">
            <text:p>1657</text:p>
          </table:table-cell>
          <table:table-cell office:value-type="string" calcext:value-type="string">
            <text:p>Marco Aurelio de Freitas Fogac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0947178985255581" calcext:value-type="float">
            <text:p>0,000095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float" office:value="1658" calcext:value-type="float">
            <text:p>1658</text:p>
          </table:table-cell>
          <table:table-cell office:value-type="string" calcext:value-type="string">
            <text:p>Marcos Vinicios Luf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0947178985255581" calcext:value-type="float">
            <text:p>0,000095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float" office:value="1659" calcext:value-type="float">
            <text:p>1659</text:p>
          </table:table-cell>
          <table:table-cell office:value-type="string" calcext:value-type="string">
            <text:p>Maria Francysnalda Oliveira Dourad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0947178985255581" calcext:value-type="float">
            <text:p>0,000095</text:p>
          </table:table-cell>
          <table:table-cell office:value-type="float" office:value="326" calcext:value-type="float">
            <text:p>326</text:p>
          </table:table-cell>
        </table:table-row>
        <table:table-row table:style-name="ro1">
          <table:table-cell office:value-type="float" office:value="1660" calcext:value-type="float">
            <text:p>1660</text:p>
          </table:table-cell>
          <table:table-cell office:value-type="string" calcext:value-type="string">
            <text:p>Maria Helena Martinh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0947178985255581" calcext:value-type="float">
            <text:p>0,000095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float" office:value="1661" calcext:value-type="float">
            <text:p>1661</text:p>
          </table:table-cell>
          <table:table-cell office:value-type="string" calcext:value-type="string">
            <text:p>Maria Zeloi Bueno de Oliveir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0947178985255581" calcext:value-type="float">
            <text:p>0,000095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float" office:value="1662" calcext:value-type="float">
            <text:p>1662</text:p>
          </table:table-cell>
          <table:table-cell office:value-type="string" calcext:value-type="string">
            <text:p>Mario Leonardo Boessi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0947178985255581" calcext:value-type="float">
            <text:p>0,000095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float" office:value="1663" calcext:value-type="float">
            <text:p>1663</text:p>
          </table:table-cell>
          <table:table-cell office:value-type="string" calcext:value-type="string">
            <text:p>Marli Bueno Bonini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0947178985255581" calcext:value-type="float">
            <text:p>0,000095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float" office:value="1664" calcext:value-type="float">
            <text:p>1664</text:p>
          </table:table-cell>
          <table:table-cell office:value-type="string" calcext:value-type="string">
            <text:p>Marly Kruger de Pesc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0947178985255581" calcext:value-type="float">
            <text:p>0,000095</text:p>
          </table:table-cell>
          <table:table-cell office:value-type="float" office:value="336" calcext:value-type="float">
            <text:p>336</text:p>
          </table:table-cell>
        </table:table-row>
        <table:table-row table:style-name="ro1">
          <table:table-cell office:value-type="float" office:value="1665" calcext:value-type="float">
            <text:p>1665</text:p>
          </table:table-cell>
          <table:table-cell office:value-type="string" calcext:value-type="string">
            <text:p>Nei Carlos de Mour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0947178985255581" calcext:value-type="float">
            <text:p>0,000095</text:p>
          </table:table-cell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float" office:value="1666" calcext:value-type="float">
            <text:p>1666</text:p>
          </table:table-cell>
          <table:table-cell office:value-type="string" calcext:value-type="string">
            <text:p>Olga Maria Pereir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0947178985255581" calcext:value-type="float">
            <text:p>0,000095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float" office:value="1667" calcext:value-type="float">
            <text:p>1667</text:p>
          </table:table-cell>
          <table:table-cell office:value-type="string" calcext:value-type="string">
            <text:p>Paulo Jose Menegass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0947178985255581" calcext:value-type="float">
            <text:p>0,000095</text:p>
          </table:table-cell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float" office:value="1668" calcext:value-type="float">
            <text:p>1668</text:p>
          </table:table-cell>
          <table:table-cell office:value-type="string" calcext:value-type="string">
            <text:p>Priscila Juliana da Sil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0947178985255581" calcext:value-type="float">
            <text:p>0,000095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float" office:value="1669" calcext:value-type="float">
            <text:p>1669</text:p>
          </table:table-cell>
          <table:table-cell office:value-type="string" calcext:value-type="string">
            <text:p>Rafael Otto Coelh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0947178985255581" calcext:value-type="float">
            <text:p>0,000095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float" office:value="1670" calcext:value-type="float">
            <text:p>1670</text:p>
          </table:table-cell>
          <table:table-cell office:value-type="string" calcext:value-type="string">
            <text:p>Rafael Peter de Lim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0947178985255581" calcext:value-type="float">
            <text:p>0,000095</text:p>
          </table:table-cell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float" office:value="1671" calcext:value-type="float">
            <text:p>1671</text:p>
          </table:table-cell>
          <table:table-cell office:value-type="string" calcext:value-type="string">
            <text:p>Renata Cristina Lopes Andrad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0947178985255581" calcext:value-type="float">
            <text:p>0,000095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float" office:value="1672" calcext:value-type="float">
            <text:p>1672</text:p>
          </table:table-cell>
          <table:table-cell office:value-type="string" calcext:value-type="string">
            <text:p>Ricardo Gauch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0947178985255581" calcext:value-type="float">
            <text:p>0,000095</text:p>
          </table:table-cell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float" office:value="1673" calcext:value-type="float">
            <text:p>1673</text:p>
          </table:table-cell>
          <table:table-cell office:value-type="string" calcext:value-type="string">
            <text:p>Roberta Macedo Ciocari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0947178985255581" calcext:value-type="float">
            <text:p>0,000095</text:p>
          </table:table-cell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float" office:value="1674" calcext:value-type="float">
            <text:p>1674</text:p>
          </table:table-cell>
          <table:table-cell office:value-type="string" calcext:value-type="string">
            <text:p>Roberta Pizzio Carneir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0947178985255581" calcext:value-type="float">
            <text:p>0,000095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float" office:value="1675" calcext:value-type="float">
            <text:p>1675</text:p>
          </table:table-cell>
          <table:table-cell office:value-type="string" calcext:value-type="string">
            <text:p>Roberto Monte da Roch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0947178985255581" calcext:value-type="float">
            <text:p>0,000095</text:p>
          </table:table-cell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float" office:value="1676" calcext:value-type="float">
            <text:p>1676</text:p>
          </table:table-cell>
          <table:table-cell office:value-type="string" calcext:value-type="string">
            <text:p>Rodolfo Freire Maich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0947178985255581" calcext:value-type="float">
            <text:p>0,000095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float" office:value="1677" calcext:value-type="float">
            <text:p>1677</text:p>
          </table:table-cell>
          <table:table-cell office:value-type="string" calcext:value-type="string">
            <text:p>Ronan da Silva Parreira Gai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0947178985255581" calcext:value-type="float">
            <text:p>0,000095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float" office:value="1678" calcext:value-type="float">
            <text:p>1678</text:p>
          </table:table-cell>
          <table:table-cell office:value-type="string" calcext:value-type="string">
            <text:p>Rosana Augustin da Sil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0947178985255581" calcext:value-type="float">
            <text:p>0,000095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float" office:value="1679" calcext:value-type="float">
            <text:p>1679</text:p>
          </table:table-cell>
          <table:table-cell office:value-type="string" calcext:value-type="string">
            <text:p>Rosiane de Mgalhaes Rombaldi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0947178985255581" calcext:value-type="float">
            <text:p>0,000095</text:p>
          </table:table-cell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float" office:value="1680" calcext:value-type="float">
            <text:p>1680</text:p>
          </table:table-cell>
          <table:table-cell office:value-type="string" calcext:value-type="string">
            <text:p>Rosilena Martins Pere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0947178985255581" calcext:value-type="float">
            <text:p>0,000095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float" office:value="1681" calcext:value-type="float">
            <text:p>1681</text:p>
          </table:table-cell>
          <table:table-cell office:value-type="string" calcext:value-type="string">
            <text:p>Ruy Leite Berger Filh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0947178985255581" calcext:value-type="float">
            <text:p>0,000095</text:p>
          </table:table-cell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float" office:value="1682" calcext:value-type="float">
            <text:p>1682</text:p>
          </table:table-cell>
          <table:table-cell office:value-type="string" calcext:value-type="string">
            <text:p>Samantha Balles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0947178985255581" calcext:value-type="float">
            <text:p>0,000095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float" office:value="1683" calcext:value-type="float">
            <text:p>1683</text:p>
          </table:table-cell>
          <table:table-cell office:value-type="string" calcext:value-type="string">
            <text:p>Sandra Schmidt Teixeir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0947178985255581" calcext:value-type="float">
            <text:p>0,000095</text:p>
          </table:table-cell>
          <table:table-cell office:value-type="float" office:value="401" calcext:value-type="float">
            <text:p>401</text:p>
          </table:table-cell>
        </table:table-row>
        <table:table-row table:style-name="ro1">
          <table:table-cell office:value-type="float" office:value="1684" calcext:value-type="float">
            <text:p>1684</text:p>
          </table:table-cell>
          <table:table-cell office:value-type="string" calcext:value-type="string">
            <text:p>Selcia Vanunzia Rodrigues de Souz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0947178985255581" calcext:value-type="float">
            <text:p>0,000095</text:p>
          </table:table-cell>
          <table:table-cell office:value-type="float" office:value="404" calcext:value-type="float">
            <text:p>404</text:p>
          </table:table-cell>
        </table:table-row>
        <table:table-row table:style-name="ro1">
          <table:table-cell office:value-type="float" office:value="1685" calcext:value-type="float">
            <text:p>1685</text:p>
          </table:table-cell>
          <table:table-cell office:value-type="string" calcext:value-type="string">
            <text:p>Silvani dos Santos Valenti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0947178985255581" calcext:value-type="float">
            <text:p>0,000095</text:p>
          </table:table-cell>
          <table:table-cell office:value-type="float" office:value="408" calcext:value-type="float">
            <text:p>408</text:p>
          </table:table-cell>
        </table:table-row>
        <table:table-row table:style-name="ro1">
          <table:table-cell office:value-type="float" office:value="1686" calcext:value-type="float">
            <text:p>1686</text:p>
          </table:table-cell>
          <table:table-cell office:value-type="string" calcext:value-type="string">
            <text:p>Silvia Helena Virote de Souz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0947178985255581" calcext:value-type="float">
            <text:p>0,000095</text:p>
          </table:table-cell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float" office:value="1687" calcext:value-type="float">
            <text:p>1687</text:p>
          </table:table-cell>
          <table:table-cell office:value-type="string" calcext:value-type="string">
            <text:p>Silvia Sonia Simoe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0947178985255581" calcext:value-type="float">
            <text:p>0,000095</text:p>
          </table:table-cell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float" office:value="1688" calcext:value-type="float">
            <text:p>1688</text:p>
          </table:table-cell>
          <table:table-cell office:value-type="string" calcext:value-type="string">
            <text:p>Simone Stulp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0947178985255581" calcext:value-type="float">
            <text:p>0,000095</text:p>
          </table:table-cell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float" office:value="1689" calcext:value-type="float">
            <text:p>1689</text:p>
          </table:table-cell>
          <table:table-cell office:value-type="string" calcext:value-type="string">
            <text:p>Suzana dos Santos Gome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0947178985255581" calcext:value-type="float">
            <text:p>0,000095</text:p>
          </table:table-cell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float" office:value="1690" calcext:value-type="float">
            <text:p>1690</text:p>
          </table:table-cell>
          <table:table-cell office:value-type="string" calcext:value-type="string">
            <text:p>Tania Zanatta Sil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0947178985255581" calcext:value-type="float">
            <text:p>0,000095</text:p>
          </table:table-cell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float" office:value="1691" calcext:value-type="float">
            <text:p>1691</text:p>
          </table:table-cell>
          <table:table-cell office:value-type="string" calcext:value-type="string">
            <text:p>Tatiana Vanesca Wasu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0947178985255581" calcext:value-type="float">
            <text:p>0,000095</text:p>
          </table:table-cell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float" office:value="1692" calcext:value-type="float">
            <text:p>1692</text:p>
          </table:table-cell>
          <table:table-cell office:value-type="string" calcext:value-type="string">
            <text:p>Vilson Antonio Rodrigues Bilhal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0947178985255581" calcext:value-type="float">
            <text:p>0,000095</text:p>
          </table:table-cell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float" office:value="1693" calcext:value-type="float">
            <text:p>1693</text:p>
          </table:table-cell>
          <table:table-cell office:value-type="string" calcext:value-type="string">
            <text:p>Walter Bicc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0947178985255581" calcext:value-type="float">
            <text:p>0,000095</text:p>
          </table:table-cell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float" office:value="1694" calcext:value-type="float">
            <text:p>1694</text:p>
          </table:table-cell>
          <table:table-cell office:value-type="string" calcext:value-type="string">
            <text:p>Wilson Alves Colvar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0947178985255581" calcext:value-type="float">
            <text:p>0,000095</text:p>
          </table:table-cell>
          <table:table-cell office:value-type="float" office:value="448" calcext:value-type="float">
            <text:p>448</text:p>
          </table:table-cell>
        </table:table-row>
      </table:table>
      <table:table table:name="comunidades" table:style-name="ta1">
        <table:table-column table:style-name="co1" table:number-columns-repeated="2" table:default-cell-style-name="Default"/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  <table:database-ranges>
        <table:database-range table:name="__Anonymous_Sheet_DB__0" table:target-range-address="autores.B1:autores.G1695">
          <table:sort>
            <table:sort-by table:field-number="1" table:order="descending" table:data-type="automatic"/>
            <table:sort-by table:field-number="2" table:order="descending" table:data-type="automatic"/>
            <table:sort-by table:field-number="3" table:order="descending" table:data-type="automatic"/>
            <table:sort-by table:field-number="4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6" number:min-decimal-places="6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2T11:32:52.714838311</meta:creation-date>
    <dc:date>2024-03-06T19:32:19.914515817</dc:date>
    <meta:editing-duration>PT10M12S</meta:editing-duration>
    <meta:editing-cycles>4</meta:editing-cycles>
    <meta:generator>LibreOffice/7.3.7.2$Linux_X86_64 LibreOffice_project/30$Build-2</meta:generator>
    <meta:document-statistic meta:table-count="2" meta:cell-count="12767" meta:object-count="0"/>
  </office:meta>
</office:document-meta>
</file>